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Normal_32_4" style:data-style-name="N0">
      <style:table-cell-properties fo:border-top="none" fo:border-bottom="thin solid #000000" fo:border-left="none" fo:border-right="none" style:vertical-align="automatic" fo:wrap-option="wrap" fo:background-color="#FFFFFF" style:cell-protect="protected"/>
      <style:text-properties fo:color="#000000" style:font-name="Arial" style:font-name-asian="Arial" style:font-name-complex="Arial" fo:font-size="8pt" style:font-size-asian="8pt" style:font-size-complex="8pt"/>
    </style:style>
    <style:style style:name="ce2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#FFFFFF" style:cell-protect="protected" style:repeat-content="false"/>
      <style:paragraph-properties fo:text-align="center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" style:family="table-cell" style:parent-style-name="Normal_32_4" style:data-style-name="N0">
      <style:table-cell-properties style:vertical-align="automatic" fo:wrap-option="wrap" fo:background-color="transparent" style:cell-protect="protected"/>
      <style:text-properties fo:color="#000000"/>
    </style:style>
    <style:style style:name="ce4" style:family="table-cell" style:parent-style-name="Normal_32_4" style:data-style-name="N0">
      <style:table-cell-properties fo:border-top="thin dotted #BFBFBF" fo:border-bottom="thin dotted #BFBFBF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/>
    </style:style>
    <style:style style:name="ce5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6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7" style:family="table-cell" style:parent-style-name="Porcentaje_32_2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8" style:family="table-cell" style:parent-style-name="Normal_32_4" style:data-style-name="N19">
      <style:table-cell-properties fo:border-top="thin dotted #BFBFBF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9" style:family="table-cell" style:parent-style-name="Normal_32_4" style:data-style-name="N0">
      <style:table-cell-properties style:vertical-align="automatic" fo:background-color="transparent" style:cell-protect="protected"/>
      <style:text-properties fo:color="#000000" fo:font-size="8pt" style:font-size-asian="8pt" style:font-size-complex="8pt"/>
    </style:style>
    <style:style style:name="ce10" style:family="table-cell" style:parent-style-name="Normal_32_4" style:data-style-name="N0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1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70C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2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B05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3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7030A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4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BF8F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5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6" style:family="table-cell" style:parent-style-name="Porcentaje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7" style:family="table-cell" style:parent-style-name="Normal_32_4" style:data-style-name="N0">
      <style:table-cell-properties style:vertical-align="automatic" fo:background-color="transparent" style:cell-protect="protected"/>
      <style:text-properties fo:color="#000000"/>
    </style:style>
    <style:style style:name="ce18" style:family="table-cell" style:parent-style-name="Hiperv_237_nculo_32_3" style:data-style-name="N0">
      <style:text-properties fo:color="#0563C1" style:text-underline-style="solid" style:text-underline-type="single"/>
    </style:style>
    <style:style style:name="ce19" style:family="table-cell" style:parent-style-name="Normal_32_4" style:data-style-name="N0">
      <style:table-cell-properties fo:border-top="none" fo:border-bottom="thin solid #000000" fo:border-left="none" fo:border-right="none" style:vertical-align="automatic" fo:background-color="#FFFFFF" style:cell-protect="protected"/>
      <style:text-properties fo:color="#000000" style:font-name="Arial" style:font-name-asian="Arial" style:font-name-complex="Arial" fo:font-size="8pt" style:font-size-asian="8pt" style:font-size-complex="8pt"/>
    </style:style>
    <style:style style:name="ce20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cell-protect="protected" style:repeat-content="false"/>
      <style:paragraph-properties fo:text-align="center" style:writing-mode="l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1" style:family="table-cell" style:parent-style-name="Normal_32_4" style:data-style-name="N0">
      <style:table-cell-properties style:vertical-align="automatic" fo:background-color="transparent" style:cell-protect="protected"/>
      <style:text-properties fo:color="#000000"/>
    </style:style>
    <style:style style:name="ce22" style:family="table-cell" style:parent-style-name="Normal_32_4" style:data-style-name="N0">
      <style:table-cell-properties fo:border-top="thin solid #000000" fo:border-bottom="thin dotted #BFBFBF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/>
    </style:style>
    <style:style style:name="ce23" style:family="table-cell" style:parent-style-name="Normal_32_4" style:data-style-name="N3">
      <style:table-cell-properties fo:border-top="thin solid #000000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24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25" style:family="table-cell" style:parent-style-name="Normal_32_4" style:data-style-name="N19">
      <style:table-cell-properties fo:border-top="thin solid #000000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26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27" style:family="table-cell" style:parent-style-name="Normal_32_4" style:data-style-name="N19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8" style:family="table-cell" style:parent-style-name="Normal_32_4" style:data-style-name="N0">
      <style:table-cell-properties style:vertical-align="middle" fo:wrap-option="wrap" fo:background-color="transparent" style:cell-protect="protected" style:repeat-content="false"/>
      <style:paragraph-properties fo:text-align="center" style:writing-mode="lr"/>
      <style:text-properties fo:color="#000000" style:font-name="Arial" style:font-name-asian="Arial" style:font-name-complex="Arial" fo:font-size="6pt" style:font-size-asian="6pt" style:font-size-complex="6pt"/>
    </style:style>
    <style:style style:name="ce29" style:family="table-cell" style:parent-style-name="Normal_32_4" style:data-style-name="N0">
      <style:table-cell-properties style:vertical-align="automatic" fo:wrap-option="wrap" fo:background-color="transparent" style:cell-protect="protected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30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31" style:family="table-cell" style:parent-style-name="Normal_32_4" style:data-style-name="N0">
      <style:table-cell-properties style:vertical-align="automatic" fo:wrap-option="wrap" fo:background-color="transparent" style:cell-protect="protected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32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33" style:family="table-cell" style:parent-style-name="Normal_32_4" style:data-style-name="N0">
      <style:table-cell-properties style:vertical-align="automatic" fo:background-color="transparent" style:cell-protect="protected"/>
      <style:text-properties fo:color="#000000" style:font-name="Arial" style:font-name-asian="Arial" style:font-name-complex="Arial" fo:font-size="6pt" style:font-size-asian="6pt" style:font-size-complex="6pt"/>
    </style:style>
    <style:style style:name="ce34" style:family="table-cell" style:parent-style-name="Normal_32_4" style:data-style-name="N0">
      <style:table-cell-properties fo:border-top="2pt solid #000000" fo:border-bottom="thin dotted #BFBFBF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35" style:family="table-cell" style:parent-style-name="Normal_32_4" style:data-style-name="N3">
      <style:table-cell-properties fo:border-top="2pt solid #000000" fo:border-bottom="thin dotted #BFBFBF" fo:border-left="thin solid #BFBFBF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36" style:family="table-cell" style:parent-style-name="Porcentaje" style:data-style-name="N36">
      <style:table-cell-properties fo:border-top="2pt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37" style:family="table-cell" style:parent-style-name="Normal_32_4" style:data-style-name="N0">
      <style:table-cell-properties fo:border-top="thin dotted #BFBFBF" fo:border-bottom="thin dotted #BFBFBF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38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39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0" style:family="table-cell" style:parent-style-name="Normal_32_4" style:data-style-name="N0">
      <style:table-cell-properties fo:border-top="thin dotted #BFBFBF" fo:border-bottom="thin solid #000000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1" style:family="table-cell" style:parent-style-name="Normal_32_4" style:data-style-name="N3">
      <style:table-cell-properties fo:border-top="thin dotted #BFBFBF" fo:border-bottom="thin solid #000000" fo:border-left="thin solid #BFBFBF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2" style:family="table-cell" style:parent-style-name="Porcentaje" style:data-style-name="N36">
      <style:table-cell-properties fo:border-top="thin dotted #BFBFBF" fo:border-bottom="thin solid #000000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3" style:family="table-cell" style:parent-style-name="Normal_32_4" style:data-style-name="N0">
      <style:table-cell-properties style:vertical-align="automatic" fo:background-color="transparent" style:cell-protect="protected"/>
      <style:text-properties fo:color="#000000" fo:font-weight="bold" style:font-weight-asian="bold" style:font-weight-complex="bold"/>
    </style:style>
    <style:style style:name="ce44" style:family="table-cell" style:parent-style-name="Normal_32_4" style:data-style-name="N0">
      <style:table-cell-properties fo:border-top="none" fo:border-bottom="2pt solid #000000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45" style:family="table-cell" style:parent-style-name="Normal_32_4" style:data-style-name="N3">
      <style:table-cell-properties fo:border-top="none" fo:border-bottom="2pt solid #000000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46" style:family="table-cell" style:parent-style-name="Porcentaje" style:data-style-name="N36">
      <style:table-cell-properties fo:border-top="none" fo:border-bottom="2pt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47" style:family="table-cell" style:parent-style-name="Porcentaje" style:data-style-name="N36">
      <style:text-properties fo:color="#000000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co1" style:family="table-column">
      <style:table-column-properties fo:break-before="auto" style:column-width="3.38666666666667cm" style:use-optimal-column-width="true"/>
    </style:style>
    <style:style style:name="co2" style:family="table-column">
      <style:table-column-properties fo:break-before="auto" style:column-width="3.095625cm"/>
    </style:style>
    <style:style style:name="co3" style:family="table-column">
      <style:table-column-properties fo:break-before="auto" style:column-width="2.11666666666667cm"/>
    </style:style>
    <style:style style:name="co4" style:family="table-column">
      <style:table-column-properties fo:break-before="auto" style:column-width="3.12208333333333cm"/>
    </style:style>
    <style:style style:name="co5" style:family="table-column">
      <style:table-column-properties fo:break-before="auto" style:column-width="3.62479166666667cm"/>
    </style:style>
    <style:style style:name="co6" style:family="table-column">
      <style:table-column-properties fo:break-before="auto" style:column-width="2.80458333333333cm" style:use-optimal-column-width="true"/>
    </style:style>
    <style:style style:name="co7" style:family="table-column">
      <style:table-column-properties fo:break-before="auto" style:column-width="2.35479166666667cm"/>
    </style:style>
    <style:style style:name="ro1" style:family="table-row">
      <style:table-row-properties style:row-height="33.75pt" style:use-optimal-row-height="true" fo:break-before="auto"/>
    </style:style>
    <style:style style:name="ro2" style:family="table-row">
      <style:table-row-properties style:row-height="11.25pt" style:use-optimal-row-height="true" fo:break-before="auto"/>
    </style:style>
    <style:style style:name="ro3" style:family="table-row">
      <style:table-row-properties style:row-height="34.5pt" style:use-optimal-row-height="false" fo:break-before="auto"/>
    </style:style>
    <style:style style:name="ro4" style:family="table-row">
      <style:table-row-properties style:row-height="15pt" style:use-optimal-row-height="true" fo:break-before="auto"/>
    </style:style>
    <style:style style:name="ro5" style:family="table-row">
      <style:table-row-properties style:row-height="65.25pt" style:use-optimal-row-height="true" fo:break-before="auto"/>
    </style:style>
    <style:style style:name="ro6" style:family="table-row">
      <style:table-row-properties style:row-height="29.25pt" style:use-optimal-row-height="false" fo:break-before="auto"/>
    </style:style>
    <style:style style:name="ro7" style:family="table-row">
      <style:table-row-properties style:row-height="15.75pt" style:use-optimal-row-height="true" fo:break-before="auto"/>
    </style:style>
    <style:style style:name="ro8" style:family="table-row">
      <style:table-row-properties style:row-height="33.75pt" style:use-optimal-row-height="false" fo:break-before="auto"/>
    </style:style>
    <style:style style:name="ro9" style:family="table-row">
      <style:table-row-properties style:row-height="33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omunicación" table:style-name="ta1">
        <table:table-column table:style-name="co1" table:default-cell-style-name="ce9"/>
        <table:table-column table:style-name="co2" table:number-columns-repeated="10" table:default-cell-style-name="ce9"/>
        <table:table-column table:style-name="co3" table:number-columns-repeated="16373" table:default-cell-style-name="ce9"/>
        <table:table-row table:style-name="ro1">
          <table:table-cell table:style-name="ce1"/>
          <table:table-cell office:value-type="string" table:style-name="ce2">
            <text:p>Dosis entregadas Pfizer (1)</text:p>
          </table:table-cell>
          <table:table-cell office:value-type="string" table:style-name="ce2">
            <text:p>Dosis entregadas Moderna (1)</text:p>
          </table:table-cell>
          <table:table-cell office:value-type="string" table:style-name="ce2">
            <text:p>Dosis entregadas AstraZeneca (1)</text:p>
          </table:table-cell>
          <table:table-cell office:value-type="string" table:style-name="ce2">
            <text:p>Dosis entregadas Janssen (1)</text:p>
          </table:table-cell>
          <table:table-cell office:value-type="string" table:style-name="ce2">
            <text:p>Total Dosis entregadas (1)</text:p>
          </table:table-cell>
          <table:table-cell office:value-type="string" table:style-name="ce2">
            <text:p>Dosis administradas (2)</text:p>
          </table:table-cell>
          <table:table-cell office:value-type="string" table:style-name="ce2">
            <text:p>% sobre entregadas</text:p>
          </table:table-cell>
          <table:table-cell office:value-type="string" table:style-name="ce2">
            <text:p>Nº Personas con al menos 1 dosis</text:p>
          </table:table-cell>
          <table:table-cell office:value-type="string" table:style-name="ce2">
            <text:p>Nº Personas vacunadas</text:p>
            <text:p>(pauta completada)</text:p>
          </table:table-cell>
          <table:table-cell office:value-type="string" table:style-name="ce2">
            <text:p>Fecha de la última vacuna registrada (2)</text:p>
          </table:table-cell>
          <table:table-cell table:number-columns-repeated="16373" table:style-name="ce3"/>
        </table:table-row>
        <table:table-row table:style-name="ro2">
          <table:table-cell office:value-type="string" table:style-name="ce4">
            <text:p>Andalucía</text:p>
          </table:table-cell>
          <table:table-cell office:value-type="float" office:value="3555720" table:style-name="ce5">
            <text:p>3.555.720</text:p>
          </table:table-cell>
          <table:table-cell office:value-type="float" office:value="502000" table:style-name="ce5">
            <text:p>502.000</text:p>
          </table:table-cell>
          <table:table-cell office:value-type="float" office:value="1293200" table:style-name="ce5">
            <text:p>1.293.200</text:p>
          </table:table-cell>
          <table:table-cell office:value-type="float" office:value="226900" table:style-name="ce5">
            <text:p>226.900</text:p>
          </table:table-cell>
          <table:table-cell office:value-type="float" office:value="5577820" table:style-name="ce6">
            <text:p>5.577.820</text:p>
          </table:table-cell>
          <table:table-cell office:value-type="float" office:value="5056835" table:style-name="ce6">
            <text:p>5.056.835</text:p>
          </table:table-cell>
          <table:table-cell office:value-type="percentage" office:value="0.90659702177553236" table:style-name="ce7">
            <text:p>90,7%</text:p>
          </table:table-cell>
          <table:table-cell office:value-type="float" office:value="3337630" table:style-name="ce5">
            <text:p>3.337.630</text:p>
          </table:table-cell>
          <table:table-cell office:value-type="float" office:value="1780256" table:style-name="ce5">
            <text:p>1.780.256</text:p>
          </table:table-cell>
          <table:table-cell office:value-type="date" office:date-value="2021-06-03T00:00:00" table:style-name="ce8">
            <text:p>03/06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Aragón</text:p>
          </table:table-cell>
          <table:table-cell office:value-type="float" office:value="668385" table:style-name="ce5">
            <text:p>668.385</text:p>
          </table:table-cell>
          <table:table-cell office:value-type="float" office:value="93100" table:style-name="ce5">
            <text:p>93.100</text:p>
          </table:table-cell>
          <table:table-cell office:value-type="float" office:value="203200" table:style-name="ce5">
            <text:p>203.200</text:p>
          </table:table-cell>
          <table:table-cell office:value-type="float" office:value="35500" table:style-name="ce5">
            <text:p>35.500</text:p>
          </table:table-cell>
          <table:table-cell office:value-type="float" office:value="1000185" table:style-name="ce6">
            <text:p>1.000.185</text:p>
          </table:table-cell>
          <table:table-cell office:value-type="float" office:value="884547" table:style-name="ce6">
            <text:p>884.547</text:p>
          </table:table-cell>
          <table:table-cell office:value-type="percentage" office:value="0.8843833890730215" table:style-name="ce7">
            <text:p>88,4%</text:p>
          </table:table-cell>
          <table:table-cell office:value-type="float" office:value="582195" table:style-name="ce5">
            <text:p>582.195</text:p>
          </table:table-cell>
          <table:table-cell office:value-type="float" office:value="314347" table:style-name="ce5">
            <text:p>314.347</text:p>
          </table:table-cell>
          <table:table-cell office:value-type="date" office:date-value="2021-06-03T00:00:00" table:style-name="ce8">
            <text:p>03/06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Asturias<text:s/></text:p>
          </table:table-cell>
          <table:table-cell office:value-type="float" office:value="597605" table:style-name="ce5">
            <text:p>597.605</text:p>
          </table:table-cell>
          <table:table-cell office:value-type="float" office:value="80200" table:style-name="ce5">
            <text:p>80.200</text:p>
          </table:table-cell>
          <table:table-cell office:value-type="float" office:value="155800" table:style-name="ce5">
            <text:p>155.800</text:p>
          </table:table-cell>
          <table:table-cell office:value-type="float" office:value="27400" table:style-name="ce5">
            <text:p>27.400</text:p>
          </table:table-cell>
          <table:table-cell office:value-type="float" office:value="861005" table:style-name="ce6">
            <text:p>861.005</text:p>
          </table:table-cell>
          <table:table-cell office:value-type="float" office:value="805334" table:style-name="ce6">
            <text:p>805.334</text:p>
          </table:table-cell>
          <table:table-cell office:value-type="percentage" office:value="0.93534183889756739" table:style-name="ce7">
            <text:p>93,5%</text:p>
          </table:table-cell>
          <table:table-cell office:value-type="float" office:value="514030" table:style-name="ce5">
            <text:p>514.030</text:p>
          </table:table-cell>
          <table:table-cell office:value-type="float" office:value="303820" table:style-name="ce5">
            <text:p>303.820</text:p>
          </table:table-cell>
          <table:table-cell office:value-type="date" office:date-value="2021-06-03T00:00:00" table:style-name="ce8">
            <text:p>03/06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Baleares</text:p>
          </table:table-cell>
          <table:table-cell office:value-type="float" office:value="433260" table:style-name="ce5">
            <text:p>433.260</text:p>
          </table:table-cell>
          <table:table-cell office:value-type="float" office:value="62400" table:style-name="ce5">
            <text:p>62.400</text:p>
          </table:table-cell>
          <table:table-cell office:value-type="float" office:value="178900" table:style-name="ce5">
            <text:p>178.900</text:p>
          </table:table-cell>
          <table:table-cell office:value-type="float" office:value="31400" table:style-name="ce5">
            <text:p>31.400</text:p>
          </table:table-cell>
          <table:table-cell office:value-type="float" office:value="705960" table:style-name="ce6">
            <text:p>705.960</text:p>
          </table:table-cell>
          <table:table-cell office:value-type="float" office:value="566241" table:style-name="ce6">
            <text:p>566.241</text:p>
          </table:table-cell>
          <table:table-cell office:value-type="percentage" office:value="0.80208652048274687" table:style-name="ce7">
            <text:p>80,2%</text:p>
          </table:table-cell>
          <table:table-cell office:value-type="float" office:value="400350" table:style-name="ce5">
            <text:p>400.350</text:p>
          </table:table-cell>
          <table:table-cell office:value-type="float" office:value="174170" table:style-name="ce5">
            <text:p>174.170</text:p>
          </table:table-cell>
          <table:table-cell office:value-type="date" office:date-value="2021-06-03T00:00:00" table:style-name="ce8">
            <text:p>03/06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Canarias</text:p>
          </table:table-cell>
          <table:table-cell office:value-type="float" office:value="835350" table:style-name="ce5">
            <text:p>835.350</text:p>
          </table:table-cell>
          <table:table-cell office:value-type="float" office:value="118900" table:style-name="ce5">
            <text:p>118.900</text:p>
          </table:table-cell>
          <table:table-cell office:value-type="float" office:value="332500" table:style-name="ce5">
            <text:p>332.500</text:p>
          </table:table-cell>
          <table:table-cell office:value-type="float" office:value="58300" table:style-name="ce5">
            <text:p>58.300</text:p>
          </table:table-cell>
          <table:table-cell office:value-type="float" office:value="1345050" table:style-name="ce6">
            <text:p>1.345.050</text:p>
          </table:table-cell>
          <table:table-cell office:value-type="float" office:value="1144916" table:style-name="ce6">
            <text:p>1.144.916</text:p>
          </table:table-cell>
          <table:table-cell office:value-type="percentage" office:value="0.85120701832645629" table:style-name="ce7">
            <text:p>85,1%</text:p>
          </table:table-cell>
          <table:table-cell office:value-type="float" office:value="815230" table:style-name="ce5">
            <text:p>815.230</text:p>
          </table:table-cell>
          <table:table-cell office:value-type="float" office:value="371089" table:style-name="ce5">
            <text:p>371.089</text:p>
          </table:table-cell>
          <table:table-cell office:value-type="date" office:date-value="2021-06-03T00:00:00" table:style-name="ce8">
            <text:p>03/06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Cantabria</text:p>
          </table:table-cell>
          <table:table-cell office:value-type="float" office:value="296745" table:style-name="ce5">
            <text:p>296.745</text:p>
          </table:table-cell>
          <table:table-cell office:value-type="float" office:value="40700" table:style-name="ce5">
            <text:p>40.700</text:p>
          </table:table-cell>
          <table:table-cell office:value-type="float" office:value="89000" table:style-name="ce5">
            <text:p>89.000</text:p>
          </table:table-cell>
          <table:table-cell office:value-type="float" office:value="15550" table:style-name="ce5">
            <text:p>15.550</text:p>
          </table:table-cell>
          <table:table-cell office:value-type="float" office:value="441995" table:style-name="ce6">
            <text:p>441.995</text:p>
          </table:table-cell>
          <table:table-cell office:value-type="float" office:value="387992" table:style-name="ce6">
            <text:p>387.992</text:p>
          </table:table-cell>
          <table:table-cell office:value-type="percentage" office:value="0.87781988484032625" table:style-name="ce7">
            <text:p>87,8%</text:p>
          </table:table-cell>
          <table:table-cell office:value-type="float" office:value="256056" table:style-name="ce5">
            <text:p>256.056</text:p>
          </table:table-cell>
          <table:table-cell office:value-type="float" office:value="137943" table:style-name="ce5">
            <text:p>137.943</text:p>
          </table:table-cell>
          <table:table-cell office:value-type="date" office:date-value="2021-06-03T00:00:00" table:style-name="ce8">
            <text:p>03/06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Castilla y Leon<text:s/></text:p>
          </table:table-cell>
          <table:table-cell office:value-type="float" office:value="1396695" table:style-name="ce5">
            <text:p>1.396.695</text:p>
          </table:table-cell>
          <table:table-cell office:value-type="float" office:value="195800" table:style-name="ce5">
            <text:p>195.800</text:p>
          </table:table-cell>
          <table:table-cell office:value-type="float" office:value="365900" table:style-name="ce5">
            <text:p>365.900</text:p>
          </table:table-cell>
          <table:table-cell office:value-type="float" office:value="64250" table:style-name="ce5">
            <text:p>64.250</text:p>
          </table:table-cell>
          <table:table-cell office:value-type="float" office:value="2022645" table:style-name="ce6">
            <text:p>2.022.645</text:p>
          </table:table-cell>
          <table:table-cell office:value-type="float" office:value="1748239" table:style-name="ce6">
            <text:p>1.748.239</text:p>
          </table:table-cell>
          <table:table-cell office:value-type="percentage" office:value="0.86433308860427804" table:style-name="ce7">
            <text:p>86,4%</text:p>
          </table:table-cell>
          <table:table-cell office:value-type="float" office:value="1094311" table:style-name="ce5">
            <text:p>1.094.311</text:p>
          </table:table-cell>
          <table:table-cell office:value-type="float" office:value="687044" table:style-name="ce5">
            <text:p>687.044</text:p>
          </table:table-cell>
          <table:table-cell office:value-type="date" office:date-value="2021-06-03T00:00:00" table:style-name="ce8">
            <text:p>03/06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Castilla La Mancha</text:p>
          </table:table-cell>
          <table:table-cell office:value-type="float" office:value="952245" table:style-name="ce5">
            <text:p>952.245</text:p>
          </table:table-cell>
          <table:table-cell office:value-type="float" office:value="134400" table:style-name="ce5">
            <text:p>134.400</text:p>
          </table:table-cell>
          <table:table-cell office:value-type="float" office:value="311600" table:style-name="ce5">
            <text:p>311.600</text:p>
          </table:table-cell>
          <table:table-cell office:value-type="float" office:value="54875" table:style-name="ce5">
            <text:p>54.875</text:p>
          </table:table-cell>
          <table:table-cell office:value-type="float" office:value="1453120" table:style-name="ce6">
            <text:p>1.453.120</text:p>
          </table:table-cell>
          <table:table-cell office:value-type="float" office:value="1260567" table:style-name="ce6">
            <text:p>1.260.567</text:p>
          </table:table-cell>
          <table:table-cell office:value-type="percentage" office:value="0.86748995265360052" table:style-name="ce7">
            <text:p>86,7%</text:p>
          </table:table-cell>
          <table:table-cell office:value-type="float" office:value="847837" table:style-name="ce5">
            <text:p>847.837</text:p>
          </table:table-cell>
          <table:table-cell office:value-type="float" office:value="443296" table:style-name="ce5">
            <text:p>443.296</text:p>
          </table:table-cell>
          <table:table-cell office:value-type="date" office:date-value="2021-06-03T00:00:00" table:style-name="ce8">
            <text:p>03/06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Cataluña</text:p>
          </table:table-cell>
          <table:table-cell office:value-type="float" office:value="3438080" table:style-name="ce5">
            <text:p>3.438.080</text:p>
          </table:table-cell>
          <table:table-cell office:value-type="float" office:value="487700" table:style-name="ce5">
            <text:p>487.700</text:p>
          </table:table-cell>
          <table:table-cell office:value-type="float" office:value="1188700" table:style-name="ce5">
            <text:p>1.188.700</text:p>
          </table:table-cell>
          <table:table-cell office:value-type="float" office:value="208550" table:style-name="ce5">
            <text:p>208.550</text:p>
          </table:table-cell>
          <table:table-cell office:value-type="float" office:value="5323030" table:style-name="ce6">
            <text:p>5.323.030</text:p>
          </table:table-cell>
          <table:table-cell office:value-type="float" office:value="4475002" table:style-name="ce6">
            <text:p>4.475.002</text:p>
          </table:table-cell>
          <table:table-cell office:value-type="percentage" office:value="0.84068697715398932" table:style-name="ce7">
            <text:p>84,1%</text:p>
          </table:table-cell>
          <table:table-cell office:value-type="float" office:value="2940765" table:style-name="ce5">
            <text:p>2.940.765</text:p>
          </table:table-cell>
          <table:table-cell office:value-type="float" office:value="1582303" table:style-name="ce5">
            <text:p>1.582.303</text:p>
          </table:table-cell>
          <table:table-cell office:value-type="date" office:date-value="2021-06-03T00:00:00" table:style-name="ce8">
            <text:p>03/06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C. Valenciana</text:p>
          </table:table-cell>
          <table:table-cell office:value-type="float" office:value="2164690" table:style-name="ce5">
            <text:p>2.164.690</text:p>
          </table:table-cell>
          <table:table-cell office:value-type="float" office:value="305500" table:style-name="ce5">
            <text:p>305.500</text:p>
          </table:table-cell>
          <table:table-cell office:value-type="float" office:value="772600" table:style-name="ce5">
            <text:p>772.600</text:p>
          </table:table-cell>
          <table:table-cell office:value-type="float" office:value="135600" table:style-name="ce5">
            <text:p>135.600</text:p>
          </table:table-cell>
          <table:table-cell office:value-type="float" office:value="3378390" table:style-name="ce6">
            <text:p>3.378.390</text:p>
          </table:table-cell>
          <table:table-cell office:value-type="float" office:value="2925664" table:style-name="ce6">
            <text:p>2.925.664</text:p>
          </table:table-cell>
          <table:table-cell office:value-type="percentage" office:value="0.86599356498213642" table:style-name="ce7">
            <text:p>86,6%</text:p>
          </table:table-cell>
          <table:table-cell office:value-type="float" office:value="1969186" table:style-name="ce5">
            <text:p>1.969.186</text:p>
          </table:table-cell>
          <table:table-cell office:value-type="float" office:value="1034551" table:style-name="ce5">
            <text:p>1.034.551</text:p>
          </table:table-cell>
          <table:table-cell office:value-type="date" office:date-value="2021-06-03T00:00:00" table:style-name="ce8">
            <text:p>03/06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Extremadura</text:p>
          </table:table-cell>
          <table:table-cell office:value-type="float" office:value="540035" table:style-name="ce5">
            <text:p>540.035</text:p>
          </table:table-cell>
          <table:table-cell office:value-type="float" office:value="73600" table:style-name="ce5">
            <text:p>73.600</text:p>
          </table:table-cell>
          <table:table-cell office:value-type="float" office:value="162500" table:style-name="ce5">
            <text:p>162.500</text:p>
          </table:table-cell>
          <table:table-cell office:value-type="float" office:value="28500" table:style-name="ce5">
            <text:p>28.500</text:p>
          </table:table-cell>
          <table:table-cell office:value-type="float" office:value="804635" table:style-name="ce6">
            <text:p>804.635</text:p>
          </table:table-cell>
          <table:table-cell office:value-type="float" office:value="717884" table:style-name="ce6">
            <text:p>717.884</text:p>
          </table:table-cell>
          <table:table-cell office:value-type="percentage" office:value="0.8921858979537306" table:style-name="ce7">
            <text:p>89,2%</text:p>
          </table:table-cell>
          <table:table-cell office:value-type="float" office:value="468805" table:style-name="ce5">
            <text:p>468.805</text:p>
          </table:table-cell>
          <table:table-cell office:value-type="float" office:value="266219" table:style-name="ce5">
            <text:p>266.219</text:p>
          </table:table-cell>
          <table:table-cell office:value-type="date" office:date-value="2021-06-03T00:00:00" table:style-name="ce8">
            <text:p>03/06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Galicia</text:p>
          </table:table-cell>
          <table:table-cell office:value-type="float" office:value="1483675" table:style-name="ce5">
            <text:p>1.483.675</text:p>
          </table:table-cell>
          <table:table-cell office:value-type="float" office:value="200200" table:style-name="ce5">
            <text:p>200.200</text:p>
          </table:table-cell>
          <table:table-cell office:value-type="float" office:value="412900" table:style-name="ce5">
            <text:p>412.900</text:p>
          </table:table-cell>
          <table:table-cell office:value-type="float" office:value="72600" table:style-name="ce5">
            <text:p>72.600</text:p>
          </table:table-cell>
          <table:table-cell office:value-type="float" office:value="2169375" table:style-name="ce6">
            <text:p>2.169.375</text:p>
          </table:table-cell>
          <table:table-cell office:value-type="float" office:value="1964651" table:style-name="ce6">
            <text:p>1.964.651</text:p>
          </table:table-cell>
          <table:table-cell office:value-type="percentage" office:value="0.90562996254681649" table:style-name="ce7">
            <text:p>90,6%</text:p>
          </table:table-cell>
          <table:table-cell office:value-type="float" office:value="1256755" table:style-name="ce5">
            <text:p>1.256.755</text:p>
          </table:table-cell>
          <table:table-cell office:value-type="float" office:value="751012" table:style-name="ce5">
            <text:p>751.012</text:p>
          </table:table-cell>
          <table:table-cell office:value-type="date" office:date-value="2021-06-03T00:00:00" table:style-name="ce8">
            <text:p>03/06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La Rioja</text:p>
          </table:table-cell>
          <table:table-cell office:value-type="float" office:value="158015" table:style-name="ce5">
            <text:p>158.015</text:p>
          </table:table-cell>
          <table:table-cell office:value-type="float" office:value="21600" table:style-name="ce5">
            <text:p>21.600</text:p>
          </table:table-cell>
          <table:table-cell office:value-type="float" office:value="48700" table:style-name="ce5">
            <text:p>48.700</text:p>
          </table:table-cell>
          <table:table-cell office:value-type="float" office:value="8500" table:style-name="ce5">
            <text:p>8.500</text:p>
          </table:table-cell>
          <table:table-cell office:value-type="float" office:value="236815" table:style-name="ce6">
            <text:p>236.815</text:p>
          </table:table-cell>
          <table:table-cell office:value-type="float" office:value="208444" table:style-name="ce6">
            <text:p>208.444</text:p>
          </table:table-cell>
          <table:table-cell office:value-type="percentage" office:value="0.88019762261681056" table:style-name="ce7">
            <text:p>88,0%</text:p>
          </table:table-cell>
          <table:table-cell office:value-type="float" office:value="134233" table:style-name="ce5">
            <text:p>134.233</text:p>
          </table:table-cell>
          <table:table-cell office:value-type="float" office:value="79787" table:style-name="ce5">
            <text:p>79.787</text:p>
          </table:table-cell>
          <table:table-cell office:value-type="date" office:date-value="2021-06-03T00:00:00" table:style-name="ce8">
            <text:p>03/06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Madrid</text:p>
          </table:table-cell>
          <table:table-cell office:value-type="float" office:value="2866425" table:style-name="ce5">
            <text:p>2.866.425</text:p>
          </table:table-cell>
          <table:table-cell office:value-type="float" office:value="408200" table:style-name="ce5">
            <text:p>408.200</text:p>
          </table:table-cell>
          <table:table-cell office:value-type="float" office:value="1036100" table:style-name="ce5">
            <text:p>1.036.100</text:p>
          </table:table-cell>
          <table:table-cell office:value-type="float" office:value="181700" table:style-name="ce5">
            <text:p>181.700</text:p>
          </table:table-cell>
          <table:table-cell office:value-type="float" office:value="4492425" table:style-name="ce6">
            <text:p>4.492.425</text:p>
          </table:table-cell>
          <table:table-cell office:value-type="float" office:value="3764402" table:style-name="ce6">
            <text:p>3.764.402</text:p>
          </table:table-cell>
          <table:table-cell office:value-type="percentage" office:value="0.83794431737869857" table:style-name="ce7">
            <text:p>83,8%</text:p>
          </table:table-cell>
          <table:table-cell office:value-type="float" office:value="2522228" table:style-name="ce5">
            <text:p>2.522.228</text:p>
          </table:table-cell>
          <table:table-cell office:value-type="float" office:value="1316879" table:style-name="ce5">
            <text:p>1.316.879</text:p>
          </table:table-cell>
          <table:table-cell office:value-type="date" office:date-value="2021-06-03T00:00:00" table:style-name="ce8">
            <text:p>03/06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Murcia<text:s/></text:p>
          </table:table-cell>
          <table:table-cell office:value-type="float" office:value="618485" table:style-name="ce5">
            <text:p>618.485</text:p>
          </table:table-cell>
          <table:table-cell office:value-type="float" office:value="87100" table:style-name="ce5">
            <text:p>87.100</text:p>
          </table:table-cell>
          <table:table-cell office:value-type="float" office:value="230800" table:style-name="ce5">
            <text:p>230.800</text:p>
          </table:table-cell>
          <table:table-cell office:value-type="float" office:value="40500" table:style-name="ce5">
            <text:p>40.500</text:p>
          </table:table-cell>
          <table:table-cell office:value-type="float" office:value="976885" table:style-name="ce6">
            <text:p>976.885</text:p>
          </table:table-cell>
          <table:table-cell office:value-type="float" office:value="808552" table:style-name="ce6">
            <text:p>808.552</text:p>
          </table:table-cell>
          <table:table-cell office:value-type="percentage" office:value="0.82768391366435146" table:style-name="ce7">
            <text:p>82,8%</text:p>
          </table:table-cell>
          <table:table-cell office:value-type="float" office:value="531647" table:style-name="ce5">
            <text:p>531.647</text:p>
          </table:table-cell>
          <table:table-cell office:value-type="float" office:value="291603" table:style-name="ce5">
            <text:p>291.603</text:p>
          </table:table-cell>
          <table:table-cell office:value-type="date" office:date-value="2021-06-03T00:00:00" table:style-name="ce8">
            <text:p>03/06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Navarra</text:p>
          </table:table-cell>
          <table:table-cell office:value-type="float" office:value="304935" table:style-name="ce5">
            <text:p>304.935</text:p>
          </table:table-cell>
          <table:table-cell office:value-type="float" office:value="43100" table:style-name="ce5">
            <text:p>43.100</text:p>
          </table:table-cell>
          <table:table-cell office:value-type="float" office:value="101000" table:style-name="ce5">
            <text:p>101.000</text:p>
          </table:table-cell>
          <table:table-cell office:value-type="float" office:value="17750" table:style-name="ce5">
            <text:p>17.750</text:p>
          </table:table-cell>
          <table:table-cell office:value-type="float" office:value="466785" table:style-name="ce6">
            <text:p>466.785</text:p>
          </table:table-cell>
          <table:table-cell office:value-type="float" office:value="425055" table:style-name="ce6">
            <text:p>425.055</text:p>
          </table:table-cell>
          <table:table-cell office:value-type="percentage" office:value="0.91060124039975576" table:style-name="ce7">
            <text:p>91,1%</text:p>
          </table:table-cell>
          <table:table-cell office:value-type="float" office:value="279121" table:style-name="ce5">
            <text:p>279.121</text:p>
          </table:table-cell>
          <table:table-cell office:value-type="float" office:value="158990" table:style-name="ce5">
            <text:p>158.990</text:p>
          </table:table-cell>
          <table:table-cell office:value-type="date" office:date-value="2021-06-03T00:00:00" table:style-name="ce8">
            <text:p>03/06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País Vasco</text:p>
          </table:table-cell>
          <table:table-cell office:value-type="float" office:value="1092600" table:style-name="ce5">
            <text:p>1.092.600</text:p>
          </table:table-cell>
          <table:table-cell office:value-type="float" office:value="150600" table:style-name="ce5">
            <text:p>150.600</text:p>
          </table:table-cell>
          <table:table-cell office:value-type="float" office:value="338200" table:style-name="ce5">
            <text:p>338.200</text:p>
          </table:table-cell>
          <table:table-cell office:value-type="float" office:value="59550" table:style-name="ce5">
            <text:p>59.550</text:p>
          </table:table-cell>
          <table:table-cell office:value-type="float" office:value="1640950" table:style-name="ce6">
            <text:p>1.640.950</text:p>
          </table:table-cell>
          <table:table-cell office:value-type="float" office:value="1438333" table:style-name="ce6">
            <text:p>1.438.333</text:p>
          </table:table-cell>
          <table:table-cell office:value-type="percentage" office:value="0.87652457417959107" table:style-name="ce7">
            <text:p>87,7%</text:p>
          </table:table-cell>
          <table:table-cell office:value-type="float" office:value="955818" table:style-name="ce5">
            <text:p>955.818</text:p>
          </table:table-cell>
          <table:table-cell office:value-type="float" office:value="523402" table:style-name="ce5">
            <text:p>523.402</text:p>
          </table:table-cell>
          <table:table-cell office:value-type="date" office:date-value="2021-06-03T00:00:00" table:style-name="ce8">
            <text:p>03/06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Ceuta</text:p>
          </table:table-cell>
          <table:table-cell office:value-type="float" office:value="28890" table:style-name="ce5">
            <text:p>28.890</text:p>
          </table:table-cell>
          <table:table-cell office:value-type="float" office:value="4400" table:style-name="ce5">
            <text:p>4.400</text:p>
          </table:table-cell>
          <table:table-cell office:value-type="float" office:value="13500" table:style-name="ce5">
            <text:p>13.500</text:p>
          </table:table-cell>
          <table:table-cell office:value-type="float" office:value="2250" table:style-name="ce5">
            <text:p>2.250</text:p>
          </table:table-cell>
          <table:table-cell office:value-type="float" office:value="49040" table:style-name="ce6">
            <text:p>49.040</text:p>
          </table:table-cell>
          <table:table-cell office:value-type="float" office:value="43385" table:style-name="ce6">
            <text:p>43.385</text:p>
          </table:table-cell>
          <table:table-cell office:value-type="percentage" office:value="0.88468597063621535" table:style-name="ce7">
            <text:p>88,5%</text:p>
          </table:table-cell>
          <table:table-cell office:value-type="float" office:value="31206" table:style-name="ce5">
            <text:p>31.206</text:p>
          </table:table-cell>
          <table:table-cell office:value-type="float" office:value="13605" table:style-name="ce5">
            <text:p>13.605</text:p>
          </table:table-cell>
          <table:table-cell office:value-type="date" office:date-value="2021-06-03T00:00:00" table:style-name="ce8">
            <text:p>03/06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Melilla</text:p>
          </table:table-cell>
          <table:table-cell office:value-type="float" office:value="28890" table:style-name="ce5">
            <text:p>28.890</text:p>
          </table:table-cell>
          <table:table-cell office:value-type="float" office:value="4300" table:style-name="ce5">
            <text:p>4.300</text:p>
          </table:table-cell>
          <table:table-cell office:value-type="float" office:value="13500" table:style-name="ce5">
            <text:p>13.500</text:p>
          </table:table-cell>
          <table:table-cell office:value-type="float" office:value="2250" table:style-name="ce5">
            <text:p>2.250</text:p>
          </table:table-cell>
          <table:table-cell office:value-type="float" office:value="48940" table:style-name="ce6">
            <text:p>48.940</text:p>
          </table:table-cell>
          <table:table-cell office:value-type="float" office:value="41476" table:style-name="ce6">
            <text:p>41.476</text:p>
          </table:table-cell>
          <table:table-cell office:value-type="percentage" office:value="0.84748671843073153" table:style-name="ce7">
            <text:p>84,7%</text:p>
          </table:table-cell>
          <table:table-cell office:value-type="float" office:value="29013" table:style-name="ce5">
            <text:p>29.013</text:p>
          </table:table-cell>
          <table:table-cell office:value-type="float" office:value="13551" table:style-name="ce5">
            <text:p>13.551</text:p>
          </table:table-cell>
          <table:table-cell office:value-type="date" office:date-value="2021-06-03T00:00:00" table:style-name="ce8">
            <text:p>03/06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Fuerzas Armadas</text:p>
          </table:table-cell>
          <table:table-cell office:value-type="float" office:value="30030" table:style-name="ce5">
            <text:p>30.030</text:p>
          </table:table-cell>
          <table:table-cell office:value-type="float" office:value="7700" table:style-name="ce5">
            <text:p>7.700</text:p>
          </table:table-cell>
          <table:table-cell office:value-type="float" office:value="96100" table:style-name="ce5">
            <text:p>96.100</text:p>
          </table:table-cell>
          <table:table-cell office:value-type="float" office:value="1000" table:style-name="ce5">
            <text:p>1.000</text:p>
          </table:table-cell>
          <table:table-cell office:value-type="float" office:value="134830" table:style-name="ce6">
            <text:p>134.830</text:p>
          </table:table-cell>
          <table:table-cell office:value-type="float" office:value="85051" table:style-name="ce6">
            <text:p>85.051</text:p>
          </table:table-cell>
          <table:table-cell office:value-type="percentage" office:value="0.63080175035229546" table:style-name="ce7">
            <text:p>63,1%</text:p>
          </table:table-cell>
          <table:table-cell office:value-type="float" office:value="71719" table:style-name="ce5">
            <text:p>71.719</text:p>
          </table:table-cell>
          <table:table-cell office:value-type="float" office:value="13342" table:style-name="ce5">
            <text:p>13.342</text:p>
          </table:table-cell>
          <table:table-cell office:value-type="date" office:date-value="2021-06-03T00:00:00" table:style-name="ce8">
            <text:p>03/06/2021</text:p>
          </table:table-cell>
          <table:table-cell table:number-columns-repeated="16373"/>
        </table:table-row>
        <table:table-row table:style-name="ro2">
          <table:table-cell office:value-type="string" table:style-name="ce10">
            <text:p>Totales</text:p>
          </table:table-cell>
          <table:table-cell office:value-type="float" office:value="21490755" table:style-name="ce11">
            <text:p>21.490.755</text:p>
          </table:table-cell>
          <table:table-cell office:value-type="float" office:value="3021500" table:style-name="ce12">
            <text:p>3.021.500</text:p>
          </table:table-cell>
          <table:table-cell office:value-type="float" office:value="7344700" table:style-name="ce13">
            <text:p>7.344.700</text:p>
          </table:table-cell>
          <table:table-cell office:value-type="float" office:value="1272925" table:style-name="ce14">
            <text:p>1.272.925</text:p>
          </table:table-cell>
          <table:table-cell office:value-type="float" office:value="33129880" table:style-name="ce15">
            <text:p>33.129.880</text:p>
          </table:table-cell>
          <table:table-cell office:value-type="float" office:value="28752570" table:style-name="ce15">
            <text:p>28.752.570</text:p>
          </table:table-cell>
          <table:table-cell office:value-type="percentage" office:value="0.86787425731695977" table:style-name="ce16">
            <text:p>86,8%</text:p>
          </table:table-cell>
          <table:table-cell office:value-type="float" office:value="19038135" table:style-name="ce15">
            <text:p>19.038.135</text:p>
          </table:table-cell>
          <table:table-cell office:value-type="float" office:value="10257209" table:style-name="ce15">
            <text:p>10.257.209</text:p>
          </table:table-cell>
          <table:table-cell table:style-name="ce15"/>
          <table:table-cell table:number-columns-repeated="16373"/>
        </table:table-row>
        <table:table-row table:style-name="ro2">
          <table:table-cell table:number-columns-repeated="16384"/>
        </table:table-row>
        <table:table-row table:style-name="ro3">
          <table:table-cell table:number-columns-spanned="10" table:number-rows-spanned="1" table:style-name="ce17"/>
          <table:covered-table-cell table:number-columns-repeated="9"/>
          <table:table-cell table:number-columns-repeated="16374" table:style-name="ce9"/>
        </table:table-row>
        <table:table-row table:style-name="ro4">
          <table:table-cell table:style-name="ce18"/>
          <table:table-cell table:number-columns-repeated="16383" table:style-name="ce9"/>
        </table:table-row>
        <table:table-row table:number-rows-repeated="1048551" table:style-name="ro2">
          <table:table-cell table:number-columns-repeated="16384"/>
        </table:table-row>
      </table:table>
      <table:table table:name="Mayores_de_50_años" table:style-name="ta1">
        <table:table-column table:style-name="co4" table:default-cell-style-name="ce21"/>
        <table:table-column table:style-name="co5" table:number-columns-repeated="5" table:default-cell-style-name="ce21"/>
        <table:table-column table:style-name="co3" table:number-columns-repeated="16378" table:default-cell-style-name="ce21"/>
        <table:table-row table:style-name="ro5">
          <table:table-cell table:style-name="ce19"/>
          <table:table-cell office:value-type="string" table:style-name="ce20">
            <text:p>Población a vacunar mayor de 50 años</text:p>
          </table:table-cell>
          <table:table-cell office:value-type="string" table:style-name="ce20">
            <text:p>Nº Personas con 1 dosis</text:p>
          </table:table-cell>
          <table:table-cell office:value-type="string" table:style-name="ce20">
            <text:p>% 1ª dosis</text:p>
          </table:table-cell>
          <table:table-cell office:value-type="string" table:style-name="ce20">
            <text:p>Nº Personas con pauta completa</text:p>
          </table:table-cell>
          <table:table-cell office:value-type="string" table:style-name="ce20">
            <text:p>% personas con pauta completa</text:p>
          </table:table-cell>
          <table:table-cell office:value-type="string" table:style-name="ce20">
            <text:p>Fecha de la última vacuna registrada<text:s/><text:span text:style-name="T1">(2)</text:span></text:p>
          </table:table-cell>
          <table:table-cell table:number-columns-repeated="16377"/>
        </table:table-row>
        <table:table-row table:style-name="ro4">
          <table:table-cell office:value-type="string" table:style-name="ce22">
            <text:p>Andalucía</text:p>
          </table:table-cell>
          <table:table-cell office:value-type="float" office:value="3245065" table:style-name="ce23">
            <text:p>3.245.065</text:p>
          </table:table-cell>
          <table:table-cell office:value-type="float" office:value="2867664" table:style-name="ce23">
            <text:p>2.867.664</text:p>
          </table:table-cell>
          <table:table-cell office:value-type="percentage" office:value="0.88370001833553413" table:style-name="ce24">
            <text:p>88,4%</text:p>
          </table:table-cell>
          <table:table-cell office:value-type="float" office:value="1496444" table:style-name="ce23">
            <text:p>1.496.444</text:p>
          </table:table-cell>
          <table:table-cell office:value-type="percentage" office:value="0.46114453793683641" table:style-name="ce24">
            <text:p>46,1%</text:p>
          </table:table-cell>
          <table:table-cell office:value-type="date" office:date-value="2021-06-03T00:00:00" table:style-name="ce25">
            <text:p>03/06/2021</text:p>
          </table:table-cell>
          <table:table-cell table:number-columns-repeated="16377"/>
        </table:table-row>
        <table:table-row table:style-name="ro4">
          <table:table-cell office:value-type="string" table:style-name="ce4">
            <text:p>Aragón</text:p>
          </table:table-cell>
          <table:table-cell office:value-type="float" office:value="572395" table:style-name="ce5">
            <text:p>572.395</text:p>
          </table:table-cell>
          <table:table-cell office:value-type="float" office:value="505778" table:style-name="ce5">
            <text:p>505.778</text:p>
          </table:table-cell>
          <table:table-cell office:value-type="percentage" office:value="0.88361708260903749" table:style-name="ce26">
            <text:p>88,4%</text:p>
          </table:table-cell>
          <table:table-cell office:value-type="float" office:value="280200" table:style-name="ce5">
            <text:p>280.200</text:p>
          </table:table-cell>
          <table:table-cell office:value-type="percentage" office:value="0.48952209575555344" table:style-name="ce26">
            <text:p>49,0%</text:p>
          </table:table-cell>
          <table:table-cell office:value-type="date" office:date-value="2021-06-03T00:00:00" table:style-name="ce8">
            <text:p>03/06/2021</text:p>
          </table:table-cell>
          <table:table-cell table:number-columns-repeated="16377"/>
        </table:table-row>
        <table:table-row table:style-name="ro4">
          <table:table-cell office:value-type="string" table:style-name="ce4">
            <text:p>Asturias<text:s/></text:p>
          </table:table-cell>
          <table:table-cell office:value-type="float" office:value="509372" table:style-name="ce5">
            <text:p>509.372</text:p>
          </table:table-cell>
          <table:table-cell office:value-type="float" office:value="461762" table:style-name="ce5">
            <text:p>461.762</text:p>
          </table:table-cell>
          <table:table-cell office:value-type="percentage" office:value="0.90653196485083598" table:style-name="ce26">
            <text:p>90,7%</text:p>
          </table:table-cell>
          <table:table-cell office:value-type="float" office:value="264043" table:style-name="ce5">
            <text:p>264.043</text:p>
          </table:table-cell>
          <table:table-cell office:value-type="percentage" office:value="0.51836967874166617" table:style-name="ce26">
            <text:p>51,8%</text:p>
          </table:table-cell>
          <table:table-cell office:value-type="date" office:date-value="2021-06-03T00:00:00" table:style-name="ce8">
            <text:p>03/06/2021</text:p>
          </table:table-cell>
          <table:table-cell table:number-columns-repeated="16377"/>
        </table:table-row>
        <table:table-row table:style-name="ro4">
          <table:table-cell office:value-type="string" table:style-name="ce4">
            <text:p>Baleares</text:p>
          </table:table-cell>
          <table:table-cell office:value-type="float" office:value="413086" table:style-name="ce5">
            <text:p>413.086</text:p>
          </table:table-cell>
          <table:table-cell office:value-type="float" office:value="330708" table:style-name="ce5">
            <text:p>330.708</text:p>
          </table:table-cell>
          <table:table-cell office:value-type="percentage" office:value="0.80057905617716407" table:style-name="ce26">
            <text:p>80,1%</text:p>
          </table:table-cell>
          <table:table-cell office:value-type="float" office:value="148405" table:style-name="ce5">
            <text:p>148.405</text:p>
          </table:table-cell>
          <table:table-cell office:value-type="percentage" office:value="0.35925933098676788" table:style-name="ce26">
            <text:p>35,9%</text:p>
          </table:table-cell>
          <table:table-cell office:value-type="date" office:date-value="2021-06-03T00:00:00" table:style-name="ce8">
            <text:p>03/06/2021</text:p>
          </table:table-cell>
          <table:table-cell table:number-columns-repeated="16377"/>
        </table:table-row>
        <table:table-row table:style-name="ro4">
          <table:table-cell office:value-type="string" table:style-name="ce4">
            <text:p>Canarias</text:p>
          </table:table-cell>
          <table:table-cell office:value-type="float" office:value="830371" table:style-name="ce5">
            <text:p>830.371</text:p>
          </table:table-cell>
          <table:table-cell office:value-type="float" office:value="669543" table:style-name="ce5">
            <text:p>669.543</text:p>
          </table:table-cell>
          <table:table-cell office:value-type="percentage" office:value="0.80631789886689198" table:style-name="ce26">
            <text:p>80,6%</text:p>
          </table:table-cell>
          <table:table-cell office:value-type="float" office:value="318419" table:style-name="ce5">
            <text:p>318.419</text:p>
          </table:table-cell>
          <table:table-cell office:value-type="percentage" office:value="0.38346594474036305" table:style-name="ce26">
            <text:p>38,3%</text:p>
          </table:table-cell>
          <table:table-cell office:value-type="date" office:date-value="2021-06-03T00:00:00" table:style-name="ce8">
            <text:p>03/06/2021</text:p>
          </table:table-cell>
          <table:table-cell table:number-columns-repeated="16377"/>
        </table:table-row>
        <table:table-row table:style-name="ro4">
          <table:table-cell office:value-type="string" table:style-name="ce4">
            <text:p>Cantabria</text:p>
          </table:table-cell>
          <table:table-cell office:value-type="float" office:value="261417" table:style-name="ce5">
            <text:p>261.417</text:p>
          </table:table-cell>
          <table:table-cell office:value-type="float" office:value="226753" table:style-name="ce5">
            <text:p>226.753</text:p>
          </table:table-cell>
          <table:table-cell office:value-type="percentage" office:value="0.86739959528263277" table:style-name="ce26">
            <text:p>86,7%</text:p>
          </table:table-cell>
          <table:table-cell office:value-type="float" office:value="123978" table:style-name="ce5">
            <text:p>123.978</text:p>
          </table:table-cell>
          <table:table-cell office:value-type="percentage" office:value="0.4742537784459312" table:style-name="ce26">
            <text:p>47,4%</text:p>
          </table:table-cell>
          <table:table-cell office:value-type="date" office:date-value="2021-06-03T00:00:00" table:style-name="ce8">
            <text:p>03/06/2021</text:p>
          </table:table-cell>
          <table:table-cell table:number-columns-repeated="16377"/>
        </table:table-row>
        <table:table-row table:style-name="ro4">
          <table:table-cell office:value-type="string" table:style-name="ce4">
            <text:p>Castilla y Leon<text:s/></text:p>
          </table:table-cell>
          <table:table-cell office:value-type="float" office:value="1168817" table:style-name="ce5">
            <text:p>1.168.817</text:p>
          </table:table-cell>
          <table:table-cell office:value-type="float" office:value="983436" table:style-name="ce5">
            <text:p>983.436</text:p>
          </table:table-cell>
          <table:table-cell office:value-type="percentage" office:value="0.84139433290241328" table:style-name="ce26">
            <text:p>84,1%</text:p>
          </table:table-cell>
          <table:table-cell office:value-type="float" office:value="621673" table:style-name="ce5">
            <text:p>621.673</text:p>
          </table:table-cell>
          <table:table-cell office:value-type="percentage" office:value="0.53188223648355559" table:style-name="ce26">
            <text:p>53,2%</text:p>
          </table:table-cell>
          <table:table-cell office:value-type="date" office:date-value="2021-06-03T00:00:00" table:style-name="ce8">
            <text:p>03/06/2021</text:p>
          </table:table-cell>
          <table:table-cell table:number-columns-repeated="16377"/>
        </table:table-row>
        <table:table-row table:style-name="ro4">
          <table:table-cell office:value-type="string" table:style-name="ce4">
            <text:p>Castilla - La Mancha</text:p>
          </table:table-cell>
          <table:table-cell office:value-type="float" office:value="820217" table:style-name="ce5">
            <text:p>820.217</text:p>
          </table:table-cell>
          <table:table-cell office:value-type="float" office:value="738072" table:style-name="ce5">
            <text:p>738.072</text:p>
          </table:table-cell>
          <table:table-cell office:value-type="percentage" office:value="0.89984967392775328" table:style-name="ce26">
            <text:p>90,0%</text:p>
          </table:table-cell>
          <table:table-cell office:value-type="float" office:value="395157" table:style-name="ce5">
            <text:p>395.157</text:p>
          </table:table-cell>
          <table:table-cell office:value-type="percentage" office:value="0.48177128735444402" table:style-name="ce26">
            <text:p>48,2%</text:p>
          </table:table-cell>
          <table:table-cell office:value-type="date" office:date-value="2021-06-03T00:00:00" table:style-name="ce8">
            <text:p>03/06/2021</text:p>
          </table:table-cell>
          <table:table-cell table:number-columns-repeated="16377"/>
        </table:table-row>
        <table:table-row table:style-name="ro4">
          <table:table-cell office:value-type="string" table:style-name="ce4">
            <text:p>Cataluña</text:p>
          </table:table-cell>
          <table:table-cell office:value-type="float" office:value="3011852" table:style-name="ce5">
            <text:p>3.011.852</text:p>
          </table:table-cell>
          <table:table-cell office:value-type="float" office:value="2533660" table:style-name="ce5">
            <text:p>2.533.660</text:p>
          </table:table-cell>
          <table:table-cell office:value-type="percentage" office:value="0.84122991435170125" table:style-name="ce26">
            <text:p>84,1%</text:p>
          </table:table-cell>
          <table:table-cell office:value-type="float" office:value="1318891" table:style-name="ce5">
            <text:p>1.318.891</text:p>
          </table:table-cell>
          <table:table-cell office:value-type="percentage" office:value="0.4379003350762255" table:style-name="ce26">
            <text:p>43,8%</text:p>
          </table:table-cell>
          <table:table-cell office:value-type="date" office:date-value="2021-06-03T00:00:00" table:style-name="ce8">
            <text:p>03/06/2021</text:p>
          </table:table-cell>
          <table:table-cell table:number-columns-repeated="16377"/>
        </table:table-row>
        <table:table-row table:style-name="ro4">
          <table:table-cell office:value-type="string" table:style-name="ce4">
            <text:p>C. Valenciana</text:p>
          </table:table-cell>
          <table:table-cell office:value-type="float" office:value="2047455" table:style-name="ce5">
            <text:p>2.047.455</text:p>
          </table:table-cell>
          <table:table-cell office:value-type="float" office:value="1729578" table:style-name="ce5">
            <text:p>1.729.578</text:p>
          </table:table-cell>
          <table:table-cell office:value-type="percentage" office:value="0.84474530575763573" table:style-name="ce26">
            <text:p>84,5%</text:p>
          </table:table-cell>
          <table:table-cell office:value-type="float" office:value="948165" table:style-name="ce5">
            <text:p>948.165</text:p>
          </table:table-cell>
          <table:table-cell office:value-type="percentage" office:value="0.46309442698374326" table:style-name="ce26">
            <text:p>46,3%</text:p>
          </table:table-cell>
          <table:table-cell office:value-type="date" office:date-value="2021-06-03T00:00:00" table:style-name="ce8">
            <text:p>03/06/2021</text:p>
          </table:table-cell>
          <table:table-cell table:number-columns-repeated="16377"/>
        </table:table-row>
        <table:table-row table:style-name="ro4">
          <table:table-cell office:value-type="string" table:style-name="ce4">
            <text:p>Extremadura</text:p>
          </table:table-cell>
          <table:table-cell office:value-type="float" office:value="462394" table:style-name="ce5">
            <text:p>462.394</text:p>
          </table:table-cell>
          <table:table-cell office:value-type="float" office:value="417281" table:style-name="ce5">
            <text:p>417.281</text:p>
          </table:table-cell>
          <table:table-cell office:value-type="percentage" office:value="0.90243601776839666" table:style-name="ce26">
            <text:p>90,2%</text:p>
          </table:table-cell>
          <table:table-cell office:value-type="float" office:value="242066" table:style-name="ce5">
            <text:p>242.066</text:p>
          </table:table-cell>
          <table:table-cell office:value-type="percentage" office:value="0.52350592784508454" table:style-name="ce26">
            <text:p>52,4%</text:p>
          </table:table-cell>
          <table:table-cell office:value-type="date" office:date-value="2021-06-03T00:00:00" table:style-name="ce8">
            <text:p>03/06/2021</text:p>
          </table:table-cell>
          <table:table-cell table:number-columns-repeated="16377"/>
        </table:table-row>
        <table:table-row table:style-name="ro4">
          <table:table-cell office:value-type="string" table:style-name="ce4">
            <text:p>Galicia</text:p>
          </table:table-cell>
          <table:table-cell office:value-type="float" office:value="1276880" table:style-name="ce5">
            <text:p>1.276.880</text:p>
          </table:table-cell>
          <table:table-cell office:value-type="float" office:value="1144891" table:style-name="ce5">
            <text:p>1.144.891</text:p>
          </table:table-cell>
          <table:table-cell office:value-type="percentage" office:value="0.89663163335630602" table:style-name="ce26">
            <text:p>89,7%</text:p>
          </table:table-cell>
          <table:table-cell office:value-type="float" office:value="695097" table:style-name="ce5">
            <text:p>695.097</text:p>
          </table:table-cell>
          <table:table-cell office:value-type="percentage" office:value="0.54437143662677778" table:style-name="ce26">
            <text:p>54,4%</text:p>
          </table:table-cell>
          <table:table-cell office:value-type="date" office:date-value="2021-06-03T00:00:00" table:style-name="ce8">
            <text:p>03/06/2021</text:p>
          </table:table-cell>
          <table:table-cell table:number-columns-repeated="16377"/>
        </table:table-row>
        <table:table-row table:style-name="ro4">
          <table:table-cell office:value-type="string" table:style-name="ce4">
            <text:p>La Rioja</text:p>
          </table:table-cell>
          <table:table-cell office:value-type="float" office:value="135714" table:style-name="ce5">
            <text:p>135.714</text:p>
          </table:table-cell>
          <table:table-cell office:value-type="float" office:value="117756" table:style-name="ce5">
            <text:p>117.756</text:p>
          </table:table-cell>
          <table:table-cell office:value-type="percentage" office:value="0.86767761616340244" table:style-name="ce26">
            <text:p>86,8%</text:p>
          </table:table-cell>
          <table:table-cell office:value-type="float" office:value="73668" table:style-name="ce5">
            <text:p>73.668</text:p>
          </table:table-cell>
          <table:table-cell office:value-type="percentage" office:value="0.54281798487996813" table:style-name="ce26">
            <text:p>54,3%</text:p>
          </table:table-cell>
          <table:table-cell office:value-type="date" office:date-value="2021-06-03T00:00:00" table:style-name="ce8">
            <text:p>03/06/2021</text:p>
          </table:table-cell>
          <table:table-cell table:number-columns-repeated="16377"/>
        </table:table-row>
        <table:table-row table:style-name="ro4">
          <table:table-cell office:value-type="string" table:style-name="ce4">
            <text:p>Madrid</text:p>
          </table:table-cell>
          <table:table-cell office:value-type="float" office:value="2566309" table:style-name="ce5">
            <text:p>2.566.309</text:p>
          </table:table-cell>
          <table:table-cell office:value-type="float" office:value="2162681" table:style-name="ce5">
            <text:p>2.162.681</text:p>
          </table:table-cell>
          <table:table-cell office:value-type="percentage" office:value="0.84272042065082575" table:style-name="ce26">
            <text:p>84,3%</text:p>
          </table:table-cell>
          <table:table-cell office:value-type="float" office:value="1139724" table:style-name="ce5">
            <text:p>1.139.724</text:p>
          </table:table-cell>
          <table:table-cell office:value-type="percentage" office:value="0.44411019873288837" table:style-name="ce26">
            <text:p>44,4%</text:p>
          </table:table-cell>
          <table:table-cell office:value-type="date" office:date-value="2021-06-03T00:00:00" table:style-name="ce8">
            <text:p>03/06/2021</text:p>
          </table:table-cell>
          <table:table-cell table:number-columns-repeated="16377"/>
        </table:table-row>
        <table:table-row table:style-name="ro4">
          <table:table-cell office:value-type="string" table:style-name="ce4">
            <text:p>Murcia<text:s/></text:p>
          </table:table-cell>
          <table:table-cell office:value-type="float" office:value="532835" table:style-name="ce5">
            <text:p>532.835</text:p>
          </table:table-cell>
          <table:table-cell office:value-type="float" office:value="459466" table:style-name="ce5">
            <text:p>459.466</text:p>
          </table:table-cell>
          <table:table-cell office:value-type="percentage" office:value="0.86230446573517128" table:style-name="ce26">
            <text:p>86,2%</text:p>
          </table:table-cell>
          <table:table-cell office:value-type="float" office:value="240004" table:style-name="ce5">
            <text:p>240.004</text:p>
          </table:table-cell>
          <table:table-cell office:value-type="percentage" office:value="0.45042836900729116" table:style-name="ce26">
            <text:p>45,0%</text:p>
          </table:table-cell>
          <table:table-cell office:value-type="date" office:date-value="2021-06-03T00:00:00" table:style-name="ce8">
            <text:p>03/06/2021</text:p>
          </table:table-cell>
          <table:table-cell table:number-columns-repeated="16377"/>
        </table:table-row>
        <table:table-row table:style-name="ro4">
          <table:table-cell office:value-type="string" table:style-name="ce4">
            <text:p>Navarra</text:p>
          </table:table-cell>
          <table:table-cell office:value-type="float" office:value="267496" table:style-name="ce5">
            <text:p>267.496</text:p>
          </table:table-cell>
          <table:table-cell office:value-type="float" office:value="243089" table:style-name="ce5">
            <text:p>243.089</text:p>
          </table:table-cell>
          <table:table-cell office:value-type="percentage" office:value="0.90875751413105244" table:style-name="ce26">
            <text:p>90,9%</text:p>
          </table:table-cell>
          <table:table-cell office:value-type="float" office:value="139899" table:style-name="ce5">
            <text:p>139.899</text:p>
          </table:table-cell>
          <table:table-cell office:value-type="percentage" office:value="0.52299473636988969" table:style-name="ce26">
            <text:p>52,3%</text:p>
          </table:table-cell>
          <table:table-cell office:value-type="date" office:date-value="2021-06-03T00:00:00" table:style-name="ce8">
            <text:p>03/06/2021</text:p>
          </table:table-cell>
          <table:table-cell table:number-columns-repeated="16377" table:style-name="ce21"/>
        </table:table-row>
        <table:table-row table:style-name="ro4">
          <table:table-cell office:value-type="string" table:style-name="ce4">
            <text:p>País Vasco</text:p>
          </table:table-cell>
          <table:table-cell office:value-type="float" office:value="991127" table:style-name="ce5">
            <text:p>991.127</text:p>
          </table:table-cell>
          <table:table-cell office:value-type="float" office:value="852103" table:style-name="ce5">
            <text:p>852.103</text:p>
          </table:table-cell>
          <table:table-cell office:value-type="percentage" office:value="0.85973139668276621" table:style-name="ce26">
            <text:p>86,0%</text:p>
          </table:table-cell>
          <table:table-cell office:value-type="float" office:value="475619" table:style-name="ce5">
            <text:p>475.619</text:p>
          </table:table-cell>
          <table:table-cell office:value-type="percentage" office:value="0.47987694816103282" table:style-name="ce26">
            <text:p>48,0%</text:p>
          </table:table-cell>
          <table:table-cell office:value-type="date" office:date-value="2021-06-03T00:00:00" table:style-name="ce8">
            <text:p>03/06/2021</text:p>
          </table:table-cell>
          <table:table-cell table:number-columns-repeated="16377" table:style-name="ce21"/>
        </table:table-row>
        <table:table-row table:style-name="ro4">
          <table:table-cell office:value-type="string" table:style-name="ce4">
            <text:p>Ceuta</text:p>
          </table:table-cell>
          <table:table-cell office:value-type="float" office:value="26336" table:style-name="ce5">
            <text:p>26.336</text:p>
          </table:table-cell>
          <table:table-cell office:value-type="float" office:value="21834" table:style-name="ce5">
            <text:p>21.834</text:p>
          </table:table-cell>
          <table:table-cell office:value-type="percentage" office:value="0.82905528554070473" table:style-name="ce26">
            <text:p>82,9%</text:p>
          </table:table-cell>
          <table:table-cell office:value-type="float" office:value="10752" table:style-name="ce5">
            <text:p>10.752</text:p>
          </table:table-cell>
          <table:table-cell office:value-type="percentage" office:value="0.40826245443499393" table:style-name="ce26">
            <text:p>40,8%</text:p>
          </table:table-cell>
          <table:table-cell office:value-type="date" office:date-value="2021-06-03T00:00:00" table:style-name="ce8">
            <text:p>03/06/2021</text:p>
          </table:table-cell>
          <table:table-cell table:number-columns-repeated="16377" table:style-name="ce21"/>
        </table:table-row>
        <table:table-row table:style-name="ro4">
          <table:table-cell office:value-type="string" table:style-name="ce4">
            <text:p>Melilla</text:p>
          </table:table-cell>
          <table:table-cell office:value-type="float" office:value="25223" table:style-name="ce5">
            <text:p>25.223</text:p>
          </table:table-cell>
          <table:table-cell office:value-type="float" office:value="19224" table:style-name="ce5">
            <text:p>19.224</text:p>
          </table:table-cell>
          <table:table-cell office:value-type="percentage" office:value="0.76216151924830511" table:style-name="ce26">
            <text:p>76,2%</text:p>
          </table:table-cell>
          <table:table-cell office:value-type="float" office:value="10140" table:style-name="ce5">
            <text:p>10.140</text:p>
          </table:table-cell>
          <table:table-cell office:value-type="percentage" office:value="0.40201403480949927" table:style-name="ce26">
            <text:p>40,2%</text:p>
          </table:table-cell>
          <table:table-cell office:value-type="date" office:date-value="2021-06-03T00:00:00" table:style-name="ce8">
            <text:p>03/06/2021</text:p>
          </table:table-cell>
          <table:table-cell table:number-columns-repeated="16377" table:style-name="ce21"/>
        </table:table-row>
        <table:table-row table:style-name="ro4">
          <table:table-cell office:value-type="string" table:style-name="ce4">
            <text:p>FF.AA.</text:p>
          </table:table-cell>
          <table:table-cell office:value-type="string" table:style-name="ce5">
            <text:p>-</text:p>
          </table:table-cell>
          <table:table-cell office:value-type="float" office:value="11710" table:style-name="ce5">
            <text:p>11.710</text:p>
          </table:table-cell>
          <table:table-cell office:value-type="string" table:style-name="ce26">
            <text:p>-</text:p>
          </table:table-cell>
          <table:table-cell office:value-type="float" office:value="2583" table:style-name="ce5">
            <text:p>2.583</text:p>
          </table:table-cell>
          <table:table-cell office:value-type="string" table:style-name="ce26">
            <text:p>-</text:p>
          </table:table-cell>
          <table:table-cell office:value-type="date" office:date-value="2021-06-03T00:00:00" table:style-name="ce8">
            <text:p>03/06/2021</text:p>
          </table:table-cell>
          <table:table-cell table:number-columns-repeated="16377" table:style-name="ce21"/>
        </table:table-row>
        <table:table-row table:style-name="ro4">
          <table:table-cell office:value-type="string" table:style-name="ce10">
            <text:p>Totales</text:p>
          </table:table-cell>
          <table:table-cell office:value-type="float" office:value="19164361" table:style-name="ce15">
            <text:p>19.164.361</text:p>
          </table:table-cell>
          <table:table-cell office:value-type="float" office:value="16496989" table:style-name="ce15">
            <text:p>16.496.989</text:p>
          </table:table-cell>
          <table:table-cell office:value-type="percentage" office:value="0.86081602198998441" table:style-name="ce16">
            <text:p>86,1%</text:p>
          </table:table-cell>
          <table:table-cell office:value-type="float" office:value="8944927" table:style-name="ce15">
            <text:p>8.944.927</text:p>
          </table:table-cell>
          <table:table-cell office:value-type="percentage" office:value="0.46674799123226701" table:style-name="ce16">
            <text:p>46,7%</text:p>
          </table:table-cell>
          <table:table-cell table:style-name="ce27"/>
          <table:table-cell table:number-columns-repeated="16377" table:style-name="ce21"/>
        </table:table-row>
        <table:table-row table:style-name="ro4">
          <table:table-cell table:number-columns-repeated="16384"/>
        </table:table-row>
        <table:table-row table:style-name="ro6">
          <table:table-cell table:number-columns-spanned="10" table:number-rows-spanned="1" table:style-name="ce17"/>
          <table:covered-table-cell table:number-columns-repeated="9"/>
          <table:table-cell table:number-columns-repeated="16374"/>
        </table:table-row>
        <table:table-row table:number-rows-repeated="1048552" table:style-name="ro4">
          <table:table-cell table:number-columns-repeated="16384"/>
        </table:table-row>
      </table:table>
      <table:table table:name="Etarios_con_al_menos_1_dosis" table:style-name="ta1">
        <table:table-column table:style-name="co6" table:default-cell-style-name="ce21"/>
        <table:table-column table:style-name="co7" table:default-cell-style-name="ce21"/>
        <table:table-column table:style-name="co7" table:default-cell-style-name="ce47"/>
        <table:table-column table:style-name="co7" table:default-cell-style-name="ce21"/>
        <table:table-column table:style-name="co7" table:default-cell-style-name="ce47"/>
        <table:table-column table:style-name="co7" table:default-cell-style-name="ce21"/>
        <table:table-column table:style-name="co7" table:default-cell-style-name="ce47"/>
        <table:table-column table:style-name="co7" table:default-cell-style-name="ce21"/>
        <table:table-column table:style-name="co7" table:default-cell-style-name="ce47"/>
        <table:table-column table:style-name="co7" table:default-cell-style-name="ce21"/>
        <table:table-column table:style-name="co7" table:default-cell-style-name="ce47"/>
        <table:table-column table:style-name="co7" table:default-cell-style-name="ce43"/>
        <table:table-column table:style-name="co3" table:default-cell-style-name="ce47"/>
        <table:table-column table:style-name="co3" table:default-cell-style-name="ce21"/>
        <table:table-column table:style-name="co3" table:default-cell-style-name="ce47"/>
        <table:table-column table:style-name="co3" table:number-columns-repeated="2" table:default-cell-style-name="ce21"/>
        <table:table-column table:style-name="co3" table:default-cell-style-name="ce47"/>
        <table:table-column table:style-name="co3" table:number-columns-repeated="16366" table:default-cell-style-name="ce21"/>
        <table:table-row table:style-name="ro1">
          <table:table-cell table:style-name="ce28"/>
          <table:table-cell office:value-type="string" table:style-name="ce29">
            <text:p>Personas con al menos 1 dosis ≥80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con al menos 1 dosis 70-7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con al menos 1 dosis 60-6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con al menos 1 dosis 50-5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con al menos 1 dosis 40-4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con al menos 1 dosis 25-3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18-24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16-17 años</text:p>
          </table:table-cell>
          <table:table-cell office:value-type="string" table:style-name="ce30">
            <text:p>%</text:p>
          </table:table-cell>
          <table:table-cell office:value-type="string" table:style-name="ce31">
            <text:p>Total Personas con al menos 1 dosis</text:p>
          </table:table-cell>
          <table:table-cell office:value-type="string" table:style-name="ce31">
            <text:p>Total Población INE Población a Vacunar (1)</text:p>
          </table:table-cell>
          <table:table-cell office:value-type="string" table:style-name="ce32">
            <text:p>% Con al menos 1 dosis sobre Población a Vacunar INE</text:p>
          </table:table-cell>
          <table:table-cell table:number-columns-repeated="16364" table:style-name="ce33"/>
        </table:table-row>
        <table:table-row table:style-name="ro4">
          <table:table-cell office:value-type="string" table:style-name="ce34">
            <text:p>Andalucía</text:p>
          </table:table-cell>
          <table:table-cell office:value-type="float" office:value="430059" table:style-name="ce35">
            <text:p>430.059</text:p>
          </table:table-cell>
          <table:table-cell office:value-type="percentage" office:value="1" table:style-name="ce36">
            <text:p>100,0%</text:p>
          </table:table-cell>
          <table:table-cell office:value-type="float" office:value="640350" table:style-name="ce35">
            <text:p>640.350</text:p>
          </table:table-cell>
          <table:table-cell office:value-type="percentage" office:value="0.98457673271513158" table:style-name="ce36">
            <text:p>98,5%</text:p>
          </table:table-cell>
          <table:table-cell office:value-type="float" office:value="832720" table:style-name="ce35">
            <text:p>832.720</text:p>
          </table:table-cell>
          <table:table-cell office:value-type="percentage" office:value="0.90893710288851026" table:style-name="ce36">
            <text:p>90,9%</text:p>
          </table:table-cell>
          <table:table-cell office:value-type="float" office:value="964535" table:style-name="ce35">
            <text:p>964.535</text:p>
          </table:table-cell>
          <table:table-cell office:value-type="percentage" office:value="0.76246560333781022" table:style-name="ce36">
            <text:p>76,2%</text:p>
          </table:table-cell>
          <table:table-cell office:value-type="float" office:value="236315" table:style-name="ce35">
            <text:p>236.315</text:p>
          </table:table-cell>
          <table:table-cell office:value-type="percentage" office:value="0.17061050570566755" table:style-name="ce36">
            <text:p>17,1%</text:p>
          </table:table-cell>
          <table:table-cell office:value-type="float" office:value="192971" table:style-name="ce35">
            <text:p>192.971</text:p>
          </table:table-cell>
          <table:table-cell office:value-type="percentage" office:value="0.11880497479786267" table:style-name="ce36">
            <text:p>11,9%</text:p>
          </table:table-cell>
          <table:table-cell office:value-type="float" office:value="40121" table:style-name="ce35">
            <text:p>40.121</text:p>
          </table:table-cell>
          <table:table-cell office:value-type="percentage" office:value="6.4106825001677734E-2" table:style-name="ce36">
            <text:p>6,4%</text:p>
          </table:table-cell>
          <table:table-cell office:value-type="float" office:value="559" table:style-name="ce35">
            <text:p>559</text:p>
          </table:table-cell>
          <table:table-cell office:value-type="percentage" office:value="3.0727623528894409E-3" table:style-name="ce36">
            <text:p>0,3%</text:p>
          </table:table-cell>
          <table:table-cell office:value-type="float" office:value="3337630" table:style-name="ce35">
            <text:p>3.337.630</text:p>
          </table:table-cell>
          <table:table-cell office:value-type="float" office:value="7062213" table:style-name="ce35">
            <text:p>7.062.213</text:p>
          </table:table-cell>
          <table:table-cell office:value-type="percentage" office:value="0.47260398404862614" table:style-name="ce36">
            <text:p>47,3%</text:p>
          </table:table-cell>
          <table:table-cell table:number-columns-repeated="16364"/>
        </table:table-row>
        <table:table-row table:style-name="ro4">
          <table:table-cell office:value-type="string" table:style-name="ce37">
            <text:p>Aragón</text:p>
          </table:table-cell>
          <table:table-cell office:value-type="float" office:value="100447" table:style-name="ce38">
            <text:p>100.447</text:p>
          </table:table-cell>
          <table:table-cell office:value-type="percentage" office:value="1" table:style-name="ce39">
            <text:p>100,0%</text:p>
          </table:table-cell>
          <table:table-cell office:value-type="float" office:value="117238" table:style-name="ce38">
            <text:p>117.238</text:p>
          </table:table-cell>
          <table:table-cell office:value-type="percentage" office:value="0.98556597032491278" table:style-name="ce39">
            <text:p>98,6%</text:p>
          </table:table-cell>
          <table:table-cell office:value-type="float" office:value="142764" table:style-name="ce38">
            <text:p>142.764</text:p>
          </table:table-cell>
          <table:table-cell office:value-type="percentage" office:value="0.91300594115126599" table:style-name="ce39">
            <text:p>91,3%</text:p>
          </table:table-cell>
          <table:table-cell office:value-type="float" office:value="145329" table:style-name="ce38">
            <text:p>145.329</text:p>
          </table:table-cell>
          <table:table-cell office:value-type="percentage" office:value="0.73300011096204087" table:style-name="ce39">
            <text:p>73,3%</text:p>
          </table:table-cell>
          <table:table-cell office:value-type="float" office:value="37308" table:style-name="ce38">
            <text:p>37.308</text:p>
          </table:table-cell>
          <table:table-cell office:value-type="percentage" office:value="0.17357159805157646" table:style-name="ce39">
            <text:p>17,4%</text:p>
          </table:table-cell>
          <table:table-cell office:value-type="float" office:value="32061" table:style-name="ce38">
            <text:p>32.061</text:p>
          </table:table-cell>
          <table:table-cell office:value-type="percentage" office:value="0.13870814225144934" table:style-name="ce39">
            <text:p>13,9%</text:p>
          </table:table-cell>
          <table:table-cell office:value-type="float" office:value="6983" table:style-name="ce38">
            <text:p>6.983</text:p>
          </table:table-cell>
          <table:table-cell office:value-type="percentage" office:value="7.8302309934962996E-2" table:style-name="ce39">
            <text:p>7,8%</text:p>
          </table:table-cell>
          <table:table-cell office:value-type="float" office:value="65" table:style-name="ce38">
            <text:p>65</text:p>
          </table:table-cell>
          <table:table-cell office:value-type="percentage" office:value="2.5890225444116944E-3" table:style-name="ce39">
            <text:p>0,3%</text:p>
          </table:table-cell>
          <table:table-cell office:value-type="float" office:value="582195" table:style-name="ce38">
            <text:p>582.195</text:p>
          </table:table-cell>
          <table:table-cell office:value-type="float" office:value="1132764" table:style-name="ce38">
            <text:p>1.132.764</text:p>
          </table:table-cell>
          <table:table-cell office:value-type="percentage" office:value="0.51395965973494917" table:style-name="ce39">
            <text:p>51,4%</text:p>
          </table:table-cell>
          <table:table-cell table:number-columns-repeated="16364"/>
        </table:table-row>
        <table:table-row table:style-name="ro4">
          <table:table-cell office:value-type="string" table:style-name="ce37">
            <text:p>Asturias<text:s/></text:p>
          </table:table-cell>
          <table:table-cell office:value-type="float" office:value="88138" table:style-name="ce38">
            <text:p>88.138</text:p>
          </table:table-cell>
          <table:table-cell office:value-type="percentage" office:value="1" table:style-name="ce39">
            <text:p>100,0%</text:p>
          </table:table-cell>
          <table:table-cell office:value-type="float" office:value="112734" table:style-name="ce38">
            <text:p>112.734</text:p>
          </table:table-cell>
          <table:table-cell office:value-type="percentage" office:value="1" table:style-name="ce39">
            <text:p>100,0%</text:p>
          </table:table-cell>
          <table:table-cell office:value-type="float" office:value="136844" table:style-name="ce38">
            <text:p>136.844</text:p>
          </table:table-cell>
          <table:table-cell office:value-type="percentage" office:value="0.91441477561275497" table:style-name="ce39">
            <text:p>91,4%</text:p>
          </table:table-cell>
          <table:table-cell office:value-type="float" office:value="124046" table:style-name="ce38">
            <text:p>124.046</text:p>
          </table:table-cell>
          <table:table-cell office:value-type="percentage" office:value="0.76267945525531067" table:style-name="ce39">
            <text:p>76,3%</text:p>
          </table:table-cell>
          <table:table-cell office:value-type="float" office:value="27016" table:style-name="ce38">
            <text:p>27.016</text:p>
          </table:table-cell>
          <table:table-cell office:value-type="percentage" office:value="0.16177923625541191" table:style-name="ce39">
            <text:p>16,2%</text:p>
          </table:table-cell>
          <table:table-cell office:value-type="float" office:value="20557" table:style-name="ce38">
            <text:p>20.557</text:p>
          </table:table-cell>
          <table:table-cell office:value-type="percentage" office:value="0.1325385875101546" table:style-name="ce39">
            <text:p>13,3%</text:p>
          </table:table-cell>
          <table:table-cell office:value-type="float" office:value="4641" table:style-name="ce38">
            <text:p>4.641</text:p>
          </table:table-cell>
          <table:table-cell office:value-type="percentage" office:value="8.5660495764041417E-2" table:style-name="ce39">
            <text:p>8,6%</text:p>
          </table:table-cell>
          <table:table-cell office:value-type="float" office:value="54" table:style-name="ce38">
            <text:p>54</text:p>
          </table:table-cell>
          <table:table-cell office:value-type="percentage" office:value="3.4697680395810574E-3" table:style-name="ce39">
            <text:p>0,3%</text:p>
          </table:table-cell>
          <table:table-cell office:value-type="float" office:value="514030" table:style-name="ce38">
            <text:p>514.030</text:p>
          </table:table-cell>
          <table:table-cell office:value-type="float" office:value="901209" table:style-name="ce38">
            <text:p>901.209</text:p>
          </table:table-cell>
          <table:table-cell office:value-type="percentage" office:value="0.57037823634695173" table:style-name="ce39">
            <text:p>57,0%</text:p>
          </table:table-cell>
          <table:table-cell table:number-columns-repeated="16364"/>
        </table:table-row>
        <table:table-row table:style-name="ro4">
          <table:table-cell office:value-type="string" table:style-name="ce37">
            <text:p>Baleares</text:p>
          </table:table-cell>
          <table:table-cell office:value-type="float" office:value="50386" table:style-name="ce38">
            <text:p>50.386</text:p>
          </table:table-cell>
          <table:table-cell office:value-type="percentage" office:value="1" table:style-name="ce39">
            <text:p>100,0%</text:p>
          </table:table-cell>
          <table:table-cell office:value-type="float" office:value="76216" table:style-name="ce38">
            <text:p>76.216</text:p>
          </table:table-cell>
          <table:table-cell office:value-type="percentage" office:value="0.94659446569625916" table:style-name="ce39">
            <text:p>94,7%</text:p>
          </table:table-cell>
          <table:table-cell office:value-type="float" office:value="94388" table:style-name="ce38">
            <text:p>94.388</text:p>
          </table:table-cell>
          <table:table-cell office:value-type="percentage" office:value="0.8051453966954133" table:style-name="ce39">
            <text:p>80,5%</text:p>
          </table:table-cell>
          <table:table-cell office:value-type="float" office:value="109718" table:style-name="ce38">
            <text:p>109.718</text:p>
          </table:table-cell>
          <table:table-cell office:value-type="percentage" office:value="0.66176106925939548" table:style-name="ce39">
            <text:p>66,2%</text:p>
          </table:table-cell>
          <table:table-cell office:value-type="float" office:value="38635" table:style-name="ce38">
            <text:p>38.635</text:p>
          </table:table-cell>
          <table:table-cell office:value-type="percentage" office:value="0.18739208039889024" table:style-name="ce39">
            <text:p>18,7%</text:p>
          </table:table-cell>
          <table:table-cell office:value-type="float" office:value="26516" table:style-name="ce38">
            <text:p>26.516</text:p>
          </table:table-cell>
          <table:table-cell office:value-type="percentage" office:value="0.10282222101581344" table:style-name="ce39">
            <text:p>10,3%</text:p>
          </table:table-cell>
          <table:table-cell office:value-type="float" office:value="4448" table:style-name="ce38">
            <text:p>4.448</text:p>
          </table:table-cell>
          <table:table-cell office:value-type="percentage" office:value="5.1817938233204019E-2" table:style-name="ce39">
            <text:p>5,2%</text:p>
          </table:table-cell>
          <table:table-cell office:value-type="float" office:value="43" table:style-name="ce38">
            <text:p>43</text:p>
          </table:table-cell>
          <table:table-cell office:value-type="percentage" office:value="1.8454935622317598E-3" table:style-name="ce39">
            <text:p>0,2%</text:p>
          </table:table-cell>
          <table:table-cell office:value-type="float" office:value="400350" table:style-name="ce38">
            <text:p>400.350</text:p>
          </table:table-cell>
          <table:table-cell office:value-type="float" office:value="986279" table:style-name="ce38">
            <text:p>986.279</text:p>
          </table:table-cell>
          <table:table-cell office:value-type="percentage" office:value="0.40591962314923058" table:style-name="ce39">
            <text:p>40,6%</text:p>
          </table:table-cell>
          <table:table-cell table:number-columns-repeated="16364"/>
        </table:table-row>
        <table:table-row table:style-name="ro4">
          <table:table-cell office:value-type="string" table:style-name="ce37">
            <text:p>Canarias</text:p>
          </table:table-cell>
          <table:table-cell office:value-type="float" office:value="90764" table:style-name="ce38">
            <text:p>90.764</text:p>
          </table:table-cell>
          <table:table-cell office:value-type="percentage" office:value="1" table:style-name="ce39">
            <text:p>100,0%</text:p>
          </table:table-cell>
          <table:table-cell office:value-type="float" office:value="145885" table:style-name="ce38">
            <text:p>145.885</text:p>
          </table:table-cell>
          <table:table-cell office:value-type="percentage" office:value="0.94405006115277845" table:style-name="ce39">
            <text:p>94,4%</text:p>
          </table:table-cell>
          <table:table-cell office:value-type="float" office:value="202191" table:style-name="ce38">
            <text:p>202.191</text:p>
          </table:table-cell>
          <table:table-cell office:value-type="percentage" office:value="0.86005053340819759" table:style-name="ce39">
            <text:p>86,0%</text:p>
          </table:table-cell>
          <table:table-cell office:value-type="float" office:value="230703" table:style-name="ce38">
            <text:p>230.703</text:p>
          </table:table-cell>
          <table:table-cell office:value-type="percentage" office:value="0.65818859268726893" table:style-name="ce39">
            <text:p>65,8%</text:p>
          </table:table-cell>
          <table:table-cell office:value-type="float" office:value="90646" table:style-name="ce38">
            <text:p>90.646</text:p>
          </table:table-cell>
          <table:table-cell office:value-type="percentage" office:value="0.23366948165104506" table:style-name="ce39">
            <text:p>23,4%</text:p>
          </table:table-cell>
          <table:table-cell office:value-type="float" office:value="46766" table:style-name="ce38">
            <text:p>46.766</text:p>
          </table:table-cell>
          <table:table-cell office:value-type="percentage" office:value="0.10521342581447826" table:style-name="ce39">
            <text:p>10,5%</text:p>
          </table:table-cell>
          <table:table-cell office:value-type="float" office:value="8184" table:style-name="ce38">
            <text:p>8.184</text:p>
          </table:table-cell>
          <table:table-cell office:value-type="percentage" office:value="4.9933190562480551E-2" table:style-name="ce39">
            <text:p>5,0%</text:p>
          </table:table-cell>
          <table:table-cell office:value-type="float" office:value="91" table:style-name="ce38">
            <text:p>91</text:p>
          </table:table-cell>
          <table:table-cell office:value-type="percentage" office:value="2.051767676767677E-3" table:style-name="ce39">
            <text:p>0,2%</text:p>
          </table:table-cell>
          <table:table-cell office:value-type="float" office:value="815230" table:style-name="ce38">
            <text:p>815.230</text:p>
          </table:table-cell>
          <table:table-cell office:value-type="float" office:value="1871033" table:style-name="ce38">
            <text:p>1.871.033</text:p>
          </table:table-cell>
          <table:table-cell office:value-type="percentage" office:value="0.43571118200480696" table:style-name="ce39">
            <text:p>43,6%</text:p>
          </table:table-cell>
          <table:table-cell table:number-columns-repeated="16364"/>
        </table:table-row>
        <table:table-row table:style-name="ro4">
          <table:table-cell office:value-type="string" table:style-name="ce37">
            <text:p>Cantabria</text:p>
          </table:table-cell>
          <table:table-cell office:value-type="float" office:value="42031" table:style-name="ce38">
            <text:p>42.031</text:p>
          </table:table-cell>
          <table:table-cell office:value-type="percentage" office:value="1" table:style-name="ce39">
            <text:p>100,0%</text:p>
          </table:table-cell>
          <table:table-cell office:value-type="float" office:value="55353" table:style-name="ce38">
            <text:p>55.353</text:p>
          </table:table-cell>
          <table:table-cell office:value-type="percentage" office:value="1" table:style-name="ce39">
            <text:p>100,0%</text:p>
          </table:table-cell>
          <table:table-cell office:value-type="float" office:value="71710" table:style-name="ce38">
            <text:p>71.710</text:p>
          </table:table-cell>
          <table:table-cell office:value-type="percentage" office:value="0.92714461180425367" table:style-name="ce39">
            <text:p>92,7%</text:p>
          </table:table-cell>
          <table:table-cell office:value-type="float" office:value="57659" table:style-name="ce38">
            <text:p>57.659</text:p>
          </table:table-cell>
          <table:table-cell office:value-type="percentage" office:value="0.64091192032368505" table:style-name="ce39">
            <text:p>64,1%</text:p>
          </table:table-cell>
          <table:table-cell office:value-type="float" office:value="14823" table:style-name="ce38">
            <text:p>14.823</text:p>
          </table:table-cell>
          <table:table-cell office:value-type="percentage" office:value="0.15161247430167027" table:style-name="ce39">
            <text:p>15,2%</text:p>
          </table:table-cell>
          <table:table-cell office:value-type="float" office:value="12625" table:style-name="ce38">
            <text:p>12.625</text:p>
          </table:table-cell>
          <table:table-cell office:value-type="percentage" office:value="0.13086698731238081" table:style-name="ce39">
            <text:p>13,1%</text:p>
          </table:table-cell>
          <table:table-cell office:value-type="float" office:value="1845" table:style-name="ce38">
            <text:p>1.845</text:p>
          </table:table-cell>
          <table:table-cell office:value-type="percentage" office:value="5.2812365822241303E-2" table:style-name="ce39">
            <text:p>5,3%</text:p>
          </table:table-cell>
          <table:table-cell office:value-type="float" office:value="10" table:style-name="ce38">
            <text:p>10</text:p>
          </table:table-cell>
          <table:table-cell office:value-type="percentage" office:value="9.2669817440459645E-4" table:style-name="ce39">
            <text:p>0,1%</text:p>
          </table:table-cell>
          <table:table-cell office:value-type="float" office:value="256056" table:style-name="ce38">
            <text:p>256.056</text:p>
          </table:table-cell>
          <table:table-cell office:value-type="float" office:value="501384" table:style-name="ce38">
            <text:p>501.384</text:p>
          </table:table-cell>
          <table:table-cell office:value-type="percentage" office:value="0.51069838686515723" table:style-name="ce39">
            <text:p>51,1%</text:p>
          </table:table-cell>
          <table:table-cell table:number-columns-repeated="16364"/>
        </table:table-row>
        <table:table-row table:style-name="ro4">
          <table:table-cell office:value-type="string" table:style-name="ce37">
            <text:p>Castilla y Leon</text:p>
          </table:table-cell>
          <table:table-cell office:value-type="float" office:value="227993" table:style-name="ce38">
            <text:p>227.993</text:p>
          </table:table-cell>
          <table:table-cell office:value-type="percentage" office:value="1" table:style-name="ce39">
            <text:p>100,0%</text:p>
          </table:table-cell>
          <table:table-cell office:value-type="float" office:value="247545" table:style-name="ce38">
            <text:p>247.545</text:p>
          </table:table-cell>
          <table:table-cell office:value-type="percentage" office:value="1" table:style-name="ce39">
            <text:p>100,0%</text:p>
          </table:table-cell>
          <table:table-cell office:value-type="float" office:value="303043" table:style-name="ce38">
            <text:p>303.043</text:p>
          </table:table-cell>
          <table:table-cell office:value-type="percentage" office:value="0.95124538962567684" table:style-name="ce39">
            <text:p>95,1%</text:p>
          </table:table-cell>
          <table:table-cell office:value-type="float" office:value="204855" table:style-name="ce38">
            <text:p>204.855</text:p>
          </table:table-cell>
          <table:table-cell office:value-type="percentage" office:value="0.53743031416016263" table:style-name="ce39">
            <text:p>53,7%</text:p>
          </table:table-cell>
          <table:table-cell office:value-type="float" office:value="53746" table:style-name="ce38">
            <text:p>53.746</text:p>
          </table:table-cell>
          <table:table-cell office:value-type="percentage" office:value="0.14793630695971705" table:style-name="ce39">
            <text:p>14,8%</text:p>
          </table:table-cell>
          <table:table-cell office:value-type="float" office:value="47637" table:style-name="ce38">
            <text:p>47.637</text:p>
          </table:table-cell>
          <table:table-cell office:value-type="percentage" office:value="0.12681388012618297" table:style-name="ce39">
            <text:p>12,7%</text:p>
          </table:table-cell>
          <table:table-cell office:value-type="float" office:value="9371" table:style-name="ce38">
            <text:p>9.371</text:p>
          </table:table-cell>
          <table:table-cell office:value-type="percentage" office:value="6.4886236169004727E-2" table:style-name="ce39">
            <text:p>6,5%</text:p>
          </table:table-cell>
          <table:table-cell office:value-type="float" office:value="121" table:style-name="ce38">
            <text:p>121</text:p>
          </table:table-cell>
          <table:table-cell office:value-type="percentage" office:value="2.9741421689116116E-3" table:style-name="ce39">
            <text:p>0,3%</text:p>
          </table:table-cell>
          <table:table-cell office:value-type="float" office:value="1094311" table:style-name="ce38">
            <text:p>1.094.311</text:p>
          </table:table-cell>
          <table:table-cell office:value-type="float" office:value="2092873" table:style-name="ce38">
            <text:p>2.092.873</text:p>
          </table:table-cell>
          <table:table-cell office:value-type="percentage" office:value="0.5228750143940889" table:style-name="ce39">
            <text:p>52,3%</text:p>
          </table:table-cell>
          <table:table-cell table:number-columns-repeated="16364"/>
        </table:table-row>
        <table:table-row table:style-name="ro4">
          <table:table-cell office:value-type="string" table:style-name="ce37">
            <text:p>Castilla - La Mancha</text:p>
          </table:table-cell>
          <table:table-cell office:value-type="float" office:value="136958" table:style-name="ce38">
            <text:p>136.958</text:p>
          </table:table-cell>
          <table:table-cell office:value-type="percentage" office:value="1" table:style-name="ce39">
            <text:p>100,0%</text:p>
          </table:table-cell>
          <table:table-cell office:value-type="float" office:value="156403" table:style-name="ce38">
            <text:p>156.403</text:p>
          </table:table-cell>
          <table:table-cell office:value-type="percentage" office:value="0.98304221846500017" table:style-name="ce39">
            <text:p>98,3%</text:p>
          </table:table-cell>
          <table:table-cell office:value-type="float" office:value="205190" table:style-name="ce38">
            <text:p>205.190</text:p>
          </table:table-cell>
          <table:table-cell office:value-type="percentage" office:value="0.93932541063155772" table:style-name="ce39">
            <text:p>93,9%</text:p>
          </table:table-cell>
          <table:table-cell office:value-type="float" office:value="239521" table:style-name="ce38">
            <text:p>239.521</text:p>
          </table:table-cell>
          <table:table-cell office:value-type="percentage" office:value="0.77898581361918573" table:style-name="ce39">
            <text:p>77,9%</text:p>
          </table:table-cell>
          <table:table-cell office:value-type="float" office:value="60542" table:style-name="ce38">
            <text:p>60.542</text:p>
          </table:table-cell>
          <table:table-cell office:value-type="percentage" office:value="0.18312487711922082" table:style-name="ce39">
            <text:p>18,3%</text:p>
          </table:table-cell>
          <table:table-cell office:value-type="float" office:value="41012" table:style-name="ce38">
            <text:p>41.012</text:p>
          </table:table-cell>
          <table:table-cell office:value-type="percentage" office:value="0.10871017335524572" table:style-name="ce39">
            <text:p>10,9%</text:p>
          </table:table-cell>
          <table:table-cell office:value-type="float" office:value="8098" table:style-name="ce38">
            <text:p>8.098</text:p>
          </table:table-cell>
          <table:table-cell office:value-type="percentage" office:value="5.4160703059163443E-2" table:style-name="ce39">
            <text:p>5,4%</text:p>
          </table:table-cell>
          <table:table-cell office:value-type="float" office:value="113" table:style-name="ce38">
            <text:p>113</text:p>
          </table:table-cell>
          <table:table-cell office:value-type="percentage" office:value="2.6673590784628458E-3" table:style-name="ce39">
            <text:p>0,3%</text:p>
          </table:table-cell>
          <table:table-cell office:value-type="float" office:value="847837" table:style-name="ce38">
            <text:p>847.837</text:p>
          </table:table-cell>
          <table:table-cell office:value-type="float" office:value="1719964" table:style-name="ce38">
            <text:p>1.719.964</text:p>
          </table:table-cell>
          <table:table-cell office:value-type="percentage" office:value="0.49293880569593318" table:style-name="ce39">
            <text:p>49,3%</text:p>
          </table:table-cell>
          <table:table-cell table:number-columns-repeated="16364"/>
        </table:table-row>
        <table:table-row table:style-name="ro4">
          <table:table-cell office:value-type="string" table:style-name="ce37">
            <text:p>Cataluña</text:p>
          </table:table-cell>
          <table:table-cell office:value-type="float" office:value="453542" table:style-name="ce38">
            <text:p>453.542</text:p>
          </table:table-cell>
          <table:table-cell office:value-type="percentage" office:value="1" table:style-name="ce39">
            <text:p>100,0%</text:p>
          </table:table-cell>
          <table:table-cell office:value-type="float" office:value="604576" table:style-name="ce38">
            <text:p>604.576</text:p>
          </table:table-cell>
          <table:table-cell office:value-type="percentage" office:value="0.95165057957600596" table:style-name="ce39">
            <text:p>95,2%</text:p>
          </table:table-cell>
          <table:table-cell office:value-type="float" office:value="710639" table:style-name="ce38">
            <text:p>710.639</text:p>
          </table:table-cell>
          <table:table-cell office:value-type="percentage" office:value="0.84843908193088691" table:style-name="ce39">
            <text:p>84,8%</text:p>
          </table:table-cell>
          <table:table-cell office:value-type="float" office:value="764903" table:style-name="ce38">
            <text:p>764.903</text:p>
          </table:table-cell>
          <table:table-cell office:value-type="percentage" office:value="0.70060176958727949" table:style-name="ce39">
            <text:p>70,1%</text:p>
          </table:table-cell>
          <table:table-cell office:value-type="float" office:value="181588" table:style-name="ce38">
            <text:p>181.588</text:p>
          </table:table-cell>
          <table:table-cell office:value-type="percentage" office:value="0.13790568480848753" table:style-name="ce39">
            <text:p>13,8%</text:p>
          </table:table-cell>
          <table:table-cell office:value-type="float" office:value="176061" table:style-name="ce38">
            <text:p>176.061</text:p>
          </table:table-cell>
          <table:table-cell office:value-type="percentage" office:value="0.11841040682076656" table:style-name="ce39">
            <text:p>11,8%</text:p>
          </table:table-cell>
          <table:table-cell office:value-type="float" office:value="48557" table:style-name="ce38">
            <text:p>48.557</text:p>
          </table:table-cell>
          <table:table-cell office:value-type="percentage" office:value="8.7283126855959556E-2" table:style-name="ce39">
            <text:p>8,7%</text:p>
          </table:table-cell>
          <table:table-cell office:value-type="float" office:value="899" table:style-name="ce38">
            <text:p>899</text:p>
          </table:table-cell>
          <table:table-cell office:value-type="percentage" office:value="5.6235300005004251E-3" table:style-name="ce39">
            <text:p>0,6%</text:p>
          </table:table-cell>
          <table:table-cell office:value-type="float" office:value="2940765" table:style-name="ce38">
            <text:p>2.940.765</text:p>
          </table:table-cell>
          <table:table-cell office:value-type="float" office:value="6531658" table:style-name="ce38">
            <text:p>6.531.658</text:p>
          </table:table-cell>
          <table:table-cell office:value-type="percentage" office:value="0.45023254432488657" table:style-name="ce39">
            <text:p>45,0%</text:p>
          </table:table-cell>
          <table:table-cell table:number-columns-repeated="16364"/>
        </table:table-row>
        <table:table-row table:style-name="ro4">
          <table:table-cell office:value-type="string" table:style-name="ce37">
            <text:p>C. Valenciana</text:p>
          </table:table-cell>
          <table:table-cell office:value-type="float" office:value="293774" table:style-name="ce38">
            <text:p>293.774</text:p>
          </table:table-cell>
          <table:table-cell office:value-type="percentage" office:value="1" table:style-name="ce39">
            <text:p>100,0%</text:p>
          </table:table-cell>
          <table:table-cell office:value-type="float" office:value="426114" table:style-name="ce38">
            <text:p>426.114</text:p>
          </table:table-cell>
          <table:table-cell office:value-type="percentage" office:value="0.97316962878715207" table:style-name="ce39">
            <text:p>97,3%</text:p>
          </table:table-cell>
          <table:table-cell office:value-type="float" office:value="521237" table:style-name="ce38">
            <text:p>521.237</text:p>
          </table:table-cell>
          <table:table-cell office:value-type="percentage" office:value="0.89755789285173093" table:style-name="ce39">
            <text:p>89,8%</text:p>
          </table:table-cell>
          <table:table-cell office:value-type="float" office:value="488453" table:style-name="ce38">
            <text:p>488.453</text:p>
          </table:table-cell>
          <table:table-cell office:value-type="percentage" office:value="0.64925020004412937" table:style-name="ce39">
            <text:p>64,9%</text:p>
          </table:table-cell>
          <table:table-cell office:value-type="float" office:value="109833" table:style-name="ce38">
            <text:p>109.833</text:p>
          </table:table-cell>
          <table:table-cell office:value-type="percentage" office:value="0.12897433970417621" table:style-name="ce39">
            <text:p>12,9%</text:p>
          </table:table-cell>
          <table:table-cell office:value-type="float" office:value="107950" table:style-name="ce38">
            <text:p>107.950</text:p>
          </table:table-cell>
          <table:table-cell office:value-type="percentage" office:value="0.11805826686745868" table:style-name="ce39">
            <text:p>11,8%</text:p>
          </table:table-cell>
          <table:table-cell office:value-type="float" office:value="21629" table:style-name="ce38">
            <text:p>21.629</text:p>
          </table:table-cell>
          <table:table-cell office:value-type="percentage" office:value="6.1300781670700667E-2" table:style-name="ce39">
            <text:p>6,1%</text:p>
          </table:table-cell>
          <table:table-cell office:value-type="float" office:value="196" table:style-name="ce38">
            <text:p>196</text:p>
          </table:table-cell>
          <table:table-cell office:value-type="percentage" office:value="1.9020077827053149E-3" table:style-name="ce39">
            <text:p>0,2%</text:p>
          </table:table-cell>
          <table:table-cell office:value-type="float" office:value="1969186" table:style-name="ce38">
            <text:p>1.969.186</text:p>
          </table:table-cell>
          <table:table-cell office:value-type="float" office:value="4269305" table:style-name="ce38">
            <text:p>4.269.305</text:p>
          </table:table-cell>
          <table:table-cell office:value-type="percentage" office:value="0.46124275496831452" table:style-name="ce39">
            <text:p>46,1%</text:p>
          </table:table-cell>
          <table:table-cell table:number-columns-repeated="16364"/>
        </table:table-row>
        <table:table-row table:style-name="ro4">
          <table:table-cell office:value-type="string" table:style-name="ce37">
            <text:p>Extremadura</text:p>
          </table:table-cell>
          <table:table-cell office:value-type="float" office:value="77919" table:style-name="ce38">
            <text:p>77.919</text:p>
          </table:table-cell>
          <table:table-cell office:value-type="percentage" office:value="1" table:style-name="ce39">
            <text:p>100,0%</text:p>
          </table:table-cell>
          <table:table-cell office:value-type="float" office:value="95075" table:style-name="ce38">
            <text:p>95.075</text:p>
          </table:table-cell>
          <table:table-cell office:value-type="percentage" office:value="1" table:style-name="ce39">
            <text:p>100,0%</text:p>
          </table:table-cell>
          <table:table-cell office:value-type="float" office:value="125289" table:style-name="ce38">
            <text:p>125.289</text:p>
          </table:table-cell>
          <table:table-cell office:value-type="percentage" office:value="0.99993615170355232" table:style-name="ce39">
            <text:p>100,0%</text:p>
          </table:table-cell>
          <table:table-cell office:value-type="float" office:value="118998" table:style-name="ce38">
            <text:p>118.998</text:p>
          </table:table-cell>
          <table:table-cell office:value-type="percentage" office:value="0.70323137291981841" table:style-name="ce39">
            <text:p>70,3%</text:p>
          </table:table-cell>
          <table:table-cell office:value-type="float" office:value="26178" table:style-name="ce38">
            <text:p>26.178</text:p>
          </table:table-cell>
          <table:table-cell office:value-type="percentage" office:value="0.16413156607772078" table:style-name="ce39">
            <text:p>16,4%</text:p>
          </table:table-cell>
          <table:table-cell office:value-type="float" office:value="22484" table:style-name="ce38">
            <text:p>22.484</text:p>
          </table:table-cell>
          <table:table-cell office:value-type="percentage" office:value="0.1169312059245699" table:style-name="ce39">
            <text:p>11,7%</text:p>
          </table:table-cell>
          <table:table-cell office:value-type="float" office:value="2788" table:style-name="ce38">
            <text:p>2.788</text:p>
          </table:table-cell>
          <table:table-cell office:value-type="percentage" office:value="3.6641783198401848E-2" table:style-name="ce39">
            <text:p>3,7%</text:p>
          </table:table-cell>
          <table:table-cell office:value-type="float" office:value="74" table:style-name="ce38">
            <text:p>74</text:p>
          </table:table-cell>
          <table:table-cell office:value-type="percentage" office:value="3.5317138357275806E-3" table:style-name="ce39">
            <text:p>0,4%</text:p>
          </table:table-cell>
          <table:table-cell office:value-type="float" office:value="468805" table:style-name="ce38">
            <text:p>468.805</text:p>
          </table:table-cell>
          <table:table-cell office:value-type="float" office:value="911213" table:style-name="ce38">
            <text:p>911.213</text:p>
          </table:table-cell>
          <table:table-cell office:value-type="percentage" office:value="0.51448453874121636" table:style-name="ce39">
            <text:p>51,4%</text:p>
          </table:table-cell>
          <table:table-cell table:number-columns-repeated="16364"/>
        </table:table-row>
        <table:table-row table:style-name="ro4">
          <table:table-cell office:value-type="string" table:style-name="ce37">
            <text:p>Galicia</text:p>
          </table:table-cell>
          <table:table-cell office:value-type="float" office:value="239915" table:style-name="ce38">
            <text:p>239.915</text:p>
          </table:table-cell>
          <table:table-cell office:value-type="percentage" office:value="1" table:style-name="ce39">
            <text:p>100,0%</text:p>
          </table:table-cell>
          <table:table-cell office:value-type="float" office:value="285998" table:style-name="ce38">
            <text:p>285.998</text:p>
          </table:table-cell>
          <table:table-cell office:value-type="percentage" office:value="0.98701002892028633" table:style-name="ce39">
            <text:p>98,7%</text:p>
          </table:table-cell>
          <table:table-cell office:value-type="float" office:value="324633" table:style-name="ce38">
            <text:p>324.633</text:p>
          </table:table-cell>
          <table:table-cell office:value-type="percentage" office:value="0.93573864242333404" table:style-name="ce39">
            <text:p>93,6%</text:p>
          </table:table-cell>
          <table:table-cell office:value-type="float" office:value="294345" table:style-name="ce38">
            <text:p>294.345</text:p>
          </table:table-cell>
          <table:table-cell office:value-type="percentage" office:value="0.72518594985328499" table:style-name="ce39">
            <text:p>72,5%</text:p>
          </table:table-cell>
          <table:table-cell office:value-type="float" office:value="57080" table:style-name="ce38">
            <text:p>57.080</text:p>
          </table:table-cell>
          <table:table-cell office:value-type="percentage" office:value="0.12878451156420836" table:style-name="ce39">
            <text:p>12,9%</text:p>
          </table:table-cell>
          <table:table-cell office:value-type="float" office:value="48169" table:style-name="ce38">
            <text:p>48.169</text:p>
          </table:table-cell>
          <table:table-cell office:value-type="percentage" office:value="0.10805481590818851" table:style-name="ce39">
            <text:p>10,8%</text:p>
          </table:table-cell>
          <table:table-cell office:value-type="float" office:value="6570" table:style-name="ce38">
            <text:p>6.570</text:p>
          </table:table-cell>
          <table:table-cell office:value-type="percentage" office:value="4.3012864578218603E-2" table:style-name="ce39">
            <text:p>4,3%</text:p>
          </table:table-cell>
          <table:table-cell office:value-type="float" office:value="45" table:style-name="ce38">
            <text:p>45</text:p>
          </table:table-cell>
          <table:table-cell office:value-type="percentage" office:value="1.0224019630117689E-3" table:style-name="ce39">
            <text:p>0,1%</text:p>
          </table:table-cell>
          <table:table-cell office:value-type="float" office:value="1256755" table:style-name="ce38">
            <text:p>1.256.755</text:p>
          </table:table-cell>
          <table:table-cell office:value-type="float" office:value="2362643" table:style-name="ce38">
            <text:p>2.362.643</text:p>
          </table:table-cell>
          <table:table-cell office:value-type="percentage" office:value="0.53192759126114275" table:style-name="ce39">
            <text:p>53,2%</text:p>
          </table:table-cell>
          <table:table-cell table:number-columns-repeated="16364"/>
        </table:table-row>
        <table:table-row table:style-name="ro4">
          <table:table-cell office:value-type="string" table:style-name="ce37">
            <text:p>La Rioja</text:p>
          </table:table-cell>
          <table:table-cell office:value-type="float" office:value="23253" table:style-name="ce38">
            <text:p>23.253</text:p>
          </table:table-cell>
          <table:table-cell office:value-type="percentage" office:value="1" table:style-name="ce39">
            <text:p>100,0%</text:p>
          </table:table-cell>
          <table:table-cell office:value-type="float" office:value="28381" table:style-name="ce38">
            <text:p>28.381</text:p>
          </table:table-cell>
          <table:table-cell office:value-type="percentage" office:value="1" table:style-name="ce39">
            <text:p>100,0%</text:p>
          </table:table-cell>
          <table:table-cell office:value-type="float" office:value="35609" table:style-name="ce38">
            <text:p>35.609</text:p>
          </table:table-cell>
          <table:table-cell office:value-type="percentage" office:value="0.94408505222970462" table:style-name="ce39">
            <text:p>94,4%</text:p>
          </table:table-cell>
          <table:table-cell office:value-type="float" office:value="30513" table:style-name="ce38">
            <text:p>30.513</text:p>
          </table:table-cell>
          <table:table-cell office:value-type="percentage" office:value="0.64016868076535749" table:style-name="ce39">
            <text:p>64,0%</text:p>
          </table:table-cell>
          <table:table-cell office:value-type="float" office:value="7579" table:style-name="ce38">
            <text:p>7.579</text:p>
          </table:table-cell>
          <table:table-cell office:value-type="percentage" office:value="0.14314314314314314" table:style-name="ce39">
            <text:p>14,3%</text:p>
          </table:table-cell>
          <table:table-cell office:value-type="float" office:value="7382" table:style-name="ce38">
            <text:p>7.382</text:p>
          </table:table-cell>
          <table:table-cell office:value-type="percentage" office:value="0.135025882094712" table:style-name="ce39">
            <text:p>13,5%</text:p>
          </table:table-cell>
          <table:table-cell office:value-type="float" office:value="1506" table:style-name="ce38">
            <text:p>1.506</text:p>
          </table:table-cell>
          <table:table-cell office:value-type="percentage" office:value="7.1138403401039205E-2" table:style-name="ce39">
            <text:p>7,1%</text:p>
          </table:table-cell>
          <table:table-cell office:value-type="float" office:value="10" table:style-name="ce38">
            <text:p>10</text:p>
          </table:table-cell>
          <table:table-cell office:value-type="percentage" office:value="1.590836780146357E-3" table:style-name="ce39">
            <text:p>0,2%</text:p>
          </table:table-cell>
          <table:table-cell office:value-type="float" office:value="134233" table:style-name="ce38">
            <text:p>134.233</text:p>
          </table:table-cell>
          <table:table-cell office:value-type="float" office:value="270788" table:style-name="ce38">
            <text:p>270.788</text:p>
          </table:table-cell>
          <table:table-cell office:value-type="percentage" office:value="0.49571251310988668" table:style-name="ce39">
            <text:p>49,6%</text:p>
          </table:table-cell>
          <table:table-cell table:number-columns-repeated="16364"/>
        </table:table-row>
        <table:table-row table:style-name="ro4">
          <table:table-cell office:value-type="string" table:style-name="ce37">
            <text:p>Madrid</text:p>
          </table:table-cell>
          <table:table-cell office:value-type="float" office:value="369438" table:style-name="ce38">
            <text:p>369.438</text:p>
          </table:table-cell>
          <table:table-cell office:value-type="percentage" office:value="1" table:style-name="ce39">
            <text:p>100,0%</text:p>
          </table:table-cell>
          <table:table-cell office:value-type="float" office:value="501033" table:style-name="ce38">
            <text:p>501.033</text:p>
          </table:table-cell>
          <table:table-cell office:value-type="percentage" office:value="0.95238756009055636" table:style-name="ce39">
            <text:p>95,2%</text:p>
          </table:table-cell>
          <table:table-cell office:value-type="float" office:value="636355" table:style-name="ce38">
            <text:p>636.355</text:p>
          </table:table-cell>
          <table:table-cell office:value-type="percentage" office:value="0.90478343520686799" table:style-name="ce39">
            <text:p>90,5%</text:p>
          </table:table-cell>
          <table:table-cell office:value-type="float" office:value="655855" table:style-name="ce38">
            <text:p>655.855</text:p>
          </table:table-cell>
          <table:table-cell office:value-type="percentage" office:value="0.67420483293807565" table:style-name="ce39">
            <text:p>67,4%</text:p>
          </table:table-cell>
          <table:table-cell office:value-type="float" office:value="154669" table:style-name="ce38">
            <text:p>154.669</text:p>
          </table:table-cell>
          <table:table-cell office:value-type="percentage" office:value="0.13265252737846825" table:style-name="ce39">
            <text:p>13,3%</text:p>
          </table:table-cell>
          <table:table-cell office:value-type="float" office:value="171574" table:style-name="ce38">
            <text:p>171.574</text:p>
          </table:table-cell>
          <table:table-cell office:value-type="percentage" office:value="0.12730251393787942" table:style-name="ce39">
            <text:p>12,7%</text:p>
          </table:table-cell>
          <table:table-cell office:value-type="float" office:value="32840" table:style-name="ce38">
            <text:p>32.840</text:p>
          </table:table-cell>
          <table:table-cell office:value-type="percentage" office:value="6.8457170492541422E-2" table:style-name="ce39">
            <text:p>6,8%</text:p>
          </table:table-cell>
          <table:table-cell office:value-type="float" office:value="464" table:style-name="ce38">
            <text:p>464</text:p>
          </table:table-cell>
          <table:table-cell office:value-type="percentage" office:value="3.4152552976939666E-3" table:style-name="ce39">
            <text:p>0,3%</text:p>
          </table:table-cell>
          <table:table-cell office:value-type="float" office:value="2522228" table:style-name="ce38">
            <text:p>2.522.228</text:p>
          </table:table-cell>
          <table:table-cell office:value-type="float" office:value="5695623" table:style-name="ce38">
            <text:p>5.695.623</text:p>
          </table:table-cell>
          <table:table-cell office:value-type="percentage" office:value="0.44283619193194496" table:style-name="ce39">
            <text:p>44,3%</text:p>
          </table:table-cell>
          <table:table-cell table:number-columns-repeated="16364"/>
        </table:table-row>
        <table:table-row table:style-name="ro4">
          <table:table-cell office:value-type="string" table:style-name="ce37">
            <text:p>Murcia</text:p>
          </table:table-cell>
          <table:table-cell office:value-type="float" office:value="72991" table:style-name="ce38">
            <text:p>72.991</text:p>
          </table:table-cell>
          <table:table-cell office:value-type="percentage" office:value="1" table:style-name="ce39">
            <text:p>100,0%</text:p>
          </table:table-cell>
          <table:table-cell office:value-type="float" office:value="99571" table:style-name="ce38">
            <text:p>99.571</text:p>
          </table:table-cell>
          <table:table-cell office:value-type="percentage" office:value="0.96765760600200201" table:style-name="ce39">
            <text:p>96,8%</text:p>
          </table:table-cell>
          <table:table-cell office:value-type="float" office:value="128793" table:style-name="ce38">
            <text:p>128.793</text:p>
          </table:table-cell>
          <table:table-cell office:value-type="percentage" office:value="0.87668556725592028" table:style-name="ce39">
            <text:p>87,7%</text:p>
          </table:table-cell>
          <table:table-cell office:value-type="float" office:value="158111" table:style-name="ce38">
            <text:p>158.111</text:p>
          </table:table-cell>
          <table:table-cell office:value-type="percentage" office:value="0.74141407510222457" table:style-name="ce39">
            <text:p>74,1%</text:p>
          </table:table-cell>
          <table:table-cell office:value-type="float" office:value="32770" table:style-name="ce38">
            <text:p>32.770</text:p>
          </table:table-cell>
          <table:table-cell office:value-type="percentage" office:value="0.12893605133834599" table:style-name="ce39">
            <text:p>12,9%</text:p>
          </table:table-cell>
          <table:table-cell office:value-type="float" office:value="31672" table:style-name="ce38">
            <text:p>31.672</text:p>
          </table:table-cell>
          <table:table-cell office:value-type="percentage" office:value="0.10660096665185724" table:style-name="ce39">
            <text:p>10,7%</text:p>
          </table:table-cell>
          <table:table-cell office:value-type="float" office:value="7596" table:style-name="ce38">
            <text:p>7.596</text:p>
          </table:table-cell>
          <table:table-cell office:value-type="percentage" office:value="6.4011056148718687E-2" table:style-name="ce39">
            <text:p>6,4%</text:p>
          </table:table-cell>
          <table:table-cell office:value-type="float" office:value="143" table:style-name="ce38">
            <text:p>143</text:p>
          </table:table-cell>
          <table:table-cell office:value-type="percentage" office:value="4.119612814012445E-3" table:style-name="ce39">
            <text:p>0,4%</text:p>
          </table:table-cell>
          <table:table-cell office:value-type="float" office:value="531647" table:style-name="ce38">
            <text:p>531.647</text:p>
          </table:table-cell>
          <table:table-cell office:value-type="float" office:value="1237479" table:style-name="ce38">
            <text:p>1.237.479</text:p>
          </table:table-cell>
          <table:table-cell office:value-type="percentage" office:value="0.42962102791239287" table:style-name="ce39">
            <text:p>43,0%</text:p>
          </table:table-cell>
          <table:table-cell table:number-columns-repeated="16364"/>
        </table:table-row>
        <table:table-row table:style-name="ro4">
          <table:table-cell office:value-type="string" table:style-name="ce37">
            <text:p>Navarra</text:p>
          </table:table-cell>
          <table:table-cell office:value-type="float" office:value="42314" table:style-name="ce38">
            <text:p>42.314</text:p>
          </table:table-cell>
          <table:table-cell office:value-type="percentage" office:value="1" table:style-name="ce39">
            <text:p>100,0%</text:p>
          </table:table-cell>
          <table:table-cell office:value-type="float" office:value="55443" table:style-name="ce38">
            <text:p>55.443</text:p>
          </table:table-cell>
          <table:table-cell office:value-type="percentage" office:value="0.99374462288500143" table:style-name="ce39">
            <text:p>99,4%</text:p>
          </table:table-cell>
          <table:table-cell office:value-type="float" office:value="68228" table:style-name="ce38">
            <text:p>68.228</text:p>
          </table:table-cell>
          <table:table-cell office:value-type="percentage" office:value="0.92394778181030279" table:style-name="ce39">
            <text:p>92,4%</text:p>
          </table:table-cell>
          <table:table-cell office:value-type="float" office:value="77104" table:style-name="ce38">
            <text:p>77.104</text:p>
          </table:table-cell>
          <table:table-cell office:value-type="percentage" office:value="0.79740211388503945" table:style-name="ce39">
            <text:p>79,7%</text:p>
          </table:table-cell>
          <table:table-cell office:value-type="float" office:value="16866" table:style-name="ce38">
            <text:p>16.866</text:p>
          </table:table-cell>
          <table:table-cell office:value-type="percentage" office:value="0.15616377474491214" table:style-name="ce39">
            <text:p>15,6%</text:p>
          </table:table-cell>
          <table:table-cell office:value-type="float" office:value="15420" table:style-name="ce38">
            <text:p>15.420</text:p>
          </table:table-cell>
          <table:table-cell office:value-type="percentage" office:value="0.13405664806217724" table:style-name="ce39">
            <text:p>13,4%</text:p>
          </table:table-cell>
          <table:table-cell office:value-type="float" office:value="3735" table:style-name="ce38">
            <text:p>3.735</text:p>
          </table:table-cell>
          <table:table-cell office:value-type="percentage" office:value="7.7002370889599006E-2" table:style-name="ce39">
            <text:p>7,7%</text:p>
          </table:table-cell>
          <table:table-cell office:value-type="float" office:value="11" table:style-name="ce38">
            <text:p>11</text:p>
          </table:table-cell>
          <table:table-cell office:value-type="percentage" office:value="7.9102545663742275E-4" table:style-name="ce39">
            <text:p>0,1%</text:p>
          </table:table-cell>
          <table:table-cell office:value-type="float" office:value="279121" table:style-name="ce38">
            <text:p>279.121</text:p>
          </table:table-cell>
          <table:table-cell office:value-type="float" office:value="552935" table:style-name="ce38">
            <text:p>552.935</text:p>
          </table:table-cell>
          <table:table-cell office:value-type="percentage" office:value="0.5047989365838661" table:style-name="ce39">
            <text:p>50,5%</text:p>
          </table:table-cell>
          <table:table-cell table:number-columns-repeated="16364"/>
        </table:table-row>
        <table:table-row table:style-name="ro4">
          <table:table-cell office:value-type="string" table:style-name="ce37">
            <text:p>País Vasco</text:p>
          </table:table-cell>
          <table:table-cell office:value-type="float" office:value="161684" table:style-name="ce38">
            <text:p>161.684</text:p>
          </table:table-cell>
          <table:table-cell office:value-type="percentage" office:value="1" table:style-name="ce39">
            <text:p>100,0%</text:p>
          </table:table-cell>
          <table:table-cell office:value-type="float" office:value="209438" table:style-name="ce38">
            <text:p>209.438</text:p>
          </table:table-cell>
          <table:table-cell office:value-type="percentage" office:value="0.98290321520923973" table:style-name="ce39">
            <text:p>98,3%</text:p>
          </table:table-cell>
          <table:table-cell office:value-type="float" office:value="264208" table:style-name="ce38">
            <text:p>264.208</text:p>
          </table:table-cell>
          <table:table-cell office:value-type="percentage" office:value="0.94319914036534469" table:style-name="ce39">
            <text:p>94,3%</text:p>
          </table:table-cell>
          <table:table-cell office:value-type="float" office:value="216773" table:style-name="ce38">
            <text:p>216.773</text:p>
          </table:table-cell>
          <table:table-cell office:value-type="percentage" office:value="0.63761077955273449" table:style-name="ce39">
            <text:p>63,8%</text:p>
          </table:table-cell>
          <table:table-cell office:value-type="float" office:value="45152" table:style-name="ce38">
            <text:p>45.152</text:p>
          </table:table-cell>
          <table:table-cell office:value-type="percentage" office:value="0.12468347264678999" table:style-name="ce39">
            <text:p>12,5%</text:p>
          </table:table-cell>
          <table:table-cell office:value-type="float" office:value="46516" table:style-name="ce38">
            <text:p>46.516</text:p>
          </table:table-cell>
          <table:table-cell office:value-type="percentage" office:value="0.12824358451240089" table:style-name="ce39">
            <text:p>12,8%</text:p>
          </table:table-cell>
          <table:table-cell office:value-type="float" office:value="12002" table:style-name="ce38">
            <text:p>12.002</text:p>
          </table:table-cell>
          <table:table-cell office:value-type="percentage" office:value="8.5531238642275326E-2" table:style-name="ce39">
            <text:p>8,6%</text:p>
          </table:table-cell>
          <table:table-cell office:value-type="float" office:value="45" table:style-name="ce38">
            <text:p>45</text:p>
          </table:table-cell>
          <table:table-cell office:value-type="percentage" office:value="1.0759372609028309E-3" table:style-name="ce39">
            <text:p>0,1%</text:p>
          </table:table-cell>
          <table:table-cell office:value-type="float" office:value="955818" table:style-name="ce38">
            <text:p>955.818</text:p>
          </table:table-cell>
          <table:table-cell office:value-type="float" office:value="1898123" table:style-name="ce38">
            <text:p>1.898.123</text:p>
          </table:table-cell>
          <table:table-cell office:value-type="percentage" office:value="0.50355956911116928" table:style-name="ce39">
            <text:p>50,4%</text:p>
          </table:table-cell>
          <table:table-cell table:number-columns-repeated="16364"/>
        </table:table-row>
        <table:table-row table:style-name="ro4">
          <table:table-cell office:value-type="string" table:style-name="ce37">
            <text:p>Ceuta</text:p>
          </table:table-cell>
          <table:table-cell office:value-type="float" office:value="2343" table:style-name="ce38">
            <text:p>2.343</text:p>
          </table:table-cell>
          <table:table-cell office:value-type="percentage" office:value="0.89942418426103643" table:style-name="ce39">
            <text:p>89,9%</text:p>
          </table:table-cell>
          <table:table-cell office:value-type="float" office:value="3731" table:style-name="ce38">
            <text:p>3.731</text:p>
          </table:table-cell>
          <table:table-cell office:value-type="percentage" office:value="0.8640574339972209" table:style-name="ce39">
            <text:p>86,4%</text:p>
          </table:table-cell>
          <table:table-cell office:value-type="float" office:value="6730" table:style-name="ce38">
            <text:p>6.730</text:p>
          </table:table-cell>
          <table:table-cell office:value-type="percentage" office:value="0.85656102838233428" table:style-name="ce39">
            <text:p>85,7%</text:p>
          </table:table-cell>
          <table:table-cell office:value-type="float" office:value="9030" table:style-name="ce38">
            <text:p>9.030</text:p>
          </table:table-cell>
          <table:table-cell office:value-type="percentage" office:value="0.78141225337487019" table:style-name="ce39">
            <text:p>78,1%</text:p>
          </table:table-cell>
          <table:table-cell office:value-type="float" office:value="6811" table:style-name="ce38">
            <text:p>6.811</text:p>
          </table:table-cell>
          <table:table-cell office:value-type="percentage" office:value="0.53875968992248058" table:style-name="ce39">
            <text:p>53,9%</text:p>
          </table:table-cell>
          <table:table-cell office:value-type="float" office:value="2007" table:style-name="ce38">
            <text:p>2.007</text:p>
          </table:table-cell>
          <table:table-cell office:value-type="percentage" office:value="0.11518595041322315" table:style-name="ce39">
            <text:p>11,5%</text:p>
          </table:table-cell>
          <table:table-cell office:value-type="float" office:value="546" table:style-name="ce38">
            <text:p>546</text:p>
          </table:table-cell>
          <table:table-cell office:value-type="percentage" office:value="7.2022160664819951E-2" table:style-name="ce39">
            <text:p>7,2%</text:p>
          </table:table-cell>
          <table:table-cell office:value-type="float" office:value="8" table:style-name="ce38">
            <text:p>8</text:p>
          </table:table-cell>
          <table:table-cell office:value-type="percentage" office:value="3.6781609195402297E-3" table:style-name="ce39">
            <text:p>0,4%</text:p>
          </table:table-cell>
          <table:table-cell office:value-type="float" office:value="31206" table:style-name="ce38">
            <text:p>31.206</text:p>
          </table:table-cell>
          <table:table-cell office:value-type="float" office:value="66158" table:style-name="ce38">
            <text:p>66.158</text:p>
          </table:table-cell>
          <table:table-cell office:value-type="percentage" office:value="0.47168898697058559" table:style-name="ce39">
            <text:p>47,2%</text:p>
          </table:table-cell>
          <table:table-cell table:number-columns-repeated="16364"/>
        </table:table-row>
        <table:table-row table:style-name="ro4">
          <table:table-cell office:value-type="string" table:style-name="ce37">
            <text:p>Melilla</text:p>
          </table:table-cell>
          <table:table-cell office:value-type="float" office:value="1920" table:style-name="ce38">
            <text:p>1.920</text:p>
          </table:table-cell>
          <table:table-cell office:value-type="percentage" office:value="0.81736909323116225" table:style-name="ce39">
            <text:p>81,7%</text:p>
          </table:table-cell>
          <table:table-cell office:value-type="float" office:value="3120" table:style-name="ce38">
            <text:p>3.120</text:p>
          </table:table-cell>
          <table:table-cell office:value-type="percentage" office:value="0.8324439701173959" table:style-name="ce39">
            <text:p>83,2%</text:p>
          </table:table-cell>
          <table:table-cell office:value-type="float" office:value="6147" table:style-name="ce38">
            <text:p>6.147</text:p>
          </table:table-cell>
          <table:table-cell office:value-type="percentage" office:value="0.78535837485626681" table:style-name="ce39">
            <text:p>78,5%</text:p>
          </table:table-cell>
          <table:table-cell office:value-type="float" office:value="8037" table:style-name="ce38">
            <text:p>8.037</text:p>
          </table:table-cell>
          <table:table-cell office:value-type="percentage" office:value="0.71130188512257719" table:style-name="ce39">
            <text:p>71,1%</text:p>
          </table:table-cell>
          <table:table-cell office:value-type="float" office:value="7462" table:style-name="ce38">
            <text:p>7.462</text:p>
          </table:table-cell>
          <table:table-cell office:value-type="percentage" office:value="0.62172971171471425" table:style-name="ce39">
            <text:p>62,2%</text:p>
          </table:table-cell>
          <table:table-cell office:value-type="float" office:value="2005" table:style-name="ce38">
            <text:p>2.005</text:p>
          </table:table-cell>
          <table:table-cell office:value-type="percentage" office:value="0.11081633781020284" table:style-name="ce39">
            <text:p>11,1%</text:p>
          </table:table-cell>
          <table:table-cell office:value-type="float" office:value="315" table:style-name="ce38">
            <text:p>315</text:p>
          </table:table-cell>
          <table:table-cell office:value-type="percentage" office:value="3.6902530459231489E-2" table:style-name="ce39">
            <text:p>3,7%</text:p>
          </table:table-cell>
          <table:table-cell office:value-type="float" office:value="7" table:style-name="ce38">
            <text:p>7</text:p>
          </table:table-cell>
          <table:table-cell office:value-type="percentage" office:value="3.0120481927710845E-3" table:style-name="ce39">
            <text:p>0,3%</text:p>
          </table:table-cell>
          <table:table-cell office:value-type="float" office:value="29013" table:style-name="ce38">
            <text:p>29.013</text:p>
          </table:table-cell>
          <table:table-cell office:value-type="float" office:value="66178" table:style-name="ce38">
            <text:p>66.178</text:p>
          </table:table-cell>
          <table:table-cell office:value-type="percentage" office:value="0.43840853455831241" table:style-name="ce39">
            <text:p>43,8%</text:p>
          </table:table-cell>
          <table:table-cell table:number-columns-repeated="16364"/>
        </table:table-row>
        <table:table-row table:style-name="ro4">
          <table:table-cell office:value-type="string" table:style-name="ce40">
            <text:p>Fuerzas Armadas</text:p>
          </table:table-cell>
          <table:table-cell office:value-type="float" office:value="29" table:style-name="ce41">
            <text:p>29</text:p>
          </table:table-cell>
          <table:table-cell office:value-type="string" table:style-name="ce42">
            <text:p>-</text:p>
          </table:table-cell>
          <table:table-cell office:value-type="float" office:value="13" table:style-name="ce41">
            <text:p>13</text:p>
          </table:table-cell>
          <table:table-cell office:value-type="string" table:style-name="ce42">
            <text:p>-</text:p>
          </table:table-cell>
          <table:table-cell office:value-type="float" office:value="3284" table:style-name="ce41">
            <text:p>3.284</text:p>
          </table:table-cell>
          <table:table-cell office:value-type="string" table:style-name="ce42">
            <text:p>-</text:p>
          </table:table-cell>
          <table:table-cell office:value-type="float" office:value="8384" table:style-name="ce41">
            <text:p>8.384</text:p>
          </table:table-cell>
          <table:table-cell office:value-type="string" table:style-name="ce42">
            <text:p>-</text:p>
          </table:table-cell>
          <table:table-cell office:value-type="float" office:value="17740" table:style-name="ce41">
            <text:p>17.740</text:p>
          </table:table-cell>
          <table:table-cell office:value-type="string" table:style-name="ce42">
            <text:p>-</text:p>
          </table:table-cell>
          <table:table-cell office:value-type="float" office:value="34159" table:style-name="ce41">
            <text:p>34.159</text:p>
          </table:table-cell>
          <table:table-cell office:value-type="string" table:style-name="ce42">
            <text:p>-</text:p>
          </table:table-cell>
          <table:table-cell office:value-type="float" office:value="8097" table:style-name="ce41">
            <text:p>8.097</text:p>
          </table:table-cell>
          <table:table-cell office:value-type="string" table:style-name="ce42">
            <text:p>-</text:p>
          </table:table-cell>
          <table:table-cell office:value-type="float" office:value="13" table:style-name="ce41">
            <text:p>13</text:p>
          </table:table-cell>
          <table:table-cell office:value-type="string" table:style-name="ce42">
            <text:p>-</text:p>
          </table:table-cell>
          <table:table-cell office:value-type="float" office:value="71719" table:style-name="ce41">
            <text:p>71.719</text:p>
          </table:table-cell>
          <table:table-cell office:value-type="string" table:style-name="ce41">
            <text:p>-</text:p>
          </table:table-cell>
          <table:table-cell office:value-type="string" table:style-name="ce42">
            <text:p>-</text:p>
          </table:table-cell>
          <table:table-cell table:number-columns-repeated="16364" table:style-name="ce43"/>
        </table:table-row>
        <table:table-row table:style-name="ro7">
          <table:table-cell office:value-type="string" table:style-name="ce44">
            <text:p>Total España</text:p>
          </table:table-cell>
          <table:table-cell office:value-type="float" office:value="2905898" table:style-name="ce45">
            <text:p>2.905.898</text:p>
          </table:table-cell>
          <table:table-cell office:value-type="percentage" office:value="1" table:style-name="ce46">
            <text:p>100,0%</text:p>
          </table:table-cell>
          <table:table-cell office:value-type="float" office:value="3864217" table:style-name="ce45">
            <text:p>3.864.217</text:p>
          </table:table-cell>
          <table:table-cell office:value-type="percentage" office:value="0.97580128508640684" table:style-name="ce46">
            <text:p>97,6%</text:p>
          </table:table-cell>
          <table:table-cell office:value-type="float" office:value="4820002" table:style-name="ce45">
            <text:p>4.820.002</text:p>
          </table:table-cell>
          <table:table-cell office:value-type="percentage" office:value="0.90313184257931345" table:style-name="ce46">
            <text:p>90,3%</text:p>
          </table:table-cell>
          <table:table-cell office:value-type="float" office:value="4906872" table:style-name="ce45">
            <text:p>4.906.872</text:p>
          </table:table-cell>
          <table:table-cell office:value-type="percentage" office:value="0.69766223736035371" table:style-name="ce46">
            <text:p>69,8%</text:p>
          </table:table-cell>
          <table:table-cell office:value-type="float" office:value="1222759" table:style-name="ce45">
            <text:p>1.222.759</text:p>
          </table:table-cell>
          <table:table-cell office:value-type="percentage" office:value="0.15494168140676762" table:style-name="ce46">
            <text:p>15,5%</text:p>
          </table:table-cell>
          <table:table-cell office:value-type="float" office:value="1085544" table:style-name="ce45">
            <text:p>1.085.544</text:p>
          </table:table-cell>
          <table:table-cell office:value-type="percentage" office:value="0.12315608047580452" table:style-name="ce46">
            <text:p>12,3%</text:p>
          </table:table-cell>
          <table:table-cell office:value-type="float" office:value="229872" table:style-name="ce45">
            <text:p>229.872</text:p>
          </table:table-cell>
          <table:table-cell office:value-type="percentage" office:value="6.9441461330230284E-2" table:style-name="ce46">
            <text:p>6,9%</text:p>
          </table:table-cell>
          <table:table-cell office:value-type="float" office:value="2971" table:style-name="ce45">
            <text:p>2.971</text:p>
          </table:table-cell>
          <table:table-cell office:value-type="percentage" office:value="3.1305022185366613E-3" table:style-name="ce46">
            <text:p>0,3%</text:p>
          </table:table-cell>
          <table:table-cell office:value-type="float" office:value="19038135" table:style-name="ce45">
            <text:p>19.038.135</text:p>
          </table:table-cell>
          <table:table-cell office:value-type="float" office:value="40129822" table:style-name="ce45">
            <text:p>40.129.822</text:p>
          </table:table-cell>
          <table:table-cell office:value-type="percentage" office:value="0.4744136418048403" table:style-name="ce46">
            <text:p>47,4%</text:p>
          </table:table-cell>
          <table:table-cell table:number-columns-repeated="16364"/>
        </table:table-row>
        <table:table-row table:style-name="ro4">
          <table:table-cell table:number-columns-repeated="16384"/>
        </table:table-row>
        <table:table-row table:style-name="ro8">
          <table:table-cell table:number-columns-spanned="7" table:number-rows-spanned="1" table:style-name="ce17"/>
          <table:covered-table-cell table:number-columns-repeated="6"/>
          <table:table-cell table:style-name="ce21"/>
          <table:table-cell table:style-name="ce47"/>
          <table:table-cell table:style-name="ce21"/>
          <table:table-cell table:style-name="ce47"/>
          <table:table-cell table:style-name="ce43"/>
          <table:table-cell table:style-name="ce47"/>
          <table:table-cell table:style-name="ce21"/>
          <table:table-cell table:style-name="ce47"/>
          <table:table-cell table:number-columns-repeated="2" table:style-name="ce21"/>
          <table:table-cell table:style-name="ce47"/>
          <table:table-cell table:number-columns-repeated="16366" table:style-name="ce21"/>
        </table:table-row>
        <table:table-row table:number-rows-repeated="1048552" table:style-name="ro4">
          <table:table-cell table:number-columns-repeated="16384"/>
        </table:table-row>
      </table:table>
      <table:table table:name="Etarios_con_pauta_completa" table:style-name="ta1">
        <table:table-column table:style-name="co6" table:default-cell-style-name="ce21"/>
        <table:table-column table:style-name="co7" table:default-cell-style-name="ce21"/>
        <table:table-column table:style-name="co7" table:default-cell-style-name="ce47"/>
        <table:table-column table:style-name="co7" table:default-cell-style-name="ce21"/>
        <table:table-column table:style-name="co7" table:default-cell-style-name="ce47"/>
        <table:table-column table:style-name="co7" table:default-cell-style-name="ce21"/>
        <table:table-column table:style-name="co7" table:default-cell-style-name="ce47"/>
        <table:table-column table:style-name="co7" table:default-cell-style-name="ce21"/>
        <table:table-column table:style-name="co7" table:default-cell-style-name="ce47"/>
        <table:table-column table:style-name="co7" table:default-cell-style-name="ce21"/>
        <table:table-column table:style-name="co7" table:default-cell-style-name="ce47"/>
        <table:table-column table:style-name="co7" table:default-cell-style-name="ce43"/>
        <table:table-column table:style-name="co3" table:default-cell-style-name="ce47"/>
        <table:table-column table:style-name="co3" table:default-cell-style-name="ce21"/>
        <table:table-column table:style-name="co3" table:default-cell-style-name="ce47"/>
        <table:table-column table:style-name="co3" table:number-columns-repeated="2" table:default-cell-style-name="ce21"/>
        <table:table-column table:style-name="co3" table:default-cell-style-name="ce47"/>
        <table:table-column table:style-name="co3" table:number-columns-repeated="16366" table:default-cell-style-name="ce21"/>
        <table:table-row table:style-name="ro1">
          <table:table-cell table:style-name="ce28"/>
          <table:table-cell office:value-type="string" table:style-name="ce29">
            <text:p>Personas pauta completa ≥80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pauta completa 70-7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pauta completa 60-6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pauta completa 50-5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pauta completa 40-4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pauta completa 25-4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18-24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16-17 años</text:p>
          </table:table-cell>
          <table:table-cell office:value-type="string" table:style-name="ce30">
            <text:p>%</text:p>
          </table:table-cell>
          <table:table-cell office:value-type="string" table:style-name="ce31">
            <text:p>Total Personas pauta completa</text:p>
          </table:table-cell>
          <table:table-cell office:value-type="string" table:style-name="ce31">
            <text:p>Total Población INE Población a Vacunar (1)</text:p>
          </table:table-cell>
          <table:table-cell office:value-type="string" table:style-name="ce32">
            <text:p>% pauta completa sobre Población a Vacunar INE</text:p>
          </table:table-cell>
          <table:table-cell table:number-columns-repeated="16364" table:style-name="ce33"/>
        </table:table-row>
        <table:table-row table:style-name="ro4">
          <table:table-cell office:value-type="string" table:style-name="ce34">
            <text:p>Andalucía</text:p>
          </table:table-cell>
          <table:table-cell office:value-type="float" office:value="430059" table:style-name="ce35">
            <text:p>430.059</text:p>
          </table:table-cell>
          <table:table-cell office:value-type="percentage" office:value="1" table:style-name="ce36">
            <text:p>100,0%</text:p>
          </table:table-cell>
          <table:table-cell office:value-type="float" office:value="640350" table:style-name="ce35">
            <text:p>640.350</text:p>
          </table:table-cell>
          <table:table-cell office:value-type="percentage" office:value="0.98457673271513158" table:style-name="ce36">
            <text:p>98,5%</text:p>
          </table:table-cell>
          <table:table-cell office:value-type="float" office:value="832720" table:style-name="ce35">
            <text:p>832.720</text:p>
          </table:table-cell>
          <table:table-cell office:value-type="percentage" office:value="0.90893710288851026" table:style-name="ce36">
            <text:p>90,9%</text:p>
          </table:table-cell>
          <table:table-cell office:value-type="float" office:value="964535" table:style-name="ce35">
            <text:p>964.535</text:p>
          </table:table-cell>
          <table:table-cell office:value-type="percentage" office:value="0.76246560333781022" table:style-name="ce36">
            <text:p>76,2%</text:p>
          </table:table-cell>
          <table:table-cell office:value-type="float" office:value="236315" table:style-name="ce35">
            <text:p>236.315</text:p>
          </table:table-cell>
          <table:table-cell office:value-type="percentage" office:value="0.17061050570566755" table:style-name="ce36">
            <text:p>17,1%</text:p>
          </table:table-cell>
          <table:table-cell office:value-type="float" office:value="192971" table:style-name="ce35">
            <text:p>192.971</text:p>
          </table:table-cell>
          <table:table-cell office:value-type="percentage" office:value="0.11880497479786267" table:style-name="ce36">
            <text:p>11,9%</text:p>
          </table:table-cell>
          <table:table-cell office:value-type="float" office:value="40121" table:style-name="ce35">
            <text:p>40.121</text:p>
          </table:table-cell>
          <table:table-cell office:value-type="percentage" office:value="6.4106825001677734E-2" table:style-name="ce36">
            <text:p>6,4%</text:p>
          </table:table-cell>
          <table:table-cell office:value-type="float" office:value="559" table:style-name="ce35">
            <text:p>559</text:p>
          </table:table-cell>
          <table:table-cell office:value-type="percentage" office:value="3.0727623528894409E-3" table:style-name="ce36">
            <text:p>0,3%</text:p>
          </table:table-cell>
          <table:table-cell office:value-type="float" office:value="3337630" table:style-name="ce35">
            <text:p>3.337.630</text:p>
          </table:table-cell>
          <table:table-cell office:value-type="float" office:value="7062213" table:style-name="ce35">
            <text:p>7.062.213</text:p>
          </table:table-cell>
          <table:table-cell office:value-type="percentage" office:value="0.47260398404862614" table:style-name="ce36">
            <text:p>47,3%</text:p>
          </table:table-cell>
          <table:table-cell table:number-columns-repeated="16364"/>
        </table:table-row>
        <table:table-row table:style-name="ro4">
          <table:table-cell office:value-type="string" table:style-name="ce37">
            <text:p>Aragón</text:p>
          </table:table-cell>
          <table:table-cell office:value-type="float" office:value="100447" table:style-name="ce38">
            <text:p>100.447</text:p>
          </table:table-cell>
          <table:table-cell office:value-type="percentage" office:value="1" table:style-name="ce39">
            <text:p>100,0%</text:p>
          </table:table-cell>
          <table:table-cell office:value-type="float" office:value="117238" table:style-name="ce38">
            <text:p>117.238</text:p>
          </table:table-cell>
          <table:table-cell office:value-type="percentage" office:value="0.98556597032491278" table:style-name="ce39">
            <text:p>98,6%</text:p>
          </table:table-cell>
          <table:table-cell office:value-type="float" office:value="142764" table:style-name="ce38">
            <text:p>142.764</text:p>
          </table:table-cell>
          <table:table-cell office:value-type="percentage" office:value="0.91300594115126599" table:style-name="ce39">
            <text:p>91,3%</text:p>
          </table:table-cell>
          <table:table-cell office:value-type="float" office:value="145329" table:style-name="ce38">
            <text:p>145.329</text:p>
          </table:table-cell>
          <table:table-cell office:value-type="percentage" office:value="0.73300011096204087" table:style-name="ce39">
            <text:p>73,3%</text:p>
          </table:table-cell>
          <table:table-cell office:value-type="float" office:value="37308" table:style-name="ce38">
            <text:p>37.308</text:p>
          </table:table-cell>
          <table:table-cell office:value-type="percentage" office:value="0.17357159805157646" table:style-name="ce39">
            <text:p>17,4%</text:p>
          </table:table-cell>
          <table:table-cell office:value-type="float" office:value="32061" table:style-name="ce38">
            <text:p>32.061</text:p>
          </table:table-cell>
          <table:table-cell office:value-type="percentage" office:value="0.13870814225144934" table:style-name="ce39">
            <text:p>13,9%</text:p>
          </table:table-cell>
          <table:table-cell office:value-type="float" office:value="6983" table:style-name="ce38">
            <text:p>6.983</text:p>
          </table:table-cell>
          <table:table-cell office:value-type="percentage" office:value="7.8302309934962996E-2" table:style-name="ce39">
            <text:p>7,8%</text:p>
          </table:table-cell>
          <table:table-cell office:value-type="float" office:value="65" table:style-name="ce38">
            <text:p>65</text:p>
          </table:table-cell>
          <table:table-cell office:value-type="percentage" office:value="2.5890225444116944E-3" table:style-name="ce39">
            <text:p>0,3%</text:p>
          </table:table-cell>
          <table:table-cell office:value-type="float" office:value="582195" table:style-name="ce38">
            <text:p>582.195</text:p>
          </table:table-cell>
          <table:table-cell office:value-type="float" office:value="1132764" table:style-name="ce38">
            <text:p>1.132.764</text:p>
          </table:table-cell>
          <table:table-cell office:value-type="percentage" office:value="0.51395965973494917" table:style-name="ce39">
            <text:p>51,4%</text:p>
          </table:table-cell>
          <table:table-cell table:number-columns-repeated="16364"/>
        </table:table-row>
        <table:table-row table:style-name="ro4">
          <table:table-cell office:value-type="string" table:style-name="ce37">
            <text:p>Asturias<text:s/></text:p>
          </table:table-cell>
          <table:table-cell office:value-type="float" office:value="88138" table:style-name="ce38">
            <text:p>88.138</text:p>
          </table:table-cell>
          <table:table-cell office:value-type="percentage" office:value="1" table:style-name="ce39">
            <text:p>100,0%</text:p>
          </table:table-cell>
          <table:table-cell office:value-type="float" office:value="112734" table:style-name="ce38">
            <text:p>112.734</text:p>
          </table:table-cell>
          <table:table-cell office:value-type="percentage" office:value="1" table:style-name="ce39">
            <text:p>100,0%</text:p>
          </table:table-cell>
          <table:table-cell office:value-type="float" office:value="136844" table:style-name="ce38">
            <text:p>136.844</text:p>
          </table:table-cell>
          <table:table-cell office:value-type="percentage" office:value="0.91441477561275497" table:style-name="ce39">
            <text:p>91,4%</text:p>
          </table:table-cell>
          <table:table-cell office:value-type="float" office:value="124046" table:style-name="ce38">
            <text:p>124.046</text:p>
          </table:table-cell>
          <table:table-cell office:value-type="percentage" office:value="0.76267945525531067" table:style-name="ce39">
            <text:p>76,3%</text:p>
          </table:table-cell>
          <table:table-cell office:value-type="float" office:value="27016" table:style-name="ce38">
            <text:p>27.016</text:p>
          </table:table-cell>
          <table:table-cell office:value-type="percentage" office:value="0.16177923625541191" table:style-name="ce39">
            <text:p>16,2%</text:p>
          </table:table-cell>
          <table:table-cell office:value-type="float" office:value="20557" table:style-name="ce38">
            <text:p>20.557</text:p>
          </table:table-cell>
          <table:table-cell office:value-type="percentage" office:value="0.1325385875101546" table:style-name="ce39">
            <text:p>13,3%</text:p>
          </table:table-cell>
          <table:table-cell office:value-type="float" office:value="4641" table:style-name="ce38">
            <text:p>4.641</text:p>
          </table:table-cell>
          <table:table-cell office:value-type="percentage" office:value="8.5660495764041417E-2" table:style-name="ce39">
            <text:p>8,6%</text:p>
          </table:table-cell>
          <table:table-cell office:value-type="float" office:value="54" table:style-name="ce38">
            <text:p>54</text:p>
          </table:table-cell>
          <table:table-cell office:value-type="percentage" office:value="3.4697680395810574E-3" table:style-name="ce39">
            <text:p>0,3%</text:p>
          </table:table-cell>
          <table:table-cell office:value-type="float" office:value="514030" table:style-name="ce38">
            <text:p>514.030</text:p>
          </table:table-cell>
          <table:table-cell office:value-type="float" office:value="901209" table:style-name="ce38">
            <text:p>901.209</text:p>
          </table:table-cell>
          <table:table-cell office:value-type="percentage" office:value="0.57037823634695173" table:style-name="ce39">
            <text:p>57,0%</text:p>
          </table:table-cell>
          <table:table-cell table:number-columns-repeated="16364"/>
        </table:table-row>
        <table:table-row table:style-name="ro4">
          <table:table-cell office:value-type="string" table:style-name="ce37">
            <text:p>Baleares</text:p>
          </table:table-cell>
          <table:table-cell office:value-type="float" office:value="50386" table:style-name="ce38">
            <text:p>50.386</text:p>
          </table:table-cell>
          <table:table-cell office:value-type="percentage" office:value="1" table:style-name="ce39">
            <text:p>100,0%</text:p>
          </table:table-cell>
          <table:table-cell office:value-type="float" office:value="76216" table:style-name="ce38">
            <text:p>76.216</text:p>
          </table:table-cell>
          <table:table-cell office:value-type="percentage" office:value="0.94659446569625916" table:style-name="ce39">
            <text:p>94,7%</text:p>
          </table:table-cell>
          <table:table-cell office:value-type="float" office:value="94388" table:style-name="ce38">
            <text:p>94.388</text:p>
          </table:table-cell>
          <table:table-cell office:value-type="percentage" office:value="0.8051453966954133" table:style-name="ce39">
            <text:p>80,5%</text:p>
          </table:table-cell>
          <table:table-cell office:value-type="float" office:value="109718" table:style-name="ce38">
            <text:p>109.718</text:p>
          </table:table-cell>
          <table:table-cell office:value-type="percentage" office:value="0.66176106925939548" table:style-name="ce39">
            <text:p>66,2%</text:p>
          </table:table-cell>
          <table:table-cell office:value-type="float" office:value="38635" table:style-name="ce38">
            <text:p>38.635</text:p>
          </table:table-cell>
          <table:table-cell office:value-type="percentage" office:value="0.18739208039889024" table:style-name="ce39">
            <text:p>18,7%</text:p>
          </table:table-cell>
          <table:table-cell office:value-type="float" office:value="26516" table:style-name="ce38">
            <text:p>26.516</text:p>
          </table:table-cell>
          <table:table-cell office:value-type="percentage" office:value="0.10282222101581344" table:style-name="ce39">
            <text:p>10,3%</text:p>
          </table:table-cell>
          <table:table-cell office:value-type="float" office:value="4448" table:style-name="ce38">
            <text:p>4.448</text:p>
          </table:table-cell>
          <table:table-cell office:value-type="percentage" office:value="5.1817938233204019E-2" table:style-name="ce39">
            <text:p>5,2%</text:p>
          </table:table-cell>
          <table:table-cell office:value-type="float" office:value="43" table:style-name="ce38">
            <text:p>43</text:p>
          </table:table-cell>
          <table:table-cell office:value-type="percentage" office:value="1.8454935622317598E-3" table:style-name="ce39">
            <text:p>0,2%</text:p>
          </table:table-cell>
          <table:table-cell office:value-type="float" office:value="400350" table:style-name="ce38">
            <text:p>400.350</text:p>
          </table:table-cell>
          <table:table-cell office:value-type="float" office:value="986279" table:style-name="ce38">
            <text:p>986.279</text:p>
          </table:table-cell>
          <table:table-cell office:value-type="percentage" office:value="0.40591962314923058" table:style-name="ce39">
            <text:p>40,6%</text:p>
          </table:table-cell>
          <table:table-cell table:number-columns-repeated="16364"/>
        </table:table-row>
        <table:table-row table:style-name="ro4">
          <table:table-cell office:value-type="string" table:style-name="ce37">
            <text:p>Canarias</text:p>
          </table:table-cell>
          <table:table-cell office:value-type="float" office:value="90764" table:style-name="ce38">
            <text:p>90.764</text:p>
          </table:table-cell>
          <table:table-cell office:value-type="percentage" office:value="1" table:style-name="ce39">
            <text:p>100,0%</text:p>
          </table:table-cell>
          <table:table-cell office:value-type="float" office:value="145885" table:style-name="ce38">
            <text:p>145.885</text:p>
          </table:table-cell>
          <table:table-cell office:value-type="percentage" office:value="0.94405006115277845" table:style-name="ce39">
            <text:p>94,4%</text:p>
          </table:table-cell>
          <table:table-cell office:value-type="float" office:value="202191" table:style-name="ce38">
            <text:p>202.191</text:p>
          </table:table-cell>
          <table:table-cell office:value-type="percentage" office:value="0.86005053340819759" table:style-name="ce39">
            <text:p>86,0%</text:p>
          </table:table-cell>
          <table:table-cell office:value-type="float" office:value="230703" table:style-name="ce38">
            <text:p>230.703</text:p>
          </table:table-cell>
          <table:table-cell office:value-type="percentage" office:value="0.65818859268726893" table:style-name="ce39">
            <text:p>65,8%</text:p>
          </table:table-cell>
          <table:table-cell office:value-type="float" office:value="90646" table:style-name="ce38">
            <text:p>90.646</text:p>
          </table:table-cell>
          <table:table-cell office:value-type="percentage" office:value="0.23366948165104506" table:style-name="ce39">
            <text:p>23,4%</text:p>
          </table:table-cell>
          <table:table-cell office:value-type="float" office:value="46766" table:style-name="ce38">
            <text:p>46.766</text:p>
          </table:table-cell>
          <table:table-cell office:value-type="percentage" office:value="0.10521342581447826" table:style-name="ce39">
            <text:p>10,5%</text:p>
          </table:table-cell>
          <table:table-cell office:value-type="float" office:value="8184" table:style-name="ce38">
            <text:p>8.184</text:p>
          </table:table-cell>
          <table:table-cell office:value-type="percentage" office:value="4.9933190562480551E-2" table:style-name="ce39">
            <text:p>5,0%</text:p>
          </table:table-cell>
          <table:table-cell office:value-type="float" office:value="91" table:style-name="ce38">
            <text:p>91</text:p>
          </table:table-cell>
          <table:table-cell office:value-type="percentage" office:value="2.051767676767677E-3" table:style-name="ce39">
            <text:p>0,2%</text:p>
          </table:table-cell>
          <table:table-cell office:value-type="float" office:value="815230" table:style-name="ce38">
            <text:p>815.230</text:p>
          </table:table-cell>
          <table:table-cell office:value-type="float" office:value="1871033" table:style-name="ce38">
            <text:p>1.871.033</text:p>
          </table:table-cell>
          <table:table-cell office:value-type="percentage" office:value="0.43571118200480696" table:style-name="ce39">
            <text:p>43,6%</text:p>
          </table:table-cell>
          <table:table-cell table:number-columns-repeated="16364"/>
        </table:table-row>
        <table:table-row table:style-name="ro4">
          <table:table-cell office:value-type="string" table:style-name="ce37">
            <text:p>Cantabria</text:p>
          </table:table-cell>
          <table:table-cell office:value-type="float" office:value="42031" table:style-name="ce38">
            <text:p>42.031</text:p>
          </table:table-cell>
          <table:table-cell office:value-type="percentage" office:value="1" table:style-name="ce39">
            <text:p>100,0%</text:p>
          </table:table-cell>
          <table:table-cell office:value-type="float" office:value="55353" table:style-name="ce38">
            <text:p>55.353</text:p>
          </table:table-cell>
          <table:table-cell office:value-type="percentage" office:value="1" table:style-name="ce39">
            <text:p>100,0%</text:p>
          </table:table-cell>
          <table:table-cell office:value-type="float" office:value="71710" table:style-name="ce38">
            <text:p>71.710</text:p>
          </table:table-cell>
          <table:table-cell office:value-type="percentage" office:value="0.92714461180425367" table:style-name="ce39">
            <text:p>92,7%</text:p>
          </table:table-cell>
          <table:table-cell office:value-type="float" office:value="57659" table:style-name="ce38">
            <text:p>57.659</text:p>
          </table:table-cell>
          <table:table-cell office:value-type="percentage" office:value="0.64091192032368505" table:style-name="ce39">
            <text:p>64,1%</text:p>
          </table:table-cell>
          <table:table-cell office:value-type="float" office:value="14823" table:style-name="ce38">
            <text:p>14.823</text:p>
          </table:table-cell>
          <table:table-cell office:value-type="percentage" office:value="0.15161247430167027" table:style-name="ce39">
            <text:p>15,2%</text:p>
          </table:table-cell>
          <table:table-cell office:value-type="float" office:value="12625" table:style-name="ce38">
            <text:p>12.625</text:p>
          </table:table-cell>
          <table:table-cell office:value-type="percentage" office:value="0.13086698731238081" table:style-name="ce39">
            <text:p>13,1%</text:p>
          </table:table-cell>
          <table:table-cell office:value-type="float" office:value="1845" table:style-name="ce38">
            <text:p>1.845</text:p>
          </table:table-cell>
          <table:table-cell office:value-type="percentage" office:value="5.2812365822241303E-2" table:style-name="ce39">
            <text:p>5,3%</text:p>
          </table:table-cell>
          <table:table-cell office:value-type="float" office:value="10" table:style-name="ce38">
            <text:p>10</text:p>
          </table:table-cell>
          <table:table-cell office:value-type="percentage" office:value="9.2669817440459645E-4" table:style-name="ce39">
            <text:p>0,1%</text:p>
          </table:table-cell>
          <table:table-cell office:value-type="float" office:value="256056" table:style-name="ce38">
            <text:p>256.056</text:p>
          </table:table-cell>
          <table:table-cell office:value-type="float" office:value="501384" table:style-name="ce38">
            <text:p>501.384</text:p>
          </table:table-cell>
          <table:table-cell office:value-type="percentage" office:value="0.51069838686515723" table:style-name="ce39">
            <text:p>51,1%</text:p>
          </table:table-cell>
          <table:table-cell table:number-columns-repeated="16364"/>
        </table:table-row>
        <table:table-row table:style-name="ro4">
          <table:table-cell office:value-type="string" table:style-name="ce37">
            <text:p>Castilla y Leon</text:p>
          </table:table-cell>
          <table:table-cell office:value-type="float" office:value="227993" table:style-name="ce38">
            <text:p>227.993</text:p>
          </table:table-cell>
          <table:table-cell office:value-type="percentage" office:value="1" table:style-name="ce39">
            <text:p>100,0%</text:p>
          </table:table-cell>
          <table:table-cell office:value-type="float" office:value="247545" table:style-name="ce38">
            <text:p>247.545</text:p>
          </table:table-cell>
          <table:table-cell office:value-type="percentage" office:value="1" table:style-name="ce39">
            <text:p>100,0%</text:p>
          </table:table-cell>
          <table:table-cell office:value-type="float" office:value="303043" table:style-name="ce38">
            <text:p>303.043</text:p>
          </table:table-cell>
          <table:table-cell office:value-type="percentage" office:value="0.95124538962567684" table:style-name="ce39">
            <text:p>95,1%</text:p>
          </table:table-cell>
          <table:table-cell office:value-type="float" office:value="204855" table:style-name="ce38">
            <text:p>204.855</text:p>
          </table:table-cell>
          <table:table-cell office:value-type="percentage" office:value="0.53743031416016263" table:style-name="ce39">
            <text:p>53,7%</text:p>
          </table:table-cell>
          <table:table-cell office:value-type="float" office:value="53746" table:style-name="ce38">
            <text:p>53.746</text:p>
          </table:table-cell>
          <table:table-cell office:value-type="percentage" office:value="0.14793630695971705" table:style-name="ce39">
            <text:p>14,8%</text:p>
          </table:table-cell>
          <table:table-cell office:value-type="float" office:value="47637" table:style-name="ce38">
            <text:p>47.637</text:p>
          </table:table-cell>
          <table:table-cell office:value-type="percentage" office:value="0.12681388012618297" table:style-name="ce39">
            <text:p>12,7%</text:p>
          </table:table-cell>
          <table:table-cell office:value-type="float" office:value="9371" table:style-name="ce38">
            <text:p>9.371</text:p>
          </table:table-cell>
          <table:table-cell office:value-type="percentage" office:value="6.4886236169004727E-2" table:style-name="ce39">
            <text:p>6,5%</text:p>
          </table:table-cell>
          <table:table-cell office:value-type="float" office:value="121" table:style-name="ce38">
            <text:p>121</text:p>
          </table:table-cell>
          <table:table-cell office:value-type="percentage" office:value="2.9741421689116116E-3" table:style-name="ce39">
            <text:p>0,3%</text:p>
          </table:table-cell>
          <table:table-cell office:value-type="float" office:value="1094311" table:style-name="ce38">
            <text:p>1.094.311</text:p>
          </table:table-cell>
          <table:table-cell office:value-type="float" office:value="2092873" table:style-name="ce38">
            <text:p>2.092.873</text:p>
          </table:table-cell>
          <table:table-cell office:value-type="percentage" office:value="0.5228750143940889" table:style-name="ce39">
            <text:p>52,3%</text:p>
          </table:table-cell>
          <table:table-cell table:number-columns-repeated="16364"/>
        </table:table-row>
        <table:table-row table:style-name="ro4">
          <table:table-cell office:value-type="string" table:style-name="ce37">
            <text:p>Castilla - La Mancha</text:p>
          </table:table-cell>
          <table:table-cell office:value-type="float" office:value="136958" table:style-name="ce38">
            <text:p>136.958</text:p>
          </table:table-cell>
          <table:table-cell office:value-type="percentage" office:value="1" table:style-name="ce39">
            <text:p>100,0%</text:p>
          </table:table-cell>
          <table:table-cell office:value-type="float" office:value="156403" table:style-name="ce38">
            <text:p>156.403</text:p>
          </table:table-cell>
          <table:table-cell office:value-type="percentage" office:value="0.98304221846500017" table:style-name="ce39">
            <text:p>98,3%</text:p>
          </table:table-cell>
          <table:table-cell office:value-type="float" office:value="205190" table:style-name="ce38">
            <text:p>205.190</text:p>
          </table:table-cell>
          <table:table-cell office:value-type="percentage" office:value="0.93932541063155772" table:style-name="ce39">
            <text:p>93,9%</text:p>
          </table:table-cell>
          <table:table-cell office:value-type="float" office:value="239521" table:style-name="ce38">
            <text:p>239.521</text:p>
          </table:table-cell>
          <table:table-cell office:value-type="percentage" office:value="0.77898581361918573" table:style-name="ce39">
            <text:p>77,9%</text:p>
          </table:table-cell>
          <table:table-cell office:value-type="float" office:value="60542" table:style-name="ce38">
            <text:p>60.542</text:p>
          </table:table-cell>
          <table:table-cell office:value-type="percentage" office:value="0.18312487711922082" table:style-name="ce39">
            <text:p>18,3%</text:p>
          </table:table-cell>
          <table:table-cell office:value-type="float" office:value="41012" table:style-name="ce38">
            <text:p>41.012</text:p>
          </table:table-cell>
          <table:table-cell office:value-type="percentage" office:value="0.10871017335524572" table:style-name="ce39">
            <text:p>10,9%</text:p>
          </table:table-cell>
          <table:table-cell office:value-type="float" office:value="8098" table:style-name="ce38">
            <text:p>8.098</text:p>
          </table:table-cell>
          <table:table-cell office:value-type="percentage" office:value="5.4160703059163443E-2" table:style-name="ce39">
            <text:p>5,4%</text:p>
          </table:table-cell>
          <table:table-cell office:value-type="float" office:value="113" table:style-name="ce38">
            <text:p>113</text:p>
          </table:table-cell>
          <table:table-cell office:value-type="percentage" office:value="2.6673590784628458E-3" table:style-name="ce39">
            <text:p>0,3%</text:p>
          </table:table-cell>
          <table:table-cell office:value-type="float" office:value="847837" table:style-name="ce38">
            <text:p>847.837</text:p>
          </table:table-cell>
          <table:table-cell office:value-type="float" office:value="1719964" table:style-name="ce38">
            <text:p>1.719.964</text:p>
          </table:table-cell>
          <table:table-cell office:value-type="percentage" office:value="0.49293880569593318" table:style-name="ce39">
            <text:p>49,3%</text:p>
          </table:table-cell>
          <table:table-cell table:number-columns-repeated="16364"/>
        </table:table-row>
        <table:table-row table:style-name="ro4">
          <table:table-cell office:value-type="string" table:style-name="ce37">
            <text:p>Cataluña</text:p>
          </table:table-cell>
          <table:table-cell office:value-type="float" office:value="453542" table:style-name="ce38">
            <text:p>453.542</text:p>
          </table:table-cell>
          <table:table-cell office:value-type="percentage" office:value="1" table:style-name="ce39">
            <text:p>100,0%</text:p>
          </table:table-cell>
          <table:table-cell office:value-type="float" office:value="604576" table:style-name="ce38">
            <text:p>604.576</text:p>
          </table:table-cell>
          <table:table-cell office:value-type="percentage" office:value="0.95165057957600596" table:style-name="ce39">
            <text:p>95,2%</text:p>
          </table:table-cell>
          <table:table-cell office:value-type="float" office:value="710639" table:style-name="ce38">
            <text:p>710.639</text:p>
          </table:table-cell>
          <table:table-cell office:value-type="percentage" office:value="0.84843908193088691" table:style-name="ce39">
            <text:p>84,8%</text:p>
          </table:table-cell>
          <table:table-cell office:value-type="float" office:value="764903" table:style-name="ce38">
            <text:p>764.903</text:p>
          </table:table-cell>
          <table:table-cell office:value-type="percentage" office:value="0.70060176958727949" table:style-name="ce39">
            <text:p>70,1%</text:p>
          </table:table-cell>
          <table:table-cell office:value-type="float" office:value="181588" table:style-name="ce38">
            <text:p>181.588</text:p>
          </table:table-cell>
          <table:table-cell office:value-type="percentage" office:value="0.13790568480848753" table:style-name="ce39">
            <text:p>13,8%</text:p>
          </table:table-cell>
          <table:table-cell office:value-type="float" office:value="176061" table:style-name="ce38">
            <text:p>176.061</text:p>
          </table:table-cell>
          <table:table-cell office:value-type="percentage" office:value="0.11841040682076656" table:style-name="ce39">
            <text:p>11,8%</text:p>
          </table:table-cell>
          <table:table-cell office:value-type="float" office:value="48557" table:style-name="ce38">
            <text:p>48.557</text:p>
          </table:table-cell>
          <table:table-cell office:value-type="percentage" office:value="8.7283126855959556E-2" table:style-name="ce39">
            <text:p>8,7%</text:p>
          </table:table-cell>
          <table:table-cell office:value-type="float" office:value="899" table:style-name="ce38">
            <text:p>899</text:p>
          </table:table-cell>
          <table:table-cell office:value-type="percentage" office:value="5.6235300005004251E-3" table:style-name="ce39">
            <text:p>0,6%</text:p>
          </table:table-cell>
          <table:table-cell office:value-type="float" office:value="2940765" table:style-name="ce38">
            <text:p>2.940.765</text:p>
          </table:table-cell>
          <table:table-cell office:value-type="float" office:value="6531658" table:style-name="ce38">
            <text:p>6.531.658</text:p>
          </table:table-cell>
          <table:table-cell office:value-type="percentage" office:value="0.45023254432488657" table:style-name="ce39">
            <text:p>45,0%</text:p>
          </table:table-cell>
          <table:table-cell table:number-columns-repeated="16364"/>
        </table:table-row>
        <table:table-row table:style-name="ro4">
          <table:table-cell office:value-type="string" table:style-name="ce37">
            <text:p>C. Valenciana</text:p>
          </table:table-cell>
          <table:table-cell office:value-type="float" office:value="293774" table:style-name="ce38">
            <text:p>293.774</text:p>
          </table:table-cell>
          <table:table-cell office:value-type="percentage" office:value="1" table:style-name="ce39">
            <text:p>100,0%</text:p>
          </table:table-cell>
          <table:table-cell office:value-type="float" office:value="426114" table:style-name="ce38">
            <text:p>426.114</text:p>
          </table:table-cell>
          <table:table-cell office:value-type="percentage" office:value="0.97316962878715207" table:style-name="ce39">
            <text:p>97,3%</text:p>
          </table:table-cell>
          <table:table-cell office:value-type="float" office:value="521237" table:style-name="ce38">
            <text:p>521.237</text:p>
          </table:table-cell>
          <table:table-cell office:value-type="percentage" office:value="0.89755789285173093" table:style-name="ce39">
            <text:p>89,8%</text:p>
          </table:table-cell>
          <table:table-cell office:value-type="float" office:value="488453" table:style-name="ce38">
            <text:p>488.453</text:p>
          </table:table-cell>
          <table:table-cell office:value-type="percentage" office:value="0.64925020004412937" table:style-name="ce39">
            <text:p>64,9%</text:p>
          </table:table-cell>
          <table:table-cell office:value-type="float" office:value="109833" table:style-name="ce38">
            <text:p>109.833</text:p>
          </table:table-cell>
          <table:table-cell office:value-type="percentage" office:value="0.12897433970417621" table:style-name="ce39">
            <text:p>12,9%</text:p>
          </table:table-cell>
          <table:table-cell office:value-type="float" office:value="107950" table:style-name="ce38">
            <text:p>107.950</text:p>
          </table:table-cell>
          <table:table-cell office:value-type="percentage" office:value="0.11805826686745868" table:style-name="ce39">
            <text:p>11,8%</text:p>
          </table:table-cell>
          <table:table-cell office:value-type="float" office:value="21629" table:style-name="ce38">
            <text:p>21.629</text:p>
          </table:table-cell>
          <table:table-cell office:value-type="percentage" office:value="6.1300781670700667E-2" table:style-name="ce39">
            <text:p>6,1%</text:p>
          </table:table-cell>
          <table:table-cell office:value-type="float" office:value="196" table:style-name="ce38">
            <text:p>196</text:p>
          </table:table-cell>
          <table:table-cell office:value-type="percentage" office:value="1.9020077827053149E-3" table:style-name="ce39">
            <text:p>0,2%</text:p>
          </table:table-cell>
          <table:table-cell office:value-type="float" office:value="1969186" table:style-name="ce38">
            <text:p>1.969.186</text:p>
          </table:table-cell>
          <table:table-cell office:value-type="float" office:value="4269305" table:style-name="ce38">
            <text:p>4.269.305</text:p>
          </table:table-cell>
          <table:table-cell office:value-type="percentage" office:value="0.46124275496831452" table:style-name="ce39">
            <text:p>46,1%</text:p>
          </table:table-cell>
          <table:table-cell table:number-columns-repeated="16364"/>
        </table:table-row>
        <table:table-row table:style-name="ro4">
          <table:table-cell office:value-type="string" table:style-name="ce37">
            <text:p>Extremadura</text:p>
          </table:table-cell>
          <table:table-cell office:value-type="float" office:value="77919" table:style-name="ce38">
            <text:p>77.919</text:p>
          </table:table-cell>
          <table:table-cell office:value-type="percentage" office:value="1" table:style-name="ce39">
            <text:p>100,0%</text:p>
          </table:table-cell>
          <table:table-cell office:value-type="float" office:value="95075" table:style-name="ce38">
            <text:p>95.075</text:p>
          </table:table-cell>
          <table:table-cell office:value-type="percentage" office:value="1" table:style-name="ce39">
            <text:p>100,0%</text:p>
          </table:table-cell>
          <table:table-cell office:value-type="float" office:value="125289" table:style-name="ce38">
            <text:p>125.289</text:p>
          </table:table-cell>
          <table:table-cell office:value-type="percentage" office:value="0.99993615170355232" table:style-name="ce39">
            <text:p>100,0%</text:p>
          </table:table-cell>
          <table:table-cell office:value-type="float" office:value="118998" table:style-name="ce38">
            <text:p>118.998</text:p>
          </table:table-cell>
          <table:table-cell office:value-type="percentage" office:value="0.70323137291981841" table:style-name="ce39">
            <text:p>70,3%</text:p>
          </table:table-cell>
          <table:table-cell office:value-type="float" office:value="26178" table:style-name="ce38">
            <text:p>26.178</text:p>
          </table:table-cell>
          <table:table-cell office:value-type="percentage" office:value="0.16413156607772078" table:style-name="ce39">
            <text:p>16,4%</text:p>
          </table:table-cell>
          <table:table-cell office:value-type="float" office:value="22484" table:style-name="ce38">
            <text:p>22.484</text:p>
          </table:table-cell>
          <table:table-cell office:value-type="percentage" office:value="0.1169312059245699" table:style-name="ce39">
            <text:p>11,7%</text:p>
          </table:table-cell>
          <table:table-cell office:value-type="float" office:value="2788" table:style-name="ce38">
            <text:p>2.788</text:p>
          </table:table-cell>
          <table:table-cell office:value-type="percentage" office:value="3.6641783198401848E-2" table:style-name="ce39">
            <text:p>3,7%</text:p>
          </table:table-cell>
          <table:table-cell office:value-type="float" office:value="74" table:style-name="ce38">
            <text:p>74</text:p>
          </table:table-cell>
          <table:table-cell office:value-type="percentage" office:value="3.5317138357275806E-3" table:style-name="ce39">
            <text:p>0,4%</text:p>
          </table:table-cell>
          <table:table-cell office:value-type="float" office:value="468805" table:style-name="ce38">
            <text:p>468.805</text:p>
          </table:table-cell>
          <table:table-cell office:value-type="float" office:value="911213" table:style-name="ce38">
            <text:p>911.213</text:p>
          </table:table-cell>
          <table:table-cell office:value-type="percentage" office:value="0.51448453874121636" table:style-name="ce39">
            <text:p>51,4%</text:p>
          </table:table-cell>
          <table:table-cell table:number-columns-repeated="16364"/>
        </table:table-row>
        <table:table-row table:style-name="ro4">
          <table:table-cell office:value-type="string" table:style-name="ce37">
            <text:p>Galicia</text:p>
          </table:table-cell>
          <table:table-cell office:value-type="float" office:value="239915" table:style-name="ce38">
            <text:p>239.915</text:p>
          </table:table-cell>
          <table:table-cell office:value-type="percentage" office:value="1" table:style-name="ce39">
            <text:p>100,0%</text:p>
          </table:table-cell>
          <table:table-cell office:value-type="float" office:value="285998" table:style-name="ce38">
            <text:p>285.998</text:p>
          </table:table-cell>
          <table:table-cell office:value-type="percentage" office:value="0.98701002892028633" table:style-name="ce39">
            <text:p>98,7%</text:p>
          </table:table-cell>
          <table:table-cell office:value-type="float" office:value="324633" table:style-name="ce38">
            <text:p>324.633</text:p>
          </table:table-cell>
          <table:table-cell office:value-type="percentage" office:value="0.93573864242333404" table:style-name="ce39">
            <text:p>93,6%</text:p>
          </table:table-cell>
          <table:table-cell office:value-type="float" office:value="294345" table:style-name="ce38">
            <text:p>294.345</text:p>
          </table:table-cell>
          <table:table-cell office:value-type="percentage" office:value="0.72518594985328499" table:style-name="ce39">
            <text:p>72,5%</text:p>
          </table:table-cell>
          <table:table-cell office:value-type="float" office:value="57080" table:style-name="ce38">
            <text:p>57.080</text:p>
          </table:table-cell>
          <table:table-cell office:value-type="percentage" office:value="0.12878451156420836" table:style-name="ce39">
            <text:p>12,9%</text:p>
          </table:table-cell>
          <table:table-cell office:value-type="float" office:value="48169" table:style-name="ce38">
            <text:p>48.169</text:p>
          </table:table-cell>
          <table:table-cell office:value-type="percentage" office:value="0.10805481590818851" table:style-name="ce39">
            <text:p>10,8%</text:p>
          </table:table-cell>
          <table:table-cell office:value-type="float" office:value="6570" table:style-name="ce38">
            <text:p>6.570</text:p>
          </table:table-cell>
          <table:table-cell office:value-type="percentage" office:value="4.3012864578218603E-2" table:style-name="ce39">
            <text:p>4,3%</text:p>
          </table:table-cell>
          <table:table-cell office:value-type="float" office:value="45" table:style-name="ce38">
            <text:p>45</text:p>
          </table:table-cell>
          <table:table-cell office:value-type="percentage" office:value="1.0224019630117689E-3" table:style-name="ce39">
            <text:p>0,1%</text:p>
          </table:table-cell>
          <table:table-cell office:value-type="float" office:value="1256755" table:style-name="ce38">
            <text:p>1.256.755</text:p>
          </table:table-cell>
          <table:table-cell office:value-type="float" office:value="2362643" table:style-name="ce38">
            <text:p>2.362.643</text:p>
          </table:table-cell>
          <table:table-cell office:value-type="percentage" office:value="0.53192759126114275" table:style-name="ce39">
            <text:p>53,2%</text:p>
          </table:table-cell>
          <table:table-cell table:number-columns-repeated="16364"/>
        </table:table-row>
        <table:table-row table:style-name="ro4">
          <table:table-cell office:value-type="string" table:style-name="ce37">
            <text:p>La Rioja</text:p>
          </table:table-cell>
          <table:table-cell office:value-type="float" office:value="23253" table:style-name="ce38">
            <text:p>23.253</text:p>
          </table:table-cell>
          <table:table-cell office:value-type="percentage" office:value="1" table:style-name="ce39">
            <text:p>100,0%</text:p>
          </table:table-cell>
          <table:table-cell office:value-type="float" office:value="28381" table:style-name="ce38">
            <text:p>28.381</text:p>
          </table:table-cell>
          <table:table-cell office:value-type="percentage" office:value="1" table:style-name="ce39">
            <text:p>100,0%</text:p>
          </table:table-cell>
          <table:table-cell office:value-type="float" office:value="35609" table:style-name="ce38">
            <text:p>35.609</text:p>
          </table:table-cell>
          <table:table-cell office:value-type="percentage" office:value="0.94408505222970462" table:style-name="ce39">
            <text:p>94,4%</text:p>
          </table:table-cell>
          <table:table-cell office:value-type="float" office:value="30513" table:style-name="ce38">
            <text:p>30.513</text:p>
          </table:table-cell>
          <table:table-cell office:value-type="percentage" office:value="0.64016868076535749" table:style-name="ce39">
            <text:p>64,0%</text:p>
          </table:table-cell>
          <table:table-cell office:value-type="float" office:value="7579" table:style-name="ce38">
            <text:p>7.579</text:p>
          </table:table-cell>
          <table:table-cell office:value-type="percentage" office:value="0.14314314314314314" table:style-name="ce39">
            <text:p>14,3%</text:p>
          </table:table-cell>
          <table:table-cell office:value-type="float" office:value="7382" table:style-name="ce38">
            <text:p>7.382</text:p>
          </table:table-cell>
          <table:table-cell office:value-type="percentage" office:value="0.135025882094712" table:style-name="ce39">
            <text:p>13,5%</text:p>
          </table:table-cell>
          <table:table-cell office:value-type="float" office:value="1506" table:style-name="ce38">
            <text:p>1.506</text:p>
          </table:table-cell>
          <table:table-cell office:value-type="percentage" office:value="7.1138403401039205E-2" table:style-name="ce39">
            <text:p>7,1%</text:p>
          </table:table-cell>
          <table:table-cell office:value-type="float" office:value="10" table:style-name="ce38">
            <text:p>10</text:p>
          </table:table-cell>
          <table:table-cell office:value-type="percentage" office:value="1.590836780146357E-3" table:style-name="ce39">
            <text:p>0,2%</text:p>
          </table:table-cell>
          <table:table-cell office:value-type="float" office:value="134233" table:style-name="ce38">
            <text:p>134.233</text:p>
          </table:table-cell>
          <table:table-cell office:value-type="float" office:value="270788" table:style-name="ce38">
            <text:p>270.788</text:p>
          </table:table-cell>
          <table:table-cell office:value-type="percentage" office:value="0.49571251310988668" table:style-name="ce39">
            <text:p>49,6%</text:p>
          </table:table-cell>
          <table:table-cell table:number-columns-repeated="16364"/>
        </table:table-row>
        <table:table-row table:style-name="ro4">
          <table:table-cell office:value-type="string" table:style-name="ce37">
            <text:p>Madrid</text:p>
          </table:table-cell>
          <table:table-cell office:value-type="float" office:value="369438" table:style-name="ce38">
            <text:p>369.438</text:p>
          </table:table-cell>
          <table:table-cell office:value-type="percentage" office:value="1" table:style-name="ce39">
            <text:p>100,0%</text:p>
          </table:table-cell>
          <table:table-cell office:value-type="float" office:value="501033" table:style-name="ce38">
            <text:p>501.033</text:p>
          </table:table-cell>
          <table:table-cell office:value-type="percentage" office:value="0.95238756009055636" table:style-name="ce39">
            <text:p>95,2%</text:p>
          </table:table-cell>
          <table:table-cell office:value-type="float" office:value="636355" table:style-name="ce38">
            <text:p>636.355</text:p>
          </table:table-cell>
          <table:table-cell office:value-type="percentage" office:value="0.90478343520686799" table:style-name="ce39">
            <text:p>90,5%</text:p>
          </table:table-cell>
          <table:table-cell office:value-type="float" office:value="655855" table:style-name="ce38">
            <text:p>655.855</text:p>
          </table:table-cell>
          <table:table-cell office:value-type="percentage" office:value="0.67420483293807565" table:style-name="ce39">
            <text:p>67,4%</text:p>
          </table:table-cell>
          <table:table-cell office:value-type="float" office:value="154669" table:style-name="ce38">
            <text:p>154.669</text:p>
          </table:table-cell>
          <table:table-cell office:value-type="percentage" office:value="0.13265252737846825" table:style-name="ce39">
            <text:p>13,3%</text:p>
          </table:table-cell>
          <table:table-cell office:value-type="float" office:value="171574" table:style-name="ce38">
            <text:p>171.574</text:p>
          </table:table-cell>
          <table:table-cell office:value-type="percentage" office:value="0.12730251393787942" table:style-name="ce39">
            <text:p>12,7%</text:p>
          </table:table-cell>
          <table:table-cell office:value-type="float" office:value="32840" table:style-name="ce38">
            <text:p>32.840</text:p>
          </table:table-cell>
          <table:table-cell office:value-type="percentage" office:value="6.8457170492541422E-2" table:style-name="ce39">
            <text:p>6,8%</text:p>
          </table:table-cell>
          <table:table-cell office:value-type="float" office:value="464" table:style-name="ce38">
            <text:p>464</text:p>
          </table:table-cell>
          <table:table-cell office:value-type="percentage" office:value="3.4152552976939666E-3" table:style-name="ce39">
            <text:p>0,3%</text:p>
          </table:table-cell>
          <table:table-cell office:value-type="float" office:value="2522228" table:style-name="ce38">
            <text:p>2.522.228</text:p>
          </table:table-cell>
          <table:table-cell office:value-type="float" office:value="5695623" table:style-name="ce38">
            <text:p>5.695.623</text:p>
          </table:table-cell>
          <table:table-cell office:value-type="percentage" office:value="0.44283619193194496" table:style-name="ce39">
            <text:p>44,3%</text:p>
          </table:table-cell>
          <table:table-cell table:number-columns-repeated="16364"/>
        </table:table-row>
        <table:table-row table:style-name="ro4">
          <table:table-cell office:value-type="string" table:style-name="ce37">
            <text:p>Murcia</text:p>
          </table:table-cell>
          <table:table-cell office:value-type="float" office:value="72991" table:style-name="ce38">
            <text:p>72.991</text:p>
          </table:table-cell>
          <table:table-cell office:value-type="percentage" office:value="1" table:style-name="ce39">
            <text:p>100,0%</text:p>
          </table:table-cell>
          <table:table-cell office:value-type="float" office:value="99571" table:style-name="ce38">
            <text:p>99.571</text:p>
          </table:table-cell>
          <table:table-cell office:value-type="percentage" office:value="0.96765760600200201" table:style-name="ce39">
            <text:p>96,8%</text:p>
          </table:table-cell>
          <table:table-cell office:value-type="float" office:value="128793" table:style-name="ce38">
            <text:p>128.793</text:p>
          </table:table-cell>
          <table:table-cell office:value-type="percentage" office:value="0.87668556725592028" table:style-name="ce39">
            <text:p>87,7%</text:p>
          </table:table-cell>
          <table:table-cell office:value-type="float" office:value="158111" table:style-name="ce38">
            <text:p>158.111</text:p>
          </table:table-cell>
          <table:table-cell office:value-type="percentage" office:value="0.74141407510222457" table:style-name="ce39">
            <text:p>74,1%</text:p>
          </table:table-cell>
          <table:table-cell office:value-type="float" office:value="32770" table:style-name="ce38">
            <text:p>32.770</text:p>
          </table:table-cell>
          <table:table-cell office:value-type="percentage" office:value="0.12893605133834599" table:style-name="ce39">
            <text:p>12,9%</text:p>
          </table:table-cell>
          <table:table-cell office:value-type="float" office:value="31672" table:style-name="ce38">
            <text:p>31.672</text:p>
          </table:table-cell>
          <table:table-cell office:value-type="percentage" office:value="0.10660096665185724" table:style-name="ce39">
            <text:p>10,7%</text:p>
          </table:table-cell>
          <table:table-cell office:value-type="float" office:value="7596" table:style-name="ce38">
            <text:p>7.596</text:p>
          </table:table-cell>
          <table:table-cell office:value-type="percentage" office:value="6.4011056148718687E-2" table:style-name="ce39">
            <text:p>6,4%</text:p>
          </table:table-cell>
          <table:table-cell office:value-type="float" office:value="143" table:style-name="ce38">
            <text:p>143</text:p>
          </table:table-cell>
          <table:table-cell office:value-type="percentage" office:value="4.119612814012445E-3" table:style-name="ce39">
            <text:p>0,4%</text:p>
          </table:table-cell>
          <table:table-cell office:value-type="float" office:value="531647" table:style-name="ce38">
            <text:p>531.647</text:p>
          </table:table-cell>
          <table:table-cell office:value-type="float" office:value="1237479" table:style-name="ce38">
            <text:p>1.237.479</text:p>
          </table:table-cell>
          <table:table-cell office:value-type="percentage" office:value="0.42962102791239287" table:style-name="ce39">
            <text:p>43,0%</text:p>
          </table:table-cell>
          <table:table-cell table:number-columns-repeated="16364"/>
        </table:table-row>
        <table:table-row table:style-name="ro4">
          <table:table-cell office:value-type="string" table:style-name="ce37">
            <text:p>Navarra</text:p>
          </table:table-cell>
          <table:table-cell office:value-type="float" office:value="42314" table:style-name="ce38">
            <text:p>42.314</text:p>
          </table:table-cell>
          <table:table-cell office:value-type="percentage" office:value="1" table:style-name="ce39">
            <text:p>100,0%</text:p>
          </table:table-cell>
          <table:table-cell office:value-type="float" office:value="55443" table:style-name="ce38">
            <text:p>55.443</text:p>
          </table:table-cell>
          <table:table-cell office:value-type="percentage" office:value="0.99374462288500143" table:style-name="ce39">
            <text:p>99,4%</text:p>
          </table:table-cell>
          <table:table-cell office:value-type="float" office:value="68228" table:style-name="ce38">
            <text:p>68.228</text:p>
          </table:table-cell>
          <table:table-cell office:value-type="percentage" office:value="0.92394778181030279" table:style-name="ce39">
            <text:p>92,4%</text:p>
          </table:table-cell>
          <table:table-cell office:value-type="float" office:value="77104" table:style-name="ce38">
            <text:p>77.104</text:p>
          </table:table-cell>
          <table:table-cell office:value-type="percentage" office:value="0.79740211388503945" table:style-name="ce39">
            <text:p>79,7%</text:p>
          </table:table-cell>
          <table:table-cell office:value-type="float" office:value="16866" table:style-name="ce38">
            <text:p>16.866</text:p>
          </table:table-cell>
          <table:table-cell office:value-type="percentage" office:value="0.15616377474491214" table:style-name="ce39">
            <text:p>15,6%</text:p>
          </table:table-cell>
          <table:table-cell office:value-type="float" office:value="15420" table:style-name="ce38">
            <text:p>15.420</text:p>
          </table:table-cell>
          <table:table-cell office:value-type="percentage" office:value="0.13405664806217724" table:style-name="ce39">
            <text:p>13,4%</text:p>
          </table:table-cell>
          <table:table-cell office:value-type="float" office:value="3735" table:style-name="ce38">
            <text:p>3.735</text:p>
          </table:table-cell>
          <table:table-cell office:value-type="percentage" office:value="7.7002370889599006E-2" table:style-name="ce39">
            <text:p>7,7%</text:p>
          </table:table-cell>
          <table:table-cell office:value-type="float" office:value="11" table:style-name="ce38">
            <text:p>11</text:p>
          </table:table-cell>
          <table:table-cell office:value-type="percentage" office:value="7.9102545663742275E-4" table:style-name="ce39">
            <text:p>0,1%</text:p>
          </table:table-cell>
          <table:table-cell office:value-type="float" office:value="279121" table:style-name="ce38">
            <text:p>279.121</text:p>
          </table:table-cell>
          <table:table-cell office:value-type="float" office:value="552935" table:style-name="ce38">
            <text:p>552.935</text:p>
          </table:table-cell>
          <table:table-cell office:value-type="percentage" office:value="0.5047989365838661" table:style-name="ce39">
            <text:p>50,5%</text:p>
          </table:table-cell>
          <table:table-cell table:number-columns-repeated="16364"/>
        </table:table-row>
        <table:table-row table:style-name="ro4">
          <table:table-cell office:value-type="string" table:style-name="ce37">
            <text:p>País Vasco</text:p>
          </table:table-cell>
          <table:table-cell office:value-type="float" office:value="161684" table:style-name="ce38">
            <text:p>161.684</text:p>
          </table:table-cell>
          <table:table-cell office:value-type="percentage" office:value="1" table:style-name="ce39">
            <text:p>100,0%</text:p>
          </table:table-cell>
          <table:table-cell office:value-type="float" office:value="209438" table:style-name="ce38">
            <text:p>209.438</text:p>
          </table:table-cell>
          <table:table-cell office:value-type="percentage" office:value="0.98290321520923973" table:style-name="ce39">
            <text:p>98,3%</text:p>
          </table:table-cell>
          <table:table-cell office:value-type="float" office:value="264208" table:style-name="ce38">
            <text:p>264.208</text:p>
          </table:table-cell>
          <table:table-cell office:value-type="percentage" office:value="0.94319914036534469" table:style-name="ce39">
            <text:p>94,3%</text:p>
          </table:table-cell>
          <table:table-cell office:value-type="float" office:value="216773" table:style-name="ce38">
            <text:p>216.773</text:p>
          </table:table-cell>
          <table:table-cell office:value-type="percentage" office:value="0.63761077955273449" table:style-name="ce39">
            <text:p>63,8%</text:p>
          </table:table-cell>
          <table:table-cell office:value-type="float" office:value="45152" table:style-name="ce38">
            <text:p>45.152</text:p>
          </table:table-cell>
          <table:table-cell office:value-type="percentage" office:value="0.12468347264678999" table:style-name="ce39">
            <text:p>12,5%</text:p>
          </table:table-cell>
          <table:table-cell office:value-type="float" office:value="46516" table:style-name="ce38">
            <text:p>46.516</text:p>
          </table:table-cell>
          <table:table-cell office:value-type="percentage" office:value="0.12824358451240089" table:style-name="ce39">
            <text:p>12,8%</text:p>
          </table:table-cell>
          <table:table-cell office:value-type="float" office:value="12002" table:style-name="ce38">
            <text:p>12.002</text:p>
          </table:table-cell>
          <table:table-cell office:value-type="percentage" office:value="8.5531238642275326E-2" table:style-name="ce39">
            <text:p>8,6%</text:p>
          </table:table-cell>
          <table:table-cell office:value-type="float" office:value="45" table:style-name="ce38">
            <text:p>45</text:p>
          </table:table-cell>
          <table:table-cell office:value-type="percentage" office:value="1.0759372609028309E-3" table:style-name="ce39">
            <text:p>0,1%</text:p>
          </table:table-cell>
          <table:table-cell office:value-type="float" office:value="955818" table:style-name="ce38">
            <text:p>955.818</text:p>
          </table:table-cell>
          <table:table-cell office:value-type="float" office:value="1898123" table:style-name="ce38">
            <text:p>1.898.123</text:p>
          </table:table-cell>
          <table:table-cell office:value-type="percentage" office:value="0.50355956911116928" table:style-name="ce39">
            <text:p>50,4%</text:p>
          </table:table-cell>
          <table:table-cell table:number-columns-repeated="16364"/>
        </table:table-row>
        <table:table-row table:style-name="ro4">
          <table:table-cell office:value-type="string" table:style-name="ce37">
            <text:p>Ceuta</text:p>
          </table:table-cell>
          <table:table-cell office:value-type="float" office:value="2343" table:style-name="ce38">
            <text:p>2.343</text:p>
          </table:table-cell>
          <table:table-cell office:value-type="percentage" office:value="0.89942418426103643" table:style-name="ce39">
            <text:p>89,9%</text:p>
          </table:table-cell>
          <table:table-cell office:value-type="float" office:value="3731" table:style-name="ce38">
            <text:p>3.731</text:p>
          </table:table-cell>
          <table:table-cell office:value-type="percentage" office:value="0.8640574339972209" table:style-name="ce39">
            <text:p>86,4%</text:p>
          </table:table-cell>
          <table:table-cell office:value-type="float" office:value="6730" table:style-name="ce38">
            <text:p>6.730</text:p>
          </table:table-cell>
          <table:table-cell office:value-type="percentage" office:value="0.85656102838233428" table:style-name="ce39">
            <text:p>85,7%</text:p>
          </table:table-cell>
          <table:table-cell office:value-type="float" office:value="9030" table:style-name="ce38">
            <text:p>9.030</text:p>
          </table:table-cell>
          <table:table-cell office:value-type="percentage" office:value="0.78141225337487019" table:style-name="ce39">
            <text:p>78,1%</text:p>
          </table:table-cell>
          <table:table-cell office:value-type="float" office:value="6811" table:style-name="ce38">
            <text:p>6.811</text:p>
          </table:table-cell>
          <table:table-cell office:value-type="percentage" office:value="0.53875968992248058" table:style-name="ce39">
            <text:p>53,9%</text:p>
          </table:table-cell>
          <table:table-cell office:value-type="float" office:value="2007" table:style-name="ce38">
            <text:p>2.007</text:p>
          </table:table-cell>
          <table:table-cell office:value-type="percentage" office:value="0.11518595041322315" table:style-name="ce39">
            <text:p>11,5%</text:p>
          </table:table-cell>
          <table:table-cell office:value-type="float" office:value="546" table:style-name="ce38">
            <text:p>546</text:p>
          </table:table-cell>
          <table:table-cell office:value-type="percentage" office:value="7.2022160664819951E-2" table:style-name="ce39">
            <text:p>7,2%</text:p>
          </table:table-cell>
          <table:table-cell office:value-type="float" office:value="8" table:style-name="ce38">
            <text:p>8</text:p>
          </table:table-cell>
          <table:table-cell office:value-type="percentage" office:value="3.6781609195402297E-3" table:style-name="ce39">
            <text:p>0,4%</text:p>
          </table:table-cell>
          <table:table-cell office:value-type="float" office:value="31206" table:style-name="ce38">
            <text:p>31.206</text:p>
          </table:table-cell>
          <table:table-cell office:value-type="float" office:value="66158" table:style-name="ce38">
            <text:p>66.158</text:p>
          </table:table-cell>
          <table:table-cell office:value-type="percentage" office:value="0.47168898697058559" table:style-name="ce39">
            <text:p>47,2%</text:p>
          </table:table-cell>
          <table:table-cell table:number-columns-repeated="16364"/>
        </table:table-row>
        <table:table-row table:style-name="ro4">
          <table:table-cell office:value-type="string" table:style-name="ce37">
            <text:p>Melilla</text:p>
          </table:table-cell>
          <table:table-cell office:value-type="float" office:value="1920" table:style-name="ce38">
            <text:p>1.920</text:p>
          </table:table-cell>
          <table:table-cell office:value-type="percentage" office:value="0.81736909323116225" table:style-name="ce39">
            <text:p>81,7%</text:p>
          </table:table-cell>
          <table:table-cell office:value-type="float" office:value="3120" table:style-name="ce38">
            <text:p>3.120</text:p>
          </table:table-cell>
          <table:table-cell office:value-type="percentage" office:value="0.8324439701173959" table:style-name="ce39">
            <text:p>83,2%</text:p>
          </table:table-cell>
          <table:table-cell office:value-type="float" office:value="6147" table:style-name="ce38">
            <text:p>6.147</text:p>
          </table:table-cell>
          <table:table-cell office:value-type="percentage" office:value="0.78535837485626681" table:style-name="ce39">
            <text:p>78,5%</text:p>
          </table:table-cell>
          <table:table-cell office:value-type="float" office:value="8037" table:style-name="ce38">
            <text:p>8.037</text:p>
          </table:table-cell>
          <table:table-cell office:value-type="percentage" office:value="0.71130188512257719" table:style-name="ce39">
            <text:p>71,1%</text:p>
          </table:table-cell>
          <table:table-cell office:value-type="float" office:value="7462" table:style-name="ce38">
            <text:p>7.462</text:p>
          </table:table-cell>
          <table:table-cell office:value-type="percentage" office:value="0.62172971171471425" table:style-name="ce39">
            <text:p>62,2%</text:p>
          </table:table-cell>
          <table:table-cell office:value-type="float" office:value="2005" table:style-name="ce38">
            <text:p>2.005</text:p>
          </table:table-cell>
          <table:table-cell office:value-type="percentage" office:value="0.11081633781020284" table:style-name="ce39">
            <text:p>11,1%</text:p>
          </table:table-cell>
          <table:table-cell office:value-type="float" office:value="315" table:style-name="ce38">
            <text:p>315</text:p>
          </table:table-cell>
          <table:table-cell office:value-type="percentage" office:value="3.6902530459231489E-2" table:style-name="ce39">
            <text:p>3,7%</text:p>
          </table:table-cell>
          <table:table-cell office:value-type="float" office:value="7" table:style-name="ce38">
            <text:p>7</text:p>
          </table:table-cell>
          <table:table-cell office:value-type="percentage" office:value="3.0120481927710845E-3" table:style-name="ce39">
            <text:p>0,3%</text:p>
          </table:table-cell>
          <table:table-cell office:value-type="float" office:value="29013" table:style-name="ce38">
            <text:p>29.013</text:p>
          </table:table-cell>
          <table:table-cell office:value-type="float" office:value="66178" table:style-name="ce38">
            <text:p>66.178</text:p>
          </table:table-cell>
          <table:table-cell office:value-type="percentage" office:value="0.43840853455831241" table:style-name="ce39">
            <text:p>43,8%</text:p>
          </table:table-cell>
          <table:table-cell table:number-columns-repeated="16364"/>
        </table:table-row>
        <table:table-row table:style-name="ro4">
          <table:table-cell office:value-type="string" table:style-name="ce40">
            <text:p>Fuerzas Armadas</text:p>
          </table:table-cell>
          <table:table-cell office:value-type="float" office:value="29" table:style-name="ce41">
            <text:p>29</text:p>
          </table:table-cell>
          <table:table-cell office:value-type="string" table:style-name="ce42">
            <text:p>-</text:p>
          </table:table-cell>
          <table:table-cell office:value-type="float" office:value="13" table:style-name="ce41">
            <text:p>13</text:p>
          </table:table-cell>
          <table:table-cell office:value-type="string" table:style-name="ce42">
            <text:p>-</text:p>
          </table:table-cell>
          <table:table-cell office:value-type="float" office:value="3284" table:style-name="ce41">
            <text:p>3.284</text:p>
          </table:table-cell>
          <table:table-cell office:value-type="string" table:style-name="ce42">
            <text:p>-</text:p>
          </table:table-cell>
          <table:table-cell office:value-type="float" office:value="8384" table:style-name="ce41">
            <text:p>8.384</text:p>
          </table:table-cell>
          <table:table-cell office:value-type="string" table:style-name="ce42">
            <text:p>-</text:p>
          </table:table-cell>
          <table:table-cell office:value-type="float" office:value="17740" table:style-name="ce41">
            <text:p>17.740</text:p>
          </table:table-cell>
          <table:table-cell office:value-type="string" table:style-name="ce42">
            <text:p>-</text:p>
          </table:table-cell>
          <table:table-cell office:value-type="float" office:value="34159" table:style-name="ce41">
            <text:p>34.159</text:p>
          </table:table-cell>
          <table:table-cell office:value-type="string" table:style-name="ce42">
            <text:p>-</text:p>
          </table:table-cell>
          <table:table-cell office:value-type="float" office:value="8097" table:style-name="ce41">
            <text:p>8.097</text:p>
          </table:table-cell>
          <table:table-cell office:value-type="string" table:style-name="ce42">
            <text:p>-</text:p>
          </table:table-cell>
          <table:table-cell office:value-type="float" office:value="13" table:style-name="ce41">
            <text:p>13</text:p>
          </table:table-cell>
          <table:table-cell office:value-type="string" table:style-name="ce42">
            <text:p>-</text:p>
          </table:table-cell>
          <table:table-cell office:value-type="float" office:value="71719" table:style-name="ce41">
            <text:p>71.719</text:p>
          </table:table-cell>
          <table:table-cell office:value-type="string" table:style-name="ce41">
            <text:p>-</text:p>
          </table:table-cell>
          <table:table-cell office:value-type="string" table:style-name="ce42">
            <text:p>-</text:p>
          </table:table-cell>
          <table:table-cell table:number-columns-repeated="16364" table:style-name="ce43"/>
        </table:table-row>
        <table:table-row table:style-name="ro7">
          <table:table-cell office:value-type="string" table:style-name="ce44">
            <text:p>Total España</text:p>
          </table:table-cell>
          <table:table-cell office:value-type="float" office:value="2905898" table:style-name="ce45">
            <text:p>2.905.898</text:p>
          </table:table-cell>
          <table:table-cell office:value-type="percentage" office:value="1" table:style-name="ce46">
            <text:p>100,0%</text:p>
          </table:table-cell>
          <table:table-cell office:value-type="float" office:value="3864217" table:style-name="ce45">
            <text:p>3.864.217</text:p>
          </table:table-cell>
          <table:table-cell office:value-type="percentage" office:value="0.97580128508640684" table:style-name="ce46">
            <text:p>97,6%</text:p>
          </table:table-cell>
          <table:table-cell office:value-type="float" office:value="4820002" table:style-name="ce45">
            <text:p>4.820.002</text:p>
          </table:table-cell>
          <table:table-cell office:value-type="percentage" office:value="0.90313184257931345" table:style-name="ce46">
            <text:p>90,3%</text:p>
          </table:table-cell>
          <table:table-cell office:value-type="float" office:value="4906872" table:style-name="ce45">
            <text:p>4.906.872</text:p>
          </table:table-cell>
          <table:table-cell office:value-type="percentage" office:value="0.69766223736035371" table:style-name="ce46">
            <text:p>69,8%</text:p>
          </table:table-cell>
          <table:table-cell office:value-type="float" office:value="1222759" table:style-name="ce45">
            <text:p>1.222.759</text:p>
          </table:table-cell>
          <table:table-cell office:value-type="percentage" office:value="0.15494168140676762" table:style-name="ce46">
            <text:p>15,5%</text:p>
          </table:table-cell>
          <table:table-cell office:value-type="float" office:value="1085544" table:style-name="ce45">
            <text:p>1.085.544</text:p>
          </table:table-cell>
          <table:table-cell office:value-type="percentage" office:value="0.12315608047580452" table:style-name="ce46">
            <text:p>12,3%</text:p>
          </table:table-cell>
          <table:table-cell office:value-type="float" office:value="229872" table:style-name="ce45">
            <text:p>229.872</text:p>
          </table:table-cell>
          <table:table-cell office:value-type="percentage" office:value="6.9441461330230284E-2" table:style-name="ce46">
            <text:p>6,9%</text:p>
          </table:table-cell>
          <table:table-cell office:value-type="float" office:value="2971" table:style-name="ce45">
            <text:p>2.971</text:p>
          </table:table-cell>
          <table:table-cell office:value-type="percentage" office:value="3.1305022185366613E-3" table:style-name="ce46">
            <text:p>0,3%</text:p>
          </table:table-cell>
          <table:table-cell office:value-type="float" office:value="19038135" table:style-name="ce45">
            <text:p>19.038.135</text:p>
          </table:table-cell>
          <table:table-cell office:value-type="float" office:value="40129822" table:style-name="ce45">
            <text:p>40.129.822</text:p>
          </table:table-cell>
          <table:table-cell office:value-type="percentage" office:value="0.4744136418048403" table:style-name="ce46">
            <text:p>47,4%</text:p>
          </table:table-cell>
          <table:table-cell table:number-columns-repeated="16364"/>
        </table:table-row>
        <table:table-row table:style-name="ro4">
          <table:table-cell table:number-columns-repeated="16384"/>
        </table:table-row>
        <table:table-row table:style-name="ro9">
          <table:table-cell table:number-columns-spanned="7" table:number-rows-spanned="1" table:style-name="ce17"/>
          <table:covered-table-cell table:number-columns-repeated="6"/>
          <table:table-cell table:style-name="ce21"/>
          <table:table-cell table:style-name="ce47"/>
          <table:table-cell table:style-name="ce21"/>
          <table:table-cell table:style-name="ce47"/>
          <table:table-cell table:style-name="ce43"/>
          <table:table-cell table:style-name="ce47"/>
          <table:table-cell table:style-name="ce21"/>
          <table:table-cell table:style-name="ce47"/>
          <table:table-cell table:number-columns-repeated="2" table:style-name="ce21"/>
          <table:table-cell table:style-name="ce47"/>
          <table:table-cell table:number-columns-repeated="16366" table:style-name="ce21"/>
        </table:table-row>
        <table:table-row table:number-rows-repeated="1048552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percentage-style style:name="N36">
      <number:number number:decimal-places="1" number:min-integer-digits="1"/>
      <number:text>%</number:text>
    </number:percentage-style>
    <style:style style:name="Hiperv_237_nculo_32_3" style:display-name="Hipervínculo 3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4" style:display-name="Normal 4" style:family="table-cell" style:data-style-name="N0">
      <style:table-cell-properties style:vertical-align="automatic" fo:background-color="transparent"/>
      <style:text-properties fo:color="#000000"/>
    </style:style>
    <style:style style:name="Porcentaje" style:family="table-cell" style:data-style-name="N13"/>
    <style:style style:name="Porcentaje_32_2" style:display-name="Porcentaje 2" style:family="table-cell" style:data-style-name="N13"/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giv</meta:initial-creator>
    <dc:creator>Ferrer Orduz. Jesús Santiago</dc:creator>
    <meta:creation-date>2021-06-04T14:47:53Z</meta:creation-date>
    <dc:date>2021-06-04T14:48:26Z</dc:date>
  </office:meta>
</office:document-meta>
</file>